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4589"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b4a8"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4589" officeooo:paragraph-rsid="00104589"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d847" officeooo:paragraph-rsid="0010d847"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74bb4" officeooo:paragraph-rsid="00199fb7"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font-weight="normal" fo:background-color="transparent" style:font-style-asian="normal" style:font-weight-asian="normal" style:font-style-complex="normal" style:font-weight-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Text_20_body">
      <style:paragraph-properties fo:text-align="justify" style:justify-single-word="false"/>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language="en" fo:country="US"/>
    </style:style>
    <style:style style:name="P133" style:family="paragraph" style:parent-style-name="Text_20_body">
      <loext:graphic-properties draw:fill="solid" draw:fill-color="#eeeeee" draw:opacity="100%"/>
      <style:paragraph-properties fo:background-color="#eeeee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justify"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Footnote">
      <style:paragraph-properties fo:margin-left="0in" fo:margin-right="0in" fo:text-indent="0in" style:auto-text-indent="false"/>
      <style:text-properties fo:language="en" fo:country="US"/>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Text_20_body">
      <style:paragraph-properties fo:margin-top="0in" fo:margin-bottom="0.0835in" loext:contextual-spacing="false" fo:text-align="justify" style:justify-single-word="false"/>
      <style:text-properties fo:language="en" fo:country="US"/>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8" style:family="paragraph" style:parent-style-name="Standard">
      <style:text-properties fo:font-style="italic" style:font-style-asian="italic" style:font-style-complex="italic"/>
    </style:style>
    <style:style style:name="P15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60" style:family="paragraph" style:parent-style-name="Text_20_body" style:list-style-name="L1">
      <style:paragraph-properties fo:text-align="justify" style:justify-single-word="false"/>
    </style:style>
    <style:style style:name="P161" style:family="paragraph" style:parent-style-name="Text_20_body" style:list-style-name="L1">
      <style:paragraph-properties fo:text-align="justify" style:justify-single-word="false"/>
      <style:text-properties fo:language="ru" fo:country="RU"/>
    </style:style>
    <style:style style:name="P162" style:family="paragraph" style:parent-style-name="Text_20_body" style:list-style-name="L2">
      <style:paragraph-properties fo:text-align="justify" style:justify-single-word="false"/>
      <style:text-properties fo:language="ru" fo:country="RU"/>
    </style:style>
    <style:style style:name="P16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34936" officeooo:paragraph-rsid="00234936"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38bcd" officeooo:paragraph-rsid="00238bcd"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d847" officeooo:paragraph-rsid="001abb7f" style:font-style-asian="normal" style:font-style-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d847" officeooo:paragraph-rsid="001e6fa5"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d847" officeooo:paragraph-rsid="001edfb6"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bb7f" officeooo:paragraph-rsid="001abb7f"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d847" officeooo:paragraph-rsid="0020ce06" style:font-style-asian="normal" style:font-weight-asian="normal" style:font-style-complex="normal" style:font-weight-complex="normal"/>
    </style:style>
    <style:style style:name="P1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d847" officeooo:paragraph-rsid="00226a2a" style:font-style-asian="normal" style:font-weight-asian="normal" style:font-style-complex="normal" style:font-weight-complex="normal"/>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d847" officeooo:paragraph-rsid="00238bcd" style:font-style-asian="normal" style:font-weight-asian="normal" style:font-style-complex="normal" style:font-weight-complex="normal"/>
    </style:style>
    <style:style style:name="P1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d847" officeooo:paragraph-rsid="00329ecc" style:font-style-asian="normal" style:font-weight-asian="normal" style:font-style-complex="normal" style:font-weight-complex="normal"/>
    </style:style>
    <style:style style:name="P1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d847" officeooo:paragraph-rsid="0034efb4" style:font-style-asian="normal" style:font-weight-asian="normal" style:font-style-complex="normal" style:font-weight-complex="normal"/>
    </style:style>
    <style:style style:name="P1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d847" officeooo:paragraph-rsid="00379121" style:font-style-asian="normal" style:font-weight-asian="normal" style:font-style-complex="normal" style:font-weight-complex="normal"/>
    </style:style>
    <style:style style:name="P1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f0cb" officeooo:paragraph-rsid="0021f0cb" style:font-style-asian="normal" style:font-weight-asian="normal" style:font-style-complex="normal" style:font-weight-complex="normal"/>
    </style:style>
    <style:style style:name="P1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6a2a" officeooo:paragraph-rsid="00226a2a" style:font-style-asian="normal" style:font-weight-asian="normal" style:font-style-complex="normal" style:font-weight-complex="normal"/>
    </style:style>
    <style:style style:name="P1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c9d8" officeooo:paragraph-rsid="00276232" style:font-style-asian="normal" style:font-weight-asian="normal" style:font-style-complex="normal" style:font-weight-complex="normal"/>
    </style:style>
    <style:style style:name="P1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c9d8" officeooo:paragraph-rsid="003acbf9" style:font-style-asian="normal" style:font-weight-asian="normal" style:font-style-complex="normal" style:font-weight-complex="normal"/>
    </style:style>
    <style:style style:name="P1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4efb4" officeooo:paragraph-rsid="0034efb4" style:font-style-asian="normal" style:font-weight-asian="normal" style:font-style-complex="normal" style:font-weight-complex="normal"/>
    </style:style>
    <style:style style:name="P1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79121" officeooo:paragraph-rsid="00379121" style:font-style-asian="normal" style:font-weight-asian="normal" style:font-style-complex="normal" style:font-weight-complex="normal"/>
    </style:style>
    <style:style style:name="P1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1f0cb" officeooo:paragraph-rsid="0021f0cb" style:font-style-asian="italic" style:font-weight-asian="normal" style:font-style-complex="italic" style:font-weight-complex="normal"/>
    </style:style>
    <style:style style:name="P1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26a2a" officeooo:paragraph-rsid="00226a2a" style:font-style-asian="italic" style:font-weight-asian="normal" style:font-style-complex="italic" style:font-weight-complex="normal"/>
    </style:style>
    <style:style style:name="P1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edfb6" officeooo:paragraph-rsid="001edfb6" style:font-style-asian="italic" style:font-style-complex="italic"/>
    </style:style>
    <style:style style:name="P18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rsid="0028e049" officeooo:paragraph-rsid="0028e049"/>
    </style:style>
    <style:style style:name="P191"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92"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93" style:family="paragraph" style:parent-style-name="Heading_20_2">
      <style:text-properties fo:language="en" fo:country="US"/>
    </style:style>
    <style:style style:name="P194" style:family="paragraph" style:parent-style-name="Heading_20_2">
      <style:text-properties fo:language="ru" fo:country="RU"/>
    </style:style>
    <style:style style:name="P195" style:family="paragraph" style:parent-style-name="Heading_20_2">
      <style:paragraph-properties fo:text-align="justify" style:justify-single-word="false"/>
    </style:style>
    <style:style style:name="P196" style:family="paragraph" style:parent-style-name="Heading_20_2">
      <loext:graphic-properties draw:fill="solid" draw:fill-color="#eeeeee" draw:opacity="100%"/>
      <style:paragraph-properties fo:background-color="#eeeeee"/>
    </style:style>
    <style:style style:name="P197" style:family="paragraph" style:parent-style-name="Heading_20_1">
      <style:paragraph-properties fo:margin-left="0in" fo:margin-right="0in" fo:text-align="center" style:justify-single-word="false" fo:text-indent="0.1965in" style:auto-text-indent="false"/>
    </style:style>
    <style:style style:name="P198" style:family="paragraph" style:parent-style-name="First_20_line_20_indent">
      <style:paragraph-properties fo:text-align="justify" style:justify-single-word="false"/>
      <style:text-properties fo:language="ru" fo:country="RU"/>
    </style:style>
    <style:style style:name="P19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officeooo:rsid="00226a2a"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0f5723"/>
    </style:style>
    <style:style style:name="T13" style:family="text">
      <style:text-properties fo:language="ru" fo:country="RU" officeooo:rsid="00104589"/>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104589"/>
    </style:style>
    <style:style style:name="T22" style:family="text">
      <style:text-properties fo:language="en" fo:country="US" officeooo:rsid="0010b4a8"/>
    </style:style>
    <style:style style:name="T23" style:family="text">
      <style:text-properties fo:language="en" fo:country="US" officeooo:rsid="00135804"/>
    </style:style>
    <style:style style:name="T24" style:family="text">
      <style:text-properties fo:language="en" fo:country="US" officeooo:rsid="00152b09"/>
    </style:style>
    <style:style style:name="T25" style:family="text">
      <style:text-properties fo:language="en" fo:country="US" officeooo:rsid="0017e87c"/>
    </style:style>
    <style:style style:name="T26" style:family="text">
      <style:text-properties fo:language="en" fo:country="US" officeooo:rsid="0018bddf"/>
    </style:style>
    <style:style style:name="T27" style:family="text">
      <style:text-properties fo:language="en" fo:country="US" officeooo:rsid="001abb7f"/>
    </style:style>
    <style:style style:name="T28" style:family="text">
      <style:text-properties fo:language="en" fo:country="US" officeooo:rsid="001e6fa5"/>
    </style:style>
    <style:style style:name="T29" style:family="text">
      <style:text-properties fo:language="en" fo:country="US" officeooo:rsid="001edfb6"/>
    </style:style>
    <style:style style:name="T30" style:family="text">
      <style:text-properties fo:language="en" fo:country="US" officeooo:rsid="0020ce06"/>
    </style:style>
    <style:style style:name="T31" style:family="text">
      <style:text-properties fo:language="en" fo:country="US" officeooo:rsid="0021f0cb"/>
    </style:style>
    <style:style style:name="T32" style:family="text">
      <style:text-properties fo:language="en" fo:country="US" officeooo:rsid="00226a2a"/>
    </style:style>
    <style:style style:name="T33" style:family="text">
      <style:text-properties fo:language="en" fo:country="US" officeooo:rsid="0023839e"/>
    </style:style>
    <style:style style:name="T34" style:family="text">
      <style:text-properties fo:language="en" fo:country="US" officeooo:rsid="00238bcd"/>
    </style:style>
    <style:style style:name="T35" style:family="text">
      <style:text-properties fo:language="en" fo:country="US" officeooo:rsid="0030c2b5"/>
    </style:style>
    <style:style style:name="T36" style:family="text">
      <style:text-properties fo:language="en" fo:country="US" officeooo:rsid="0036fd56"/>
    </style:style>
    <style:style style:name="T37" style:family="text">
      <style:text-properties fo:language="en" fo:country="US" officeooo:rsid="00370b12"/>
    </style:style>
    <style:style style:name="T38" style:family="text">
      <style:text-properties fo:language="en" fo:country="US" officeooo:rsid="00379121"/>
    </style:style>
    <style:style style:name="T39" style:family="text">
      <style:text-properties fo:language="en" fo:country="US" officeooo:rsid="00380c11"/>
    </style:style>
    <style:style style:name="T40" style:family="text">
      <style:text-properties fo:language="en" fo:country="US" officeooo:rsid="00384844"/>
    </style:style>
    <style:style style:name="T41" style:family="text">
      <style:text-properties fo:language="en" fo:country="US" officeooo:rsid="0038ed7a"/>
    </style:style>
    <style:style style:name="T42" style:family="text">
      <style:text-properties fo:language="en" fo:country="US" officeooo:rsid="003c4b30"/>
    </style:style>
    <style:style style:name="T43" style:family="text">
      <style:text-properties fo:color="#ff3333"/>
    </style:style>
    <style:style style:name="T44" style:family="text">
      <style:text-properties fo:color="#ff3333" fo:language="ru" fo:country="RU"/>
    </style:style>
    <style:style style:name="T45" style:family="text">
      <style:text-properties fo:font-style="italic"/>
    </style:style>
    <style:style style:name="T46" style:family="text">
      <style:text-properties fo:font-style="italic"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color="#800000"/>
    </style:style>
    <style:style style:name="T49" style:family="text">
      <style:text-properties fo:color="#800000" fo:language="ru" fo:country="RU"/>
    </style:style>
    <style:style style:name="T50" style:family="text">
      <style:text-properties fo:color="#800000" fo:language="ru" fo:country="RU" fo:font-style="normal" style:font-style-asian="normal" style:font-style-complex="normal"/>
    </style:style>
    <style:style style:name="T51"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fo:color="#800000" fo:language="en" fo:country="US"/>
    </style:style>
    <style:style style:name="T53"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54" style:family="text">
      <style:text-properties fo:color="#ff6600"/>
    </style:style>
    <style:style style:name="T55" style:family="text">
      <style:text-properties fo:color="#ff6600" fo:language="ru" fo:country="RU"/>
    </style:style>
    <style:style style:name="T56" style:family="text">
      <style:text-properties fo:font-weight="bold"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style:use-window-font-color="true"/>
    </style:style>
    <style:style style:name="T59" style:family="text">
      <style:text-properties style:use-window-font-color="true" fo:language="ru" fo:country="RU"/>
    </style:style>
    <style:style style:name="T60" style:family="text">
      <style:text-properties style:use-window-font-color="true" fo:language="ru" fo:country="RU" fo:font-style="normal" style:font-style-asian="normal" style:font-style-complex="normal"/>
    </style:style>
    <style:style style:name="T61" style:family="text">
      <style:text-properties style:use-window-font-color="true" fo:language="ru" fo:country="RU" fo:font-style="normal" fo:font-weight="normal" style:font-style-asian="normal" style:font-weight-asian="normal" style:font-style-complex="normal" style:font-weight-complex="normal"/>
    </style:style>
    <style:style style:name="T6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63" style:family="text">
      <style:text-properties style:use-window-font-color="true" fo:language="ru" fo:country="RU" fo:font-style="normal" fo:background-color="transparent" loext:char-shading-value="0" style:font-style-asian="normal" style:font-style-complex="normal"/>
    </style:style>
    <style:style style:name="T64" style:family="text">
      <style:text-properties style:use-window-font-color="true" fo:language="ru" fo:country="RU" fo:font-style="italic" style:font-style-asian="italic" style:font-style-complex="italic"/>
    </style:style>
    <style:style style:name="T65" style:family="text">
      <style:text-properties style:use-window-font-color="true" fo:language="ru" fo:country="RU" fo:font-style="italic" fo:font-weight="normal" style:font-style-asian="italic" style:font-weight-asian="normal" style:font-style-complex="italic" style:font-weight-complex="normal"/>
    </style:style>
    <style:style style:name="T66" style:family="text">
      <style:text-properties style:use-window-font-color="true" fo:language="ru" fo:country="RU" fo:font-weight="normal" style:font-weight-asian="normal" style:font-weight-complex="normal"/>
    </style:style>
    <style:style style:name="T67" style:family="text">
      <style:text-properties style:use-window-font-color="true" fo:language="ru" fo:country="RU" fo:background-color="transparent" loext:char-shading-value="0"/>
    </style:style>
    <style:style style:name="T68" style:family="text">
      <style:text-properties style:use-window-font-color="true" fo:language="en" fo:country="US"/>
    </style:style>
    <style:style style:name="T69" style:family="text">
      <style:text-properties style:use-window-font-color="true" fo:language="en" fo:country="US" fo:font-style="normal" style:font-style-asian="normal" style:font-style-complex="normal"/>
    </style:style>
    <style:style style:name="T70" style:family="text">
      <style:text-properties style:use-window-font-color="true" fo:language="en" fo:country="US" fo:font-style="normal" fo:background-color="transparent" loext:char-shading-value="0" style:font-style-asian="normal" style:font-style-complex="normal"/>
    </style:style>
    <style:style style:name="T71" style:family="text">
      <style:text-properties style:use-window-font-color="true" fo:language="en" fo:country="US" fo:font-style="normal" fo:font-weight="normal" style:font-style-asian="normal" style:font-weight-asian="normal" style:font-style-complex="normal" style:font-weight-complex="normal"/>
    </style:style>
    <style:style style:name="T7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73" style:family="text">
      <style:text-properties style:use-window-font-color="true" fo:language="en" fo:country="US" fo:font-weight="normal" style:font-weight-asian="normal" style:font-weight-complex="normal"/>
    </style:style>
    <style:style style:name="T74" style:family="text">
      <style:text-properties style:use-window-font-color="true" fo:font-style="normal" style:font-style-asian="normal" style:font-style-complex="normal"/>
    </style:style>
    <style:style style:name="T75" style:family="text">
      <style:text-properties style:use-window-font-color="true" fo:font-style="normal" fo:font-weight="normal" style:font-style-asian="normal" style:font-weight-asian="normal" style:font-style-complex="normal" style:font-weight-complex="normal"/>
    </style:style>
    <style:style style:name="T76"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77" style:family="text">
      <style:text-properties style:use-window-font-color="true" fo:font-style="italic" fo:font-weight="normal" style:font-style-asian="italic" style:font-weight-asian="normal" style:font-style-complex="italic" style:font-weight-complex="normal"/>
    </style:style>
    <style:style style:name="T78" style:family="text">
      <style:text-properties style:use-window-font-color="true" fo:background-color="transparent" loext:char-shading-value="0"/>
    </style:style>
    <style:style style:name="T79" style:family="text">
      <style:text-properties fo:background-color="transparent" loext:char-shading-value="0"/>
    </style:style>
    <style:style style:name="T80" style:family="text">
      <style:text-properties style:text-position="super 58%"/>
    </style:style>
    <style:style style:name="T81" style:family="text">
      <style:text-properties fo:color="#c5000b"/>
    </style:style>
    <style:style style:name="T82" style:family="text">
      <style:text-properties fo:language="fr" fo:country="FR"/>
    </style:style>
    <style:style style:name="T83" style:family="text">
      <style:text-properties fo:color="#0000ff"/>
    </style:style>
    <style:style style:name="T84" style:family="text">
      <style:text-properties fo:color="#0000ff" fo:language="ru" fo:country="RU"/>
    </style:style>
    <style:style style:name="T85" style:family="text">
      <style:text-properties fo:color="#3333ff"/>
    </style:style>
    <style:style style:name="T86" style:family="text">
      <style:text-properties fo:color="#3333ff" fo:language="en" fo:country="US"/>
    </style:style>
    <style:style style:name="T87" style:family="text">
      <style:text-properties fo:font-style="normal"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style:text-underline-style="none" style:font-style-asian="normal" style:font-style-complex="normal"/>
    </style:style>
    <style:style style:name="T90" style:family="text">
      <style:text-properties fo:color="#0066ff"/>
    </style:style>
    <style:style style:name="T91" style:family="text">
      <style:text-properties fo:color="#0066ff" fo:language="en" fo:country="US" fo:font-style="normal" fo:background-color="transparent" loext:char-shading-value="0" style:font-style-asian="normal" style:font-style-complex="normal"/>
    </style:style>
    <style:style style:name="T92" style:family="text">
      <style:text-properties fo:background-color="#ffff00" loext:char-shading-value="0"/>
    </style:style>
    <style:style style:name="T93" style:family="text">
      <style:text-properties fo:color="#00ccff"/>
    </style:style>
    <style:style style:name="T94" style:family="text">
      <style:text-properties fo:font-weight="normal"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color="#0066cc"/>
    </style:style>
    <style:style style:name="T97" style:family="text">
      <style:text-properties fo:color="#0066cc" fo:language="ru" fo:country="RU"/>
    </style:style>
    <style:style style:name="T98" style:family="text">
      <style:text-properties fo:color="#0000cc"/>
    </style:style>
    <style:style style:name="T99" style:family="text">
      <style:text-properties style:text-line-through-style="solid" style:text-line-through-type="single" fo:font-weight="bold" style:font-weight-asian="bold" style:font-weight-complex="bold"/>
    </style:style>
    <style:style style:name="T100" style:family="text">
      <style:text-properties fo:language="uk" fo:country="UA"/>
    </style:style>
    <style:style style:name="T101" style:family="text">
      <style:text-properties fo:language="uk" fo:country="UA" fo:font-style="italic" style:font-style-asian="italic" style:font-style-complex="italic"/>
    </style:style>
    <style:style style:name="T102" style:family="text">
      <style:text-properties fo:language="uk" fo:country="UA" fo:font-weight="bold" style:font-weight-asian="bold" style:font-weight-complex="bold"/>
    </style:style>
    <style:style style:name="T103" style:family="text">
      <style:text-properties fo:color="#ff0000"/>
    </style:style>
    <style:style style:name="T104" style:family="text">
      <style:text-properties style:text-underline-style="none"/>
    </style:style>
    <style:style style:name="T105" style:family="text">
      <style:text-properties style:text-rotation-angle="90" style:text-rotation-scale="line-height"/>
    </style:style>
    <style:style style:name="T106" style:family="text">
      <style:text-properties style:text-rotation-angle="270" style:text-rotation-scale="line-height"/>
    </style:style>
    <style:style style:name="T107" style:family="text">
      <style:text-properties style:text-position="sub 58%" style:font-size-asian="10.5pt"/>
    </style:style>
    <style:style style:name="T108" style:family="text">
      <style:text-properties style:font-name="Symbol" style:font-name-asian="Symbol" style:font-name-complex="Symbol"/>
    </style:style>
    <style:style style:name="T109" style:family="text">
      <style:text-properties style:font-name="Liberation Serif1" style:font-name-asian="Symbol" style:font-name-complex="Symbol"/>
    </style:style>
    <style:style style:name="T110" style:family="text">
      <style:text-properties style:font-name="Courier New CYR"/>
    </style:style>
    <style:style style:name="T111" style:family="text">
      <style:text-properties style:font-name="Courier New CYR" fo:language="en" fo:country="US"/>
    </style:style>
    <style:style style:name="T112" style:family="text">
      <style:text-properties fo:color="#6666ff"/>
    </style:style>
    <style:style style:name="T113" style:family="text">
      <style:text-properties fo:color="#3399ff"/>
    </style:style>
    <style:style style:name="T114" style:family="text">
      <style:text-properties officeooo:rsid="000f2bd3"/>
    </style:style>
    <style:style style:name="T115" style:family="text">
      <style:text-properties officeooo:rsid="00104589"/>
    </style:style>
    <style:style style:name="T116" style:family="text">
      <style:text-properties officeooo:rsid="00108db2"/>
    </style:style>
    <style:style style:name="T117" style:family="text">
      <style:text-properties officeooo:rsid="0010b4a8"/>
    </style:style>
    <style:style style:name="T118" style:family="text">
      <style:text-properties officeooo:rsid="00135804"/>
    </style:style>
    <style:style style:name="T119" style:family="text">
      <style:text-properties officeooo:rsid="0018bddf"/>
    </style:style>
    <style:style style:name="T120" style:family="text">
      <style:text-properties officeooo:rsid="00226a2a"/>
    </style:style>
    <style:style style:name="T121" style:family="text">
      <style:text-properties officeooo:rsid="00261703"/>
    </style:style>
    <style:style style:name="T122" style:family="text">
      <style:text-properties officeooo:rsid="00329ecc"/>
    </style:style>
    <style:style style:name="T123" style:family="text">
      <style:text-properties fo:font-size="14pt" fo:language="en" fo:country="US" fo:font-weight="bold" officeooo:rsid="0030c2b5" style:font-size-asian="14pt" style:font-weight-asian="bold" style:font-size-complex="14pt" style:font-weight-complex="bold"/>
    </style:style>
    <style:style style:name="T124" style:family="text">
      <style:text-properties fo:font-size="14pt" fo:language="en" fo:country="US" fo:font-weight="bold" officeooo:rsid="00329ecc" style:font-size-asian="14pt" style:font-weight-asian="bold" style:font-size-complex="14pt" style:font-weight-complex="bold"/>
    </style:style>
    <style:style style:name="T125" style:family="text">
      <style:text-properties officeooo:rsid="003c4b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7" text:outline-level="1">Последний фанфик</text:h>
      <text:p text:style-name="P1"><text:span text:style-name="T1">&lt;</text:span><text:span text:style-name="T84">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72">&lt;</text:span><text:span text:style-name="T76">Э</text:span><text:span text:style-name="T53">пизод в Кантерлоте, где Луна составляет невысокое мнение об умственных способностях Макса</text:span><text:span text:style-name="T72">&gt;</text:span></text:p>
      <text:p text:style-name="P44">&lt;<text:span text:style-name="T49">Глава про то, как Селестия пытается определить, чего хочет Макс </text:span>&lt;<text:span text:style-name="T1">и </text:span><text:span text:style-name="T49">ест ванильное мороженное</text:span>&gt;<text:span text:style-name="T49">. В конце-концов, она понимает, что Макс хочет секса и дружбы (на самом деле - любви). Эпизод с Агамемноном-бескланником:</text:span></text:p>
      <text:p text:style-name="P35">-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68">&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9">&lt;<text:span text:style-name="T49">Селестия лечит Макса в Кантерлоте от болячек и наркозависимости по-настоящему </text:span><text:span text:style-name="T48">(</text:span><text:span text:style-name="T49">перебирает на себя его болячки</text:span><text:span text:style-name="T48">)</text:span><text:span text:style-name="T4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9">&lt;<text:span text:style-name="T1">Сел показывает и даёт прочувствовать Максу корректировку орбиты Эквуса («подъём» Солнца)</text:span>&gt;</text:p>
      <text:p text:style-name="P49">&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9">&lt;Сел пытается научить Макса телепортации, и он телепортирует Агамемнона в пещеру под Кантерлотом (и учит ругательствам – в т.ч. “заебали”)&gt;</text:p>
      <text:p text:style-name="P65"><text:span text:style-name="T14">&lt;Луна - </text:span><text:span text:style-name="T48">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4">&gt;</text:span></text:p>
      <text:p text:style-name="P65">&lt;Добавить эпизод подбора снаряги перед опасным заданием&gt;</text:p>
      <text:p text:style-name="P65">&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9">Таймлайн <text:span text:style-name="T14">(</text:span>события через 10 лет после Обмена): </text:p>
      <text:p text:style-name="P89">Год 2143 ПВ <text:span text:style-name="T14">(AU -?)</text:span></text:p>
      <text:p text:style-name="P89"><text:span text:style-name="T14">20-</text:span>е апреля — Юджин «прыгает» с крыши (неудачная попытка заклинания последнего шанса)</text:p>
      <text:p text:style-name="P89">22-е мая — вызов Макса в Эквестрию. Гибель Кимеринна</text:p>
      <text:p text:style-name="P89">25-е мая — встреча с Норфом</text:p>
      <text:p text:style-name="P89">27-е мая — первая встреча с Селестией после бегства из замка Сестёр. Сцена с докторами</text:p>
      <text:p text:style-name="P89">29-е мая — встреча с Индиго. Прогулка с Селестией по парку. Муравьи под накрупником</text:p>
      <text:p text:style-name="P89">30-е мая — исчезновение Селестии на неделю</text:p>
      <text:p text:style-name="P89">6-е июня — встреча с Селестией после разлуки. Прогулка по парку. Вид со стены. Землетрясение</text:p>
      <text:p text:style-name="P89"><text:span text:style-name="T14">&lt;</text:span>7<text:span text:style-name="T14">-</text:span>е июня — секс с Селестией. Раздор</text:p>
      <text:p text:style-name="P89">&lt;15-е июня — исчезновение Норфа. Прощание с Селестией.</text:p>
      <text:p text:style-name="P89">17-е июня — отбытие из Кантерлота</text:p>
      <text:p text:style-name="P90"><text:span text:style-name="T1">18</text:span>-<text:span text:style-name="T1">июня — Прибытие в Понивилль. Прочтение дневника эксперимента с заклинанием Индрэ</text:span></text:p>
      <text:p text:style-name="P89"><text:span text:style-name="T14">&lt;</text:span>25-е июня — попойка с Пинки. Бочколёт метконосцев</text:p>
      <text:p text:style-name="P89"><text:soft-page-break/>27-е июня — получение письма от Селестии. Отказ выдать магический усилитель</text:p>
      <text:p text:style-name="P89"><text:span text:style-name="T14">&lt;</text:span>28-е июня<text:span text:style-name="T14"> </text:span>- попытка отослать письмо Селестии через Спайка</text:p>
      <text:p text:style-name="P89">30-е июня — выезд из Понивилля</text:p>
      <text:p text:style-name="P89">1-е июля — Прибытие в Фетлок. Захват резонаторных рубинов в павильоне Псинтела</text:p>
      <text:p text:style-name="P89">2-е июля — выезд из Фетлока Макса с Дэш в фургоне</text:p>
      <text:p text:style-name="P89">&lt;4-е июля - Дэш стучит лбом в дерево. Обнимашки</text:p>
      <text:p text:style-name="P89">8-е июля — прибытие в Груммингтон</text:p>
      <text:p text:style-name="P89">9-е июля –<text:span text:style-name="T14"> </text:span>Провал Груммингтона. Отбытие с Груммингтона</text:p>
      <text:p text:style-name="P89"><text:span text:style-name="T14">&lt;</text:span>12-е июля — Прибытие в Филлидельфию. Отбытие. Падение Макса с самоката</text:p>
      <text:p text:style-name="P89">14-е июля — переправа через седловое озеро. Прибытие Макса с Дэш в Понивилль</text:p>
      <text:p text:style-name="P89">15-е июля — эксперимент с усиленным заклинанием Индрэ. Поединок Луны с Твайлайт в Понивилле</text:p>
      <text:p text:style-name="P89">17-е июля — прибытие в Кантерлот Луны, Макса и шестёрки</text:p>
      <text:p text:style-name="P89"><text:span text:style-name="T14">[</text:span>21-е июля<text:span text:style-name="T14">]</text:span> — Гранд Галопин Гала</text:p>
      <text:p text:style-name="P90">[26-<text:span text:style-name="T1">е июля</text:span>]<text:span text:style-name="T1"> — совещание в зале стратегического планирования. Выдача паспорта Максу</text:span></text:p>
      <text:p text:style-name="P90"/>
      <text:h text:style-name="Heading_20_2" text:outline-level="2">Прочитанные фанфики</text:h>
      <text:h text:style-name="Heading_20_3" text:outline-level="3">Эпичные</text:h>
      <text:p text:style-name="P131">Обмен ( <text:a xlink:type="simple" xlink:href="https://darkpony.ru/obmen/" text:style-name="Internet_20_link" text:visited-style-name="Visited_20_Internet_20_Link">https://darkpony.ru/obmen/</text:a> )</text:p>
      <text:p text:style-name="P132">I Dream Of Luna</text:p>
      <text:p text:style-name="P131">Розовые глазки</text:p>
      <text:p text:style-name="P13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0"/>
      <text:h text:style-name="Heading_20_2" text:outline-level="2">Идеи</text:h>
      <text:list xml:id="list531543669798733150" text:style-name="L1">
        <text:list-item>
          <text:p text:style-name="P160">добавить детектив <text:span text:style-name="T1">(реализовано)</text:span>+ магические уроки/трактаты Старсвирла (реализовано)</text:p>
        </text:list-item>
        <text:list-item>
          <text:p text:style-name="P161">Терра несколько раз пытается убить Макса (один раз — в аквапарке). Несколько раз Макса спасает Селестия (даёт приказы Нексусу)</text:p>
        </text:list-item>
        <text:list-item>
          <text:p text:style-name="P161">Книги:</text:p>
        </text:list-item>
      </text:list>
      <text:list xml:id="list7586111306043625865" text:style-name="L2">
        <text:list-item>
          <text:p text:style-name="P162">«Великие грифоны прошлого» - из канона (5<text:span text:style-name="T14">s8e)</text:span></text:p>
        </text:list-item>
        <text:list-item>
          <text:p text:style-name="P162">«Высшие заклинания в повседневном использовании: от песчинки до дворца»</text:p>
        </text:list-item>
        <text:list-item>
          <text:p text:style-name="P163">«Малоизвестные аспекты магии трансформаций»</text:p>
        </text:list-item>
        <text:list-item>
          <text:p text:style-name="P16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2">Дасти Вейфарер «Зебрианская культура, быт и фольклор»</text:p>
        </text:list-item>
        <text:list-item>
          <text:p text:style-name="P162">«Краткая история Эквестрии»</text:p>
        </text:list-item>
        <text:list-item>
          <text:p text:style-name="P162">«Шедевры архитектуры Эквестрии» с разделом о Кантерлотском Королевском Дворце</text:p>
        </text:list-item>
        <text:list-item>
          <text:p text:style-name="P162">«Великие дела и великие чары». Страница 893: …</text:p>
        </text:list-item>
        <text:list-item>
          <text:p text:style-name="P162">«<text:span text:style-name="T92">Природа Проклятий</text:span>» - обмен</text:p>
        </text:list-item>
        <text:list-item>
          <text:p text:style-name="P162"><text:soft-page-break/><text:span text:style-name="T92">«Магия для Чайников»</text:span> - обмен</text:p>
        </text:list-item>
        <text:list-item>
          <text:p text:style-name="P162"><text:span text:style-name="T92">«Энциклопедия Арканум»</text:span> - обмен</text:p>
        </text:list-item>
        <text:list-item>
          <text:p text:style-name="P162">«О Гейсах» - обмен</text:p>
        </text:list-item>
        <text:list-item>
          <text:p text:style-name="P162">«<text:span text:style-name="T92">Тайны Тайных Наук</text:span>» - обмен</text:p>
        </text:list-item>
        <text:list-item>
          <text:p text:style-name="P163">«Основы Заклятий» - обмен</text:p>
        </text:list-item>
        <text:list-item>
          <text:p text:style-name="P162">«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4325487219645064025"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92">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9">Искусственный интеллект. Создан Владом и Максом. Разработан для управления корпорациями.</text:p>
      <text:h text:style-name="Heading_20_3" text:outline-level="3">Норф</text:h>
      <text:p text:style-name="P12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4">2500</text:span>. Страдает о скуки.</text:p>
      <text:h text:style-name="Heading_20_3" text:outline-level="3"><text:soft-page-break/>Луна</text:h>
      <text:p text:style-name="P12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0">Единорог. Холост, молод, мечтателен. Живёт в Кантерлоте. В свободное время рисует облака.</text:p>
      <text:h text:style-name="Heading_20_3" text:outline-level="3"><text:soft-page-break/>Алекс</text:h>
      <text:p text:style-name="P140">Менеджер проектов, над одним из которых (Нексус) работает Макс.</text:p>
      <text:h text:style-name="Heading_20_3" text:outline-level="3">Ростик</text:h>
      <text:p text:style-name="P140">Лидер команды тестировщиков</text:p>
      <text:h text:style-name="Heading_20_3" text:outline-level="3">Стас</text:h>
      <text:p text:style-name="P140">Программист-новичок в команде Макса.</text:p>
      <text:h text:style-name="Heading_20_3" text:outline-level="3">Рома</text:h>
      <text:p text:style-name="P140">Программист в команде UI-программистов</text:p>
      <text:h text:style-name="Heading_20_3" text:outline-level="3">Анджела</text:h>
      <text:p text:style-name="P140">Сисадмин. Флиртует с Максом.</text:p>
      <text:p text:style-name="P140"/>
      <text:h text:style-name="Heading_20_2" text:outline-level="2">Положения</text:h>
      <text:p text:style-name="P14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93"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4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6">Блядь, как хочется послать его нахуй.</text:p>
      <text:p text:style-name="P4">–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58">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8">–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80"><text:note text:id="ftn1" text:note-class="footnote"><text:note-citation>1</text:note-citation><text:note-body><text:p text:style-name="P14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9">Team lead — г<text:span text:style-name="T1">лавный программист команды, работающей над проектом</text:span></text:p></text:note-body></text:note> проекта ушёл в запой, семь лет работы в жопу?</text:p>
      <text:p text:style-name="P6">Блядь!</text:p>
      <text:p text:style-name="P4">– Ладно, <text:span text:style-name="T14">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4">RnD-</text:span><text:span text:style-name="T1">зоны</text:span><text:span text:style-name="T1"><text:note text:id="ftn3" text:note-class="footnote"><text:note-citation>3</text:note-citation><text:note-body><text:p text:style-name="P14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9"/>
      <text:p text:style-name="P9">– Нэш, привет. Это Анон.</text:p>
      <text:p text:style-name="P9">– Привет, Анон. Рад тебя видеть. Мне говорили, ты ушёл с проекта?</text:p>
      <text:p text:style-name="P9">– Не парься об этом, Нэш. Лучше выдай мне общую диагностику на экран в сжатом формате.</text:p>
      <text:p text:style-name="P40"><text:soft-page-break/></text:p>
      <text:p text:style-name="P40">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6"><text:span text:style-name="T14">– Нэш, к</text:span>ак называется наш проект?</text:p>
      <text:p text:style-name="P84"><text:span text:style-name="T8">– </text:span><text:span text:style-name="T94">Дайсон.</text:span></text:p>
      <text:p text:style-name="P84"><text:span text:style-name="T8">– </text:span><text:span text:style-name="T94">Сколько тебе лет?</text:span></text:p>
      <text:p text:style-name="P84"><text:span text:style-name="T8">– </text:span><text:span text:style-name="T94">Два года с начала запуска кластера.</text:span></text:p>
      <text:p text:style-name="P84"><text:span text:style-name="T8">– </text:span><text:span text:style-name="T94">Какой сейчас год?</text:span></text:p>
      <text:p text:style-name="P84"><text:span text:style-name="T8">– </text:span><text:span text:style-name="T94">202</text:span><text:span text:style-name="T8">1</text:span><text:span text:style-name="T94">-й.</text:span></text:p>
      <text:p text:style-name="P27"/>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6"><text:span text:style-name="T1">– </text:span>Н<text:span text:style-name="T1">эш тестовая задача номер шестнадцать</text:span>. <text:span text:style-name="T1">Выполни при дефолтных настройках.</text:span></text:p>
      <text:p text:style-name="P65">– Принял к исполнению.</text:p>
      <text:p text:style-name="P65"/>
      <text:p text:style-name="P99">«Выживание корпорации в условиях жёсткой конкуренции с ограниченными ресурсами. Случай 16».</text:p>
      <text:p text:style-name="P99">…</text:p>
      <text:p text:style-name="P99">…</text:p>
      <text:p text:style-name="P99">…</text:p>
      <text:p text:style-name="P99">Решение.</text:p>
      <text:p text:style-name="P99">…</text:p>
      <text:p text:style-name="P14"/>
      <text:p text:style-name="P14">Я вчитался в результат.</text:p>
      <text:p text:style-name="P14">–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4">–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9"/>
      <text:p text:style-name="P40"><text:span text:style-name="T5">–</text:span><text:span text:style-name="T6"> </text:span><text:span text:style-name="T5">Нэш</text:span><text:span text:style-name="T88">, </text:span><text:span text:style-name="T5">в некоем городе живёт брадобрей, который бреет всех людей, которые не бреются сами. Вопрос: кто бреет брадобрея</text:span><text:span text:style-name="T88">?</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56">incompartible interface Analytics v.0.93 beta</text:span>”</text:p>
      <text:p text:style-name="P40">Ага, уже теплее.</text:p>
      <text:p text:style-name="P40"/>
      <text:p text:style-name="P84"><text:span text:style-name="T8">– Нэш</text:span><text:span text:style-name="T94">, выдай диагностику модуля </text:span><text:span text:style-name="T8">аналитики.</text:span></text:p>
      <text:p text:style-name="P40"><text:soft-page-break/></text:p>
      <text:p text:style-name="P40">Йо! Видеокамеры молча наблюдают за поднятым вверх <text:span text:style-name="T1">большим пальцем</text:span>.</text:p>
      <text:p text:style-name="P40">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4">–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4">.</text:span></text:p>
      <text:p text:style-name="P54"/>
      <text:p text:style-name="P107">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42">***</text:p>
      <text:p text:style-name="P142"/>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text:soft-page-break/>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text:soft-page-break/>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48">Bionic-Hill’а</text:span>. <text:span text:style-name="T1">Разноцветное искрение снежинок в мягком свете фонарей</text:span> создавал<text:span text:style-name="T1">о</text:span> атмосферу <text:span text:style-name="T10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43">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4">&lt;</text:span><text:span text:style-name="T97">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text:span text:style-name="T44">Влада&lt;Юджина&gt;</text:span><text:span text:style-name="T1">,</text:span> <text:span text:style-name="T1">месяц</text:span> назад прыгнувшего с крыши <text:span text:style-name="T1">своей</text:span> <text:span text:style-name="T1">высотки</text:span>.</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79">ворил </text:span><text:span text:style-name="T2">—</text:span><text:span text:style-name="T7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5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text:soft-page-break/>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79">А у нас получается... </text:span><text:span text:style-name="T2">–</text:span><text:span text:style-name="T7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9">AI <text:span text:style-name="T2">– </text:span><text:span text:style-name="T7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text:soft-page-break/>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87">Музыка быстрая, тревожная, надорваная и печальная (Pet Shop Boys “So Hard” ?)</text:p>
      <text:p text:style-name="P32"/>
      <text:p text:style-name="P96"><text:span text:style-name="T14">&lt;</text:span><text:span text:style-name="T1">Описание полёта через Эогипп. Удивлённый взгляд Анакорна</text:span><text:span text:style-name="T14">&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7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79">, </text:span><text:span text:style-name="T2">а от валиума таких глюков у меня ни разу не было</text:span><text:span text:style-name="T7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text:soft-page-break/>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5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49">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68">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4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4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text:soft-page-break/>&lt;<text:span text:style-name="T8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49">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4">–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58">верх</text:span>…</text:p>
      <text:p text:style-name="P4">– Сестра, ты идёшь? – заглянула в зал Луна.</text:p>
      <text:p text:style-name="P4">Тут м<text:span text:style-name="T14">еня, </text:span>наконец,<text:span text:style-name="T14"> стошнило. Буквально вывернуло наизнанку: из носа текло, в глазах стояли слёзы. </text:span></text:p>
      <text:p text:style-name="P4">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82">Jack of Hearts</text:span><text:span text:style-name="T82"><text:note text:id="ftn7" text:note-class="footnote"><text:note-citation>7</text:note-citation><text:note-body><text:p text:style-name="Footnote"><text:bookmark text:name="result_box1"/><text:span text:style-name="T82">Jack of Hearts</text:span> <text:span text:style-name="T1">– Червовый валет (фр.)</text:span></text:p></text:note-body></text:note></text:span><text:span text:style-name="T82"> , </text:span><text:span text:style-name="T1">Сахарная Ватка</text:span><text:span text:style-name="T8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8">Я смутился и потянулся за платком.</text:p>
      <text:p text:style-name="P18">– Я это… Извиняюсь. Сейчас вытру.</text:p>
      <text:p text:style-name="P4"><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48">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5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5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4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43">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8">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4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4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49">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4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48">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58">,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5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4"><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4">–</text:span> <text:span text:style-name="T48">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4">–</text:span> ТЫ!!! ТЫ!..</text:p>
      <text:p text:style-name="P4"><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48">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3"/>
      <text:h text:style-name="Heading_20_2" text:outline-level="2"><text:soft-page-break/><text:span text:style-name="T14">3. </text:span>Кантерлот</text:h>
      <text:p text:style-name="P88">Музыка медленная, фэнтезийная, средневековая, изысканая, дворцовая (стиль Dire Straits “Coyote”)</text:p>
      <text:p text:style-name="P88">&lt;Эркеры и ризалиты&gt;</text:p>
      <text:p text:style-name="P25">Глава IV. Пределы магии</text:p>
      <text:p text:style-name="P22"/>
      <text:p text:style-name="P25">Вашему покорному слуге известны четыре предела магии: </text:p>
      <text:list xml:id="list7238484552093150936" text:style-name="L4">
        <text:list-item>
          <text:p text:style-name="P16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45"><text:s/>Сколько страниц сегодня нахреначили?</text:p><text:p text:style-name="P149">– <text:span text:style-name="T1">Восемь, учитель!</text:span></text:p><text:p text:style-name="P149">– Отлично. Надиктую ещё две и сбегаешь за кофе.</text:p></text:note-body></text:note></text:span></text:p>
        </text:list-item>
      </text:list>
      <text:p text:style-name="P6"/>
      <text:p text:style-name="P12">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5"><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5">Дискорд исчез. Последний раз драконикуса видели, когда он на своей <text:span text:style-name="T1">золотой барже</text:span> удалялся в сторону Жеребячьих<text:span text:style-name="T48"> </text:span>гор.</text:p>
      <text:p text:style-name="P8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5">Я потянулся. Хватит на сегодня чтения. Настало время ежедневной прогулки по городу. Тем более, что у меня есть деньги.</text:p>
      <text:p text:style-name="P8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5">Так что даже на ремонт одежды и покупку необходимых в повседневной жизни мелочей у меня финансов не было. До недавнего времени. </text:p>
      <text:p text:style-name="P8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5"><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85"><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20">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5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text:soft-page-break/>– “Лорен” я сделал на базе <text:span text:style-name="T58">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58">парящие платформы.</text:span> Но дворцовым бюрократам необязательно ж знать, КАК я их уничтожаю, хе-хе! Некоторые из <text:span text:style-name="T58">платформ </text:span><text:span text:style-name="T5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58"> И никто ж не догадывался, что она </text:span><text:span text:style-name="T59">сделана по королевскому заказу</text:span><text:span text:style-name="T58">! Её </text:span><text:span text:style-name="T59">Солнечное </text:span><text:span text:style-name="T58"><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103">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4">4. </text:span>Библиотека</text:h>
      <text:p text:style-name="P21">&lt;<text:span text:style-name="T83">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58">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text:soft-page-break/>Возьмём, <text:s/>примеру, заклинание начального предела: “Ярету пхонг руул квами”, <text:span text:style-name="T1">—</text:span> что означает: “<text:span text:style-name="T48">Разогнать силу и оборотить против себя</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6">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5">–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5"><text:soft-page-break/>Селестия нахмурилась и угрожающе подняла крылья.</text:p>
      <text:p text:style-name="P55"><text:span text:style-name="T14">– </text:span>Не забывай, человек, я — могущественный маг и правитель Эквестрии. Ко мне нужно относиться с должным уважением!</text:p>
      <text:p text:style-name="P55"><text:span text:style-name="T14">– </text:span>А то что? Превратишь в жабу? Сошлёшь на Луну? Убьёшь нахер?</text:p>
      <text:p text:style-name="P55">Аликорница сникла. Уши её опустились.</text:p>
      <text:p text:style-name="P55"><text:span text:style-name="T14">– </text:span>Макс, не надо... Ты же знаешь, я этого не сделаю.</text:p>
      <text:p text:style-name="P55"><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5"><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5"><text:span text:style-name="T14">Аликорница уселась н</text:span>а пол <text:span text:style-name="T14">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5"><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4">– </text:span>Вот, читай отсюда. <text:span text:style-name="T14">– а</text:span>ликорница подчеркнула абзац копытом.</text:p>
      <text:p text:style-name="P55"/>
      <text:p text:style-name="P58">***</text:p>
      <text:p text:style-name="P58"/>
      <text:p text:style-name="P7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0">Но величайшая справедливость юниверсума заключается в том, что не существует безвыходных положений. Всегда есть надежда.</text:p>
      <text:p text:style-name="P7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48">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44">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4">–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94" text:outline-level="2"><text:span text:style-name="T14">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8">***</text:p>
      <text:p text:style-name="P55">&lt;<text:span text:style-name="T83">Depeche Mode - Painkiller</text:span>&gt;</text:p>
      <text:p text:style-name="P7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48">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49">Селестия достаёт из потайной щели свиток с мыслями Селестии</text:span><text:span text:style-name="T48">`<text:tab/>`</text:span>&gt;</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text:soft-page-break/>–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70">День 137344</text:p>
      <text:p text:style-name="P7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0">…</text:p>
      <text:p text:style-name="P70">День 287651</text:p>
      <text:p text:style-name="P7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0">…</text:p>
      <text:p text:style-name="P70">День 364886</text:p>
      <text:p text:style-name="P70">О небо, как я мечтаю, чтобы это поскорее закончилось! Сестра, приди скорей!</text:p>
      <text:p text:style-name="P55"/>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text:soft-page-break/></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93" text:outline-level="2">6. Стыд</text:h>
      <text:p text:style-name="P55">&lt;<text:span text:style-name="T113">Mylene Farmer — L`Ame-Stram-Gram</text:span>&gt;</text:p>
      <text:p text:style-name="P70">~~~ Завтра на семь в библиотеке ~~~</text:p>
      <text:p text:style-name="P70"/>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text:soft-page-break/>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8">***</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lt;<text:span text:style-name="T43">Абсолютного забвения</text:span>&gt;Стирание из бытия. Точнее, его нет и не было после того, как я замкнула его на его создателя, Иггуса. Суть заклинания <text:span text:style-name="T10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100">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100">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85">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48">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63">&lt;<text:span text:style-name="T48">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60">—</text:span> осень, за осенью <text:span text:style-name="T60">—</text:span> зима. <text:s/>Если пошёл дождь, должно быть мокро, если выпал снег <text:span text:style-name="T6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8">Семь жеребят-подростков стояли передо мною с отсутствующим видом.</text:p>
      <text:p text:style-name="P18">– Представьтесь перед вашей принцессой! – шикнул на них сопровождающий стражник.</text:p>
      <text:p text:style-name="P18">Жеребята встрепенулись.</text:p>
      <text:p text:style-name="P1"><text:soft-page-break/><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79">старший. </text:span><text:span text:style-name="T2">–</text:span><text:span text:style-name="T79">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60">—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4">— умение делегировать полномочия. Вечером того же дня я села за письменный стол.</text:span></text:p>
      <text:p text:style-name="P44">“<text:span text:style-name="T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8">***</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4">—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text:soft-page-break/>–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14">ctg(Pi/4)-6)/(ln(e)-sin(0))</text:span></text:h>
      <text:p text:style-name="P91">Mark Knopfler — Hill Farmers Blues — или на следующую главу (прощание)</text:p>
      <text:p text:style-name="P55"/>
      <text:p text:style-name="P7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48"> </text:span>(быть может, к счастью). Всё, что я могу <text:span text:style-name="T14">— оставить тебе напутствие.</text:span></text:p>
      <text:p text:style-name="P70"><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0"><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0">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70">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0">Удачи!</text:p>
      <text:p text:style-name="P70"/>
      <text:p text:style-name="P44">…</text:p>
      <text:p text:style-name="P44"/>
      <text:p text:style-name="P55">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oft-page-break/><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87"> </text:span><text:span text:style-name="T69">— вся архитектура явно </text:span><text:span text:style-name="T60">была </text:span><text:span text:style-name="T69">заточена под крылатых. Таких, для которых приземлиться на балкон в тронном зале или уйти через портик на крыше</text:span><text:span text:style-name="T87"> </text:span><text:span text:style-name="T69">— обычное дело. </text:span><text:span text:style-name="T87">Хорошо, что ежедневные посещения каретной мастерской подняли мой тонус, изрядно посаженный сидячим образом жизни.</text:span></text:p>
      <text:p text:style-name="P1"><text:span text:style-name="T8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69">— книжный шкаф и напольная подставка для чтения с </text:span><text:span text:style-name="T60">упором в виде </text:span><text:span text:style-name="T69">голов</text:span><text:span text:style-name="T60">ы</text:span><text:span text:style-name="T6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60">Каменный пол комнаты был покрыт розовым ковром с длиннейшим ворсом.</text:span><text:span text:style-name="T69"> </text:span><text:span text:style-name="T60">Его центр занимал высокий </text:span><text:span text:style-name="T69">кругл</text:span><text:span text:style-name="T60">ый</text:span><text:span text:style-name="T69"> </text:span><text:span text:style-name="T60">футон</text:span><text:span text:style-name="T69"> </text:span><text:span text:style-name="T60">с</text:span><text:span text:style-name="T69"> велик</text:span><text:span text:style-name="T60">им</text:span><text:span text:style-name="T69"> множество</text:span><text:span text:style-name="T60">м</text:span><text:span text:style-name="T69"> подушек. Среди них я с удивлением заметил плюшевую единорожку </text:span><text:span text:style-name="T60">фиолетового</text:span><text:span text:style-name="T69">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5">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4"><text:soft-page-break/>–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49">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1">Мне печалиться не стоит</text:p><text:p text:style-name="P151">Жизнь прекрасна и ярк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text:p><text:p text:style-name="P151">Но друзей моих немного,</text:p><text:p text:style-name="P151">Гложет душу холо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14">–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4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4">–</text:span> А водку у вас принято пить?</text:p>
      <text:p text:style-name="P42"><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5"><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4">– Это ты называешь “дружбой”? – с </text:span>улыбкой хмыкнул<text:span text:style-name="T14"> я. – </text:span>Мне нравится твоё чувство юмора.</text:p>
      <text:p text:style-name="P55">Аликорница нахмурилась.</text:p>
      <text:p text:style-name="P55"><text:span text:style-name="T14">–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5">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4">–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8">***</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69">– </text:span><text:span text:style-name="T60">Говорят, в Додж-сити почти не осталось жителей. В местном депо перестали обслуживать паровозы из-за отсутствия рабочих. Старик </text:span><text:span text:style-name="T69">–</text:span><text:span text:style-name="T6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69">– </text:span><text:span text:style-name="T74">А из Пинто Крика уже месяц нет новостей...</text:span></text:p>
      <text:p text:style-name="P4"><text:span text:style-name="T69">– </text:span><text:span text:style-name="T7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8"><text:span text:style-name="T74">– </text:span>“<text:span text:style-name="T1">Что я могу сделать, чтобы вернуть всё назад?</text:span>”</text:p>
      <text:p text:style-name="P18"><text:span text:style-name="T74">– </text:span><text:span text:style-name="T60">Так и сказала?</text:span></text:p>
      <text:p text:style-name="P1"><text:span text:style-name="T69">– </text:span><text:span text:style-name="T60">Да, </text:span><text:span text:style-name="T61">Фэнси</text:span><text:span text:style-name="T6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8"><text:span text:style-name="T74">– </text:span><text:span text:style-name="T60">Что бы это значило, Флер?</text:span></text:p>
      <text:p text:style-name="P18"><text:span text:style-name="T74">– </text:span><text:span text:style-name="T6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6">– Куда проваливаться?</text:p>
      <text:p text:style-name="P76">– Они не знают. В тех провалах не видно дна...</text:p>
      <text:p text:style-name="P76">…</text:p>
      <text:p text:style-name="P7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6">– Леди и джентльпони! Приём окончен! Её Высочество Принцесса Селестия будет рада видеть <text:s/>вас в следующую среду!</text:p>
      <text:p text:style-name="P7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68">— </text:span><text:span text:style-name="T5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6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4"/>
      <text:p text:style-name="P1"><text:span text:style-name="T70">&lt;</text:span><text:span text:style-name="T91">Mark Knopfler - </text:span><text:span text:style-name="T90">Hill Farmer's Blues</text:span><text:span text:style-name="T70">&gt;</text:span></text:p>
      <text:p text:style-name="P46">***</text:p>
      <text:p text:style-name="P44"/>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0">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7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0">– Ма-а-ам, а со мной связан элементаль?</text:p>
      <text:p text:style-name="P70">– Конечно, Эйприл. В каждом из нас есть её бессмертная искорка.</text:p>
      <text:p text:style-name="P1"><text:span text:style-name="T6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7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0">Так возникли аликорны.</text:p>
      <text:p text:style-name="P7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0">Имя её было Селестия.</text:p>
      <text:p text:style-name="P70">За ней последовала и сестра её, <text:span text:style-name="T14">Луна</text:span>.</text:p>
      <text:p text:style-name="P7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0">То есть, всегда.</text:p>
      <text:p text:style-name="P70">Тут и сказке конец. А теперь, Эйприл, залазь на полку и закрывай глазки.</text:p>
      <text:p text:style-name="P70">– Ну ма-а-ам! Раскажи ещё что-нибудь! Про Сомбру!</text:p>
      <text:p text:style-name="P70">–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70">– А почему только тебя? А меня? А дядю-<text:span text:style-name="T100">мино</text:span>тавра?</text:p>
      <text:p text:style-name="P70">– <text:s/>Тебя забрать я ему не дам. А в дядю не тыкай копытом, это невежливо! Спи уже, моя маленькая!</text:p>
      <text:p text:style-name="P70"><text:soft-page-break/>– Поцелуй меня на ночь, мам!</text:p>
      <text:p text:style-name="P70">– Конечно, моя хорошая...</text:p>
      <text:p text:style-name="P7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92">&lt;https://www.youtube.com/watch?v=Py9SDdYGFrQ&gt;</text:p>
      <text:h text:style-name="Heading_20_2" text:outline-level="2">10. Понивилль</text:h>
      <text:p text:style-name="P44"/>
      <text:p text:style-name="P18">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8">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7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8"><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8">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8">Гостинницу я сразу отверг <text:span text:style-name="T7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8"/>
      <text:p text:style-name="P24">***</text:p>
      <text:p text:style-name="P18"/>
      <text:p text:style-name="P18">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69">–</text:span><text:span text:style-name="T60"> Эй, верзила, поосторожнее, лягать тя в пузо! Куда прёшься-то?</text:span></text:p>
      <text:p text:style-name="P18">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8">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6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60">пони-</text:span><text:span text:style-name="T69">исчезновений уже год. Почту за честь работать </text:span><text:span text:style-name="T60">под твоим руководством</text:span><text:span text:style-name="T69">. Подожди немного, я </text:span><text:span text:style-name="T60">от</text:span><text:span text:style-name="T69">систематизирую нужную информацию и расскажу тебе, насколько далеко смогла продвинуться.</text:span></text:p>
      <text:p text:style-name="P42">“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5">***</text:p>
      <text:p text:style-name="P44"/>
      <text:p text:style-name="P143"><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47">«...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5"><text:span text:style-name="T14">– Вот ещё! </text:span>– возмутился дракончик. – Никогда на такое не соглашусь!</text:p>
      <text:p text:style-name="P55"><text:soft-page-break/>–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8">***</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0">– Ага, он был закладкой в четвёртом номере «PlayMare», в разделе «Тридцать две позы, которые удивят вашу френдпони».</text:p>
      <text:p text:style-name="P70">– Спайк! Немедленно ложись спать!</text:p>
      <text:p text:style-name="P70">– Уже иду. Кукурузу доем только и иду.</text:p>
      <text:p text:style-name="P70">– Кстати, а почему Индрэ считали одержимым?</text:p>
      <text:p text:style-name="P7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70">– Так у вас знают про людей? Вот это новость!. В Кантерлоте, да и в Понивилле все обращаются со мной, как с диковинкой.</text:p>
      <text:p text:style-name="P7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0">–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5">Я уселась на пуфике, а подруги заняли места на матрасах…</text:p>
      <text:p text:style-name="P70"/>
      <text:p text:style-name="P70">– Спайк, будь добр, принеси дневник эксперимента. Он в подвале, за шкафом с ретортами, в...</text:p>
      <text:p text:style-name="P70">– В сейфе, я в курсе.</text:p>
      <text:p text:style-name="P70"/>
      <text:p text:style-name="P71">***</text:p>
      <text:p text:style-name="P88">&lt;Seal — Amazing <text:span text:style-name="T1">(T</text:span><text:span text:style-name="T14">hin White Duke Remix)</text:span>&gt;</text:p>
      <text:p text:style-name="P70">Дата: 12.04.1003 А.С.</text:p>
      <text:p text:style-name="P70">Эксперимент: заклинание Воплощения Индрэ</text:p>
      <text:p text:style-name="P70">Испытуемая: Эпплджек</text:p>
      <text:p text:style-name="P70">Синопсис: запись сна со слов испытуемой</text:p>
      <text:p text:style-name="P70">Замечания: замечаний нет</text:p>
      <text:p text:style-name="P70"/>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73">— солнце. Моё солнце.</text:span><text:span text:style-name="T8">»</text:span></text:p>
      <text:p text:style-name="P13">Я остановилась перед дверью. Четыре ярда брони отделяли меня от Эквестрии. Четыре ярда и двадцать пять лет.</text:p>
      <text:p text:style-name="P25"><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7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5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0"/>
      <text:p text:style-name="P70">Примечания: ПипБак? Стойло? Двойники? Параллельные Эквестрии?</text:p>
      <text:p text:style-name="P1"/>
      <text:p text:style-name="P3">***</text:p>
      <text:p text:style-name="P1"/>
      <text:p text:style-name="P70">Дата: 12.04.1003 А.С.</text:p>
      <text:p text:style-name="P70">Эксперимент: заклинание Воплощения Индрэ</text:p>
      <text:p text:style-name="P70">Испытуемая: Рэйнбоу Дэш</text:p>
      <text:p text:style-name="P70">Синопсис: описание пробуждения испытуемой</text:p>
      <text:p text:style-name="P70">Замечания: испытуемая отказалась дать описание сна. «Гы-гы... Фигасе... Человеки рулят...» <text:span text:style-name="T17">—</text:span><text:span text:style-name="T18"> </text:span><text:span text:style-name="T94">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6">Примечания: человеки?</text:p>
      <text:p text:style-name="P6"/>
      <text:p text:style-name="P3">***</text:p>
      <text:p text:style-name="P55">&lt;<text:span text:style-name="T93">d.notive — Talking Flight</text:span>&gt;</text:p>
      <text:p text:style-name="P70">Дата: 12.04.1003 А.С.</text:p>
      <text:p text:style-name="P70">Эксперимент: заклинание Воплощения Индрэ</text:p>
      <text:p text:style-name="P70">Испытуемая: Рэрити</text:p>
      <text:p text:style-name="P70"><text:soft-page-break/>Синопсис: запись сна со слов испытуемой</text:p>
      <text:p text:style-name="P70">Замечания: замечаний нет</text:p>
      <text:p text:style-name="P70"/>
      <text:p text:style-name="P1"><text:span text:style-name="T6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73">чёрный экран?</text:span></text:p>
      <text:p text:style-name="P52"/>
      <text:p text:style-name="P58">***</text:p>
      <text:p text:style-name="P55"/>
      <text:p text:style-name="P70">Дата: 12.04.1003 А.С.</text:p>
      <text:p text:style-name="P70">Эксперимент: заклинание Воплощения Индрэ</text:p>
      <text:p text:style-name="P70">Испытуемая: Пинки Пай</text:p>
      <text:p text:style-name="P70">Синопсис: описание пробуждения испытуемой</text:p>
      <text:p text:style-name="P70">Замечания: испытуемая отказалась дать описание сна.</text:p>
      <text:p text:style-name="P70"/>
      <text:p text:style-name="P7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0"/>
      <text:p text:style-name="P70">Примечания: через месяц волосы Пинки пришли в обычное состояние, хотя при встрече с Рэйнбоу Дэш она по прежнему прячет глаза.</text:p>
      <text:p text:style-name="P70"/>
      <text:p text:style-name="P71">***</text:p>
      <text:p text:style-name="P70"/>
      <text:p text:style-name="P70">Дата: 12.04.1003 А.С.</text:p>
      <text:p text:style-name="P70">Эксперимент: заклинание Воплощения Индрэ</text:p>
      <text:p text:style-name="P70"><text:soft-page-break/>Испытуемая: Флаттершай</text:p>
      <text:p text:style-name="P70">Синопсис: описание пробуждения испытуемой</text:p>
      <text:p text:style-name="P7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0"/>
      <text:p text:style-name="P70">* Примечания: при виде кексиков истерика случилась с Пинки Пай.</text:p>
      <text:p text:style-name="P70"/>
      <text:p text:style-name="P3">***</text:p>
      <text:p text:style-name="P1"/>
      <text:p text:style-name="P25">Сим повелеваем прекратить дальнейшие эксперименты<text:span text:style-name="T5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
      <text:p text:style-name="P95"/>
      <text:h text:style-name="Heading_20_2" text:outline-level="2">12. День сурка</text:h>
      <text:p text:style-name="P18">&lt;<text:span text:style-name="T85">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6">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6">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7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4">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1">***</text:p>
      <text:p text:style-name="P4"/>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69">—</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text:soft-page-break/>–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6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69"> </text:span><text:span text:style-name="T60">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69">– Я </text:span><text:span text:style-name="T74">всегда буду оставаться в тени. </text:span><text:span text:style-name="T69">– </text:span><text:span text:style-name="T74">хлюпала единорожка. </text:span><text:span text:style-name="T69">– </text:span><text:span text:style-name="T74">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4">– </text:span>Ты?!</text:p>
      <text:p text:style-name="P105"><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5"><text:span text:style-name="T14">– М</text:span>ожет тогда, ты скажешь, что в нём пошло не так и почему к вам попал я, а не сверхаликорн?</text:p>
      <text:p text:style-name="P105"><text:span text:style-name="T14">– </text:span>Не скажу. Заклинания Стар Свирла Бородатого обычно если срабатывают, то без ошибок.</text:p>
      <text:p text:style-name="P55"><text:span text:style-name="T14">– Если </text:span>только <text:span text:style-name="T14">их правильно вызывают. – </text:span>пробурчал Спайк, возвращаясь в корзинку.</text:p>
      <text:p text:style-name="P42"><text:span text:style-name="T14">–</text:span> <text:span text:style-name="T1">Эмм. </text:span>Что он имел ввиду?</text:p>
      <text:p text:style-name="P42"><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104">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2"><text:span text:style-name="T14">– </text:span><text:span text:style-name="T1">Да, завершилось всё препаршиво. Принцесса Луна сказала, лучше бы её обратно на Луну закинули.</text:span></text:p>
      <text:p text:style-name="P42"><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4">– </text:span><text:span text:style-name="T1">Хм. Нет.</text:span></text:p>
      <text:p text:style-name="P42"><text:span text:style-name="T14">– </text:span><text:span text:style-name="T1">А друзья?</text:span></text:p>
      <text:p text:style-name="P42"><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69">— </text:span><text:span text:style-name="T6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8">– Да, это вариант. – единорожка не выглядела обрадованной. – Потому что с драконами нам совсем не светит.</text:p>
      <text:p text:style-name="P1"><text:soft-page-break/><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69">.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60">.</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56">Чужестранец-примат разбил сердце нашей обожаемой Селестии! Двор в отчаянии </text:span><text:span text:style-name="T17">— </text:span><text:span text:style-name="T5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4">– </text:span>Привет, Эй-Джей! У тебя проблемы?</text:p>
      <text:p text:style-name="P55"><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4">–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4">–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4">– Г</text:span>отово. Принимай работу, хозяйка!</text:p>
      <text:p text:style-name="P55">Эпплджек стиснула меня в сокрушающих объятиях.</text:p>
      <text:p text:style-name="P55"><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4">–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4">–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94">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94">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4">– </text:span>Свободно? <text:span text:style-name="T14">– </text:span>спросил я у единственной пони, сидящей за столиком.</text:p>
      <text:p text:style-name="P55"><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4">– <text:s/></text:span>Пирог с грибами, яишницу и чизкейк<text:span text:style-name="T14"> – </text:span>сообщил я подошедшей официантке.</text:p>
      <text:p text:style-name="P55"><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5"><text:span text:style-name="T14">–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14">– </text:span>Вы, наверное, ждёте кого-то?</text:p>
      <text:p text:style-name="P62"><text:span text:style-name="T14">– </text:span>Неа.</text:p>
      <text:p text:style-name="P62"><text:span text:style-name="T14">– </text:span>Просто обедаете?</text:p>
      <text:p text:style-name="P62"><text:span text:style-name="T14">– </text:span>Неа.</text:p>
      <text:p text:style-name="P62"><text:span text:style-name="T14">– </text:span>Просто сидите и мрачно смотрите на меня?</text:p>
      <text:p text:style-name="P62"><text:span text:style-name="T14">– </text:span>Неа.</text:p>
      <text:p text:style-name="P62">Хм, а эта пони не из разговорчивых. Ну ладно.</text:p>
      <text:p text:style-name="P62"><text:span text:style-name="T14">– </text:span>А что же вы делаете?</text:p>
      <text:p text:style-name="P62"><text:span text:style-name="T14">– </text:span>Веселюсь. <text:span text:style-name="T14">– </text:span>мрачно заявила пони.</text:p>
      <text:p text:style-name="P62"><text:span text:style-name="T14">– </text:span>Если я вас достал, то так и скажите. Извините.</text:p>
      <text:p text:style-name="P62"><text:soft-page-break/>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pan text:style-name="T14">– </text:span>Привет, Анон!</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pan text:style-name="T14">– </text:span>Мы с вами раньше встречались?</text:p>
      <text:p text:style-name="P62"><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4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14">– </text:span>Оставь, Салвер.<text:span text:style-name="T14"> </text:span>Ему за счёт заведения.</text:p>
      <text:p text:style-name="P55"><text:span text:style-name="T14">– </text:span>Ясно, мисс Пинки. <text:span text:style-name="T14">– </text:span>официантка кивнула и ушла.</text:p>
      <text:p text:style-name="P55"><text:span text:style-name="T14">– Ч</text:span>его-о-о?<text:span text:style-name="T14"> </text:span>Так это твой бар?</text:p>
      <text:p text:style-name="P55"><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5"><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4">– </text:span>У меня есть идея получше. <text:span text:style-name="T14">– </text:span>на свет показалась фляга Большого Макинтоша.</text:p>
      <text:p text:style-name="P55"><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4">– </text:span>Починил телегу. Только молчок про самогон, раз уж ты в курсе. <text:span text:style-name="T14">– </text:span>я разлил сидр по чашкам.</text:p>
      <text:p text:style-name="P55"><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4">–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oft-page-break/><text:span text:style-name="T14">– У </text:span>тебя такая смешная мордочка! <text:span text:style-name="T14">– </text:span>захихикали Пинки, покачиваясь. <text:span text:style-name="T14">– </text:span>Как будто ты <text:span text:style-name="T94">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4">– </text:span>Эммм... Скажи-ка мне, мой друг П-п-пинки... Легенда про фаэри <text:span text:style-name="T18">— </text:span><text:span text:style-name="T94">эт правда?</text:span></text:p>
      <text:p text:style-name="P55"><text:span text:style-name="T18">– </text:span><text:span text:style-name="T94">Какая из? Их много, вообще-то. Ик!</text:span></text:p>
      <text:p text:style-name="P55"><text:span text:style-name="T18">– </text:span><text:span text:style-name="T94">Про принцесс. Про то, что они фаэри, спустившиеся с неба во плоти, чтоб помогать пони управлять Эквестрией?</text:span></text:p>
      <text:p text:style-name="P55"><text:span text:style-name="T18">– </text:span><text:span text:style-name="T94">Макс, </text:span><text:span text:style-name="T18">– </text:span><text:span text:style-name="T94">захихикала Пинки, взъерошив копытами розовые кудряшки и попытавшись соорудить из них бороду, </text:span><text:span text:style-name="T18">– </text:span><text:span text:style-name="T9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8">– </text:span><text:span text:style-name="T94">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8">– </text:span><text:span text:style-name="T94">Ты что-о-о! Нельзя любить фаэри! Она похитит твоё сердце, и ты будешь искать её, пока не... </text:span><text:span text:style-name="T18">– </text:span><text:span text:style-name="T94">Пинки погрузилась в так и не съеденный салат «по-Кантерлотски» и захрапела.</text:span></text:p>
      <text:p text:style-name="P55"><text:span text:style-name="T18">– </text:span><text:span text:style-name="T94">Пока не умру?</text:span></text:p>
      <text:p text:style-name="P55"><text:span text:style-name="T18">– </text:span><text:span text:style-name="T94">Нет, глупенький, </text:span><text:span text:style-name="T18">– </text:span><text:span text:style-name="T94">пробулькала Пинки из миски. </text:span><text:span text:style-name="T18">– </text:span><text:span text:style-name="T94">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63"><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63"><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63"><text:span text:style-name="T14">– </text:span>У нас?</text:p>
      <text:p text:style-name="P6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14">– </text:span>Стооой! <text:span text:style-name="T14">– </text:span>заорал я. <text:span text:style-name="T14">– </text:span>Выпрыгивай из бочки!!!</text:p>
      <text:p text:style-name="P63">Кобылка-пилот улыбнулась и постукала копытцем по шлему, показывая, что не слышит меня.</text:p>
      <text:p text:style-name="P63"><text:span text:style-name="T14">– </text:span>Выпрыгивааа... <text:span text:style-name="T14">–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14">– </text:span>Смотри, вот те и ответ на вопрос, куда деваются пони!</text:p>
      <text:p text:style-name="P63"><text:span text:style-name="T14">– </text:span>Где? <text:span text:style-name="T14">– </text:span>единорожка начала оглядываться.</text:p>
      <text:p text:style-name="P63"><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63"><text:span text:style-name="T14">– </text:span>И что? Я всё равно не пойму, куда пони деваются? И куда пропала Скуталу?</text:p>
      <text:p text:style-name="P63"><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text:soft-page-break/></text:p>
      <text:p text:style-name="P64">***<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Максу, Понивилль.</text:p>
      <text:p text:style-name="P6">От кого: Кантерлот, Дворец, Королевский Секретариат Её Высочества, Дневной Главы Диархии, Принцессы Селестии.</text:p>
      <text:p text:style-name="P55"/>
      <text:p text:style-name="P72">Приветствую тебя, мой маленький человек!</text:p>
      <text:p text:style-name="P7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72"><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4">P.S. Н</text:span>е гневите мироздание воровством! <text:span text:style-name="T56">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72"/>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0"/>
      <text:h text:style-name="Heading_20_2" text:outline-level="2">13. Мэйнхэттен</text:h>
      <text:p text:style-name="P94">ZZ Top – Gimme all your lovin</text:p>
      <text:p text:style-name="P94">Mothley Crue – Kick Start My Heart</text:p>
      <text:p text:style-name="P63"><text:soft-page-break/><text:span text:style-name="T14">–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14">– </text:span>Не отсылается. Глюк какой-то.</text:p>
      <text:p text:style-name="P6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63"><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63"><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4">***</text:p>
      <text:p text:style-name="P63"/>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14">– </text:span>Это неправильно! <text:span text:style-name="T14">– </text:span>заявила Рэйнбоу Дэш, отвернувшись от окна.</text:p>
      <text:p text:style-name="P63"><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63"><text:span text:style-name="T14">– </text:span>Да я не про то! <text:span text:style-name="T14">– </text:span>отмахнулась пегаска. <text:span text:style-name="T14">– </text:span>Посмотри на поле.</text:p>
      <text:p text:style-name="P63"><text:span text:style-name="T14">– </text:span>И что? Поле как поле.</text:p>
      <text:p text:style-name="P63"><text:span text:style-name="T14">– </text:span>Оно не убрано. <text:span text:style-name="T14">– </text:span>мрачно ответила пегаска. <text:span text:style-name="T14">– </text:span>Ужас, сколько кукурузы пропадает!</text:p>
      <text:p text:style-name="P63">Я присмотрелся получше и указал ей на очередной городок, проносящийся за окном.</text:p>
      <text:p text:style-name="P63"><text:span text:style-name="T14">– </text:span>У самого посёлка поля убраны. Наверняка дойдёт дело и до остальных.</text:p>
      <text:p text:style-name="P63"><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14">– </text:span>Спасибо, но от пинкиных плюшек у меня фланки округляются.</text:p>
      <text:p text:style-name="P63"><text:span text:style-name="T14">– </text:span>Да ладно тебе, Рэйнбоу Дэш! От одной не округлятся.</text:p>
      <text:p text:style-name="P63"><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14"> </text:span>Как будто…</text:p>
      <text:p text:style-name="P63"><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14">– </text:span>Они паслись… Ты можешь себе представить? Макс! Они ПАСЛИСЬ! Ели траву, как какие-то дикари! Фигня какая-то…</text:p>
      <text:p text:style-name="P6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p>
      <text:p text:style-name="P63">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14">– </text:span>Что за…?</text:p>
      <text:p text:style-name="P13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14">– </text:span>Леди и джентльпони! Просьба не паниковать! Поезд дальше не идёт: впереди провал! <text:span text:style-name="T14">– </text:span>крикнул проводник.</text:p>
      <text:p text:style-name="P63"><text:span text:style-name="T14">– </text:span>Какой ещё, в дышло, провал? Я проезжал тут два дня назад!</text:p>
      <text:p text:style-name="P63"><text:span text:style-name="T14">– </text:span>Безобразие! Верните мне деньги за билет!</text:p>
      <text:p text:style-name="P63"><text:span text:style-name="T14">– </text:span>Как вы смеете! Я опоздаю в порт! <text:s/><text:span text:style-name="T14">–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14">– </text:span>Дэш, нам надо на ту сторону.</text:p>
      <text:p text:style-name="P63"><text:span text:style-name="T14">– </text:span>Нет проблем. Я могу тебя перенести.</text:p>
      <text:p text:style-name="P63">Я с сомнением посмотрел на пегаску. Дэш в холке была мне по пояс.</text:p>
      <text:p text:style-name="P63"><text:span text:style-name="T14">– </text:span>Ты точно в этом уверена?</text:p>
      <text:p text:style-name="P6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63">Мля.</text:p>
      <text:p text:style-name="P63"><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Пегаска почесала затылок и заметила.</text:p>
      <text:p text:style-name="P63"><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 Ёбаная Селестия!</text:p>
      <text:p text:style-name="P63"><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14">– </text:span>Я чувствую, что только что упустил отличную возможность отлить на вселенную!</text:p>
      <text:p text:style-name="P63"><text:soft-page-break/></text:p>
      <text:p text:style-name="P64">***</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77">Принцесса Селестия Эквестрийская, Дневная Глава Диархии, Непобедимое Солнце, Защитница Кантерлота, Страж Эверфри и прочая и прочая...» </text:span><text:span text:style-name="T71">– </text:span><text:span text:style-name="T75">прочитал охранник, близоруко щурясь.</text:span></text:p>
      <text:p text:style-name="P63"><text:span text:style-name="T14">– </text:span>Удостоверение личности предъявлять? <text:span text:style-name="T14">– </text:span>осведомился я.</text:p>
      <text:p text:style-name="P63"><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63">Дэш, ни слова не говоря, прислонила ухо к двери.</text:p>
      <text:p text:style-name="P63"><text:span text:style-name="T14">– </text:span>Будешь смеяться, но именно этим он и занят. Вызывает полицию по телефону. <text:span text:style-name="T14">– </text:span>сообщила пегаска.</text:p>
      <text:p text:style-name="P63"><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14">– </text:span>Сколько у нас времени?</text:p>
      <text:p text:style-name="P63">Дэш почесала в затылке.</text:p>
      <text:p text:style-name="P63"><text:soft-page-break/><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14">– </text:span>Тогда давай сначала обыщем контору. Если уж полиция всё равно едет сюда, так пусть у них хотя бы будет повод!</text:p>
      <text:p text:style-name="P63"/>
      <text:p text:style-name="P64">***</text:p>
      <text:p text:style-name="P63"/>
      <text:p text:style-name="P63">Разумеется, полиция приехала, как только мы обнаружили эти чёртовы резонаторы — иначе ж и быть не могло!</text:p>
      <text:p text:style-name="P63"/>
      <text:p text:style-name="P63">…</text:p>
      <text:p text:style-name="P63"/>
      <text:p text:style-name="P63">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63">Снаружи послышался вой сирены и цокот множества копыт.</text:p>
      <text:p text:style-name="P63"><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14">– </text:span>Это твои двадцать минут? <text:span text:style-name="T14">– </text:span>возмутился я. <text:span text:style-name="T14">– </text:span>Да ещё и десяти не прошло!</text:p>
      <text:p text:style-name="P63">Дэш вымучено скривилась.</text:p>
      <text:p text:style-name="P63"><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63">Я разбил топором стеклянные дверцы прибора и вытащил рубины.</text:p>
      <text:p text:style-name="P63"><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14">– </text:span>Ну уж фигушки. Я тебя тут не оставлю.</text:p>
      <text:p text:style-name="P63"><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14">– Н</text:span>е тупи! <text:span text:style-name="T14">– </text:span>упрямо мотнула головой пегаска. <text:span text:style-name="T14">–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oft-page-break/><text:span text:style-name="T14">– </text:span>Быстро за мной! <text:span text:style-name="T14">–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14">– Ю-</text:span>хууу<text:span text:style-name="T14">!!!</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14">– </text:span>Где-то тут должна быть дверь на крышу. Не могли же они залазить туда по пожарной лестнице?</text:p>
      <text:p text:style-name="P6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6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14">– </text:span>Макс, подвинься!</text:p>
      <text:p text:style-name="P63">Пегаска оттеснила меня крупом и повернулась к двери задом.</text:p>
      <text:p text:style-name="P63"><text:span text:style-name="T14">–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14">– </text:span>Ты чего на меня так уставился? <text:span text:style-name="T14">– </text:span>подозрительно спросила пегаска.</text:p>
      <text:p text:style-name="P63"><text:span text:style-name="T14">– </text:span>Да так… Не ожидал, что ты такая…</text:p>
      <text:p text:style-name="P63"><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14">– </text:span>Ты! Не! По! Нял! Те! Бе! Не! Льзя! Тут! Ос! Та! ВАТЬСЯ!!! <text:span text:style-name="T14">–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oft-page-break/><text:span text:style-name="T14">– </text:span>Ты чего делаешь??! Пипец,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3">Некоторое время было тихо. Потом хлопнули ставни и чей-то сонный голос недовольно пробормотал:</text:p>
      <text:p text:style-name="P63"><text:span text:style-name="T14">–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14">–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14">– </text:span>Так-так, посмотрим, что тут у нас. Ага. Гм. Это наверняка тот монстр-примат, о котором писали в газетах. Занятно.</text:p>
      <text:p text:style-name="P63">Я крутился в телекинетическом поле перед единорожкой как некий диковинный экспонат шоу уродцев.</text:p>
      <text:p text:style-name="P63"><text:span text:style-name="T14">– </text:span>А это у нас кто? Гмм. Пегаска. Вот так раз! Рэйнбоу Дэш! Какими судьбами?</text:p>
      <text:p text:style-name="P63"><text:span text:style-name="T14">– </text:span>ТРИКСИ! <text:span text:style-name="T14">– <text:s/></text:span>фейсхуфнула Дэш. <text:span text:style-name="T14">– </text:span>Во имя Селестии, ЧТО ты тут делаешь?!!</text:p>
      <text:p text:style-name="P63"><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63"><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63"><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14">– </text:span>Ей ведь нельзя рассказывать, да?</text:p>
      <text:p text:style-name="P63"><text:soft-page-break/><text:span text:style-name="T14">– </text:span>Нельзя. <text:span text:style-name="T14">– </text:span>подтвердил я. <text:span text:style-name="T14">–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14">– </text:span>ОГО!</text:p>
      <text:p text:style-name="P63">Единорожка аж уселась на крыльцо от удивления.</text:p>
      <text:p text:style-name="P63"><text:span text:style-name="T14">– </text:span>Представлем себе, ЧТО вы скрываете, если ты готова на ТАКОЕ! Признаюсь, вам удалось нас заинтересовать!</text:p>
      <text:p text:style-name="P63">Единорожка в задумчивости стала ходить по веранде туда-сюда, разговаривая сама с собой.</text:p>
      <text:p text:style-name="P63"><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14">– </text:span>Мы приняли решение не выдавать вас полиции в обмен на то, что вы расскажете нам о вашей секретной миссии!</text:p>
      <text:p text:style-name="P63"><text:span text:style-name="T14">– </text:span>Не пойдёт! <text:span text:style-name="T14">– </text:span>заявил я. <text:span text:style-name="T14">– </text:span>Я уже сказал, что это тайна. Мне добавить нечего.</text:p>
      <text:p text:style-name="P63"><text:span text:style-name="T14">– </text:span>Да неужели? <text:span text:style-name="T14">– </text:span>захлопала ресницами Трикси. <text:span text:style-name="T14">–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
      <text:p text:style-name="P63">…</text:p>
      <text:p text:style-name="P47"/>
      <text:p text:style-name="P63"><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63"><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14">– </text:span>Стой! Что ты там сказала о Селестии?</text:p>
      <text:p text:style-name="P63">Трикси молча левитировала мне газеты с трюмо.</text:p>
      <text:p text:style-name="P63">…</text:p>
      <text:p text:style-name="P63">Фак! Фак-фак-фак!!!</text:p>
      <text:p text:style-name="P63">«<text:span text:style-name="T56">Исчезновение дневной главы диархии: Эквестрия в панике!</text:span>» (статья двухдневной давности).</text:p>
      <text:p text:style-name="P63">«<text:span text:style-name="T56">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3"><text:soft-page-break/>«<text:span text:style-name="T5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56">Да отстаньте же вы от меня! Он сказал, что ест пони, но я этого НЕ ВИДЕЛА!!!</text:span>»).</text:p>
      <text:p text:style-name="P63">«<text:span text:style-name="T5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5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7"><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63"><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7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14">–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70"/>
      <text:p text:style-name="P7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text:soft-page-break/>Трижды дерьмо!!! Я забыл, что для проведения эксперимента, нам нужна помощь Селестии!</text:p>
      <text:p text:style-name="P63"/>
      <text:p text:style-name="P78"><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36">МУ-ХА-ХА!</text:p>
      <text:p text:style-name="P36">Кажется, я знаю, как показать фак провидению! <text:span text:style-name="T14">Show must go on!</text:span></text:p>
      <text:p text:style-name="P63">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63">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49">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4. <text:span text:style-name="T1">Деградация</text:span></text:h>
      <text:p text:style-name="P47">&lt;<text:span text:style-name="T98">David Bowie - Lets Dance/ Ashes To Ashes</text:span></text:p>
      <text:p text:style-name="P47"><text:span text:style-name="T98">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text:soft-page-break/>–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4">***</text:p>
      <text:p text:style-name="P63"/>
      <text:p text:style-name="P63">Три дня спустя…</text:p>
      <text:p text:style-name="P63"/>
      <text:p text:style-name="P63">«<text:span text:style-name="T56">Добро пожаловать в Груммингтон! Вам здесь рады!</text:span></text:p>
      <text:p text:style-name="P63"><text:span text:style-name="T56">Население города </text:span><text:span text:style-name="T99">302 пони</text:span><text:span text:style-name="T56">.</text:span></text:p>
      <text:p text:style-name="P63"><text:span text:style-name="T99">250 пони</text:span><text:span text:style-name="T56">.</text:span></text:p>
      <text:p text:style-name="P63"><text:span text:style-name="T99">125 поней</text:span><text:span text:style-name="T56">.</text:span></text:p>
      <text:p text:style-name="P63"><text:span text:style-name="T56">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4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6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65">Крепко обнимаю, чешу холку, хлопаю по шее! Твой Макс. </text:span><text:span text:style-name="T46">Дружба </text:span><text:span text:style-name="T65">—</text:span><text:span text:style-name="T46"> </text:span><text:span text:style-name="T3">э</text:span><text:span text:style-name="T46">то, </text:span><text:span text:style-name="T101">так её </text:span><text:span text:style-name="T3">разэтак</text:span><text:span text:style-name="T101">,</text:span><text:span text:style-name="T46"> магия!</text:span><text:span text:style-name="T87">»</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text:soft-page-break/>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 …Да ладно!</text:p>
      <text:p text:style-name="P63">Пегаска сидела на полу и удивлённо рассматривала свои крылья. Потом для уверенности подёргала зубами за маховые перья.</text:p>
      <text:p text:style-name="P63">–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У-у-у-ы-ы-ы-а-а-а!</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 Ы-ы-ы!!!»</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text:soft-page-break/>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 Ну ладно. Сама напросилась!</text:p>
      <text:p text:style-name="P63">Я задумался.</text:p>
      <text:p text:style-name="P63">…</text:p>
      <text:p text:style-name="P63">– Вот тебе сказка с моралью. Слушай.</text:p>
      <text:p text:style-name="P63">Я устроился на диване, положив под ноги подушку, на которой тут же примостилась и пегаска.</text:p>
      <text:p text:style-name="P63">– Однажды в кувшин с молоком попали две жабы…</text:p>
      <text:p text:style-name="P63">– Бггг! Уже смешно! – заржала Дэш. – <text:s/>Как могли жабы попасть в кувшин? Он же высокий? Жабы прыгают низко. Может, это было блюдце?</text:p>
      <text:p text:style-name="P63">– Нет! – упёрся я. – Кувшин! Иначе морали не получится! Жабы… эээ… свалились в него с кантерлотской скалы.</text:p>
      <text:p text:style-name="P63">– Ух ты! Круто! А что они там делали?</text:p>
      <text:p text:style-name="P63">– Дэш! Как я могу рассказывать, если ты постоянно меня перебиваешь?</text:p>
      <text:p text:style-name="P63">– Ну пожалуйста! Больше не буду, только объясни, как жабы оказались в Кантерлоте?</text:p>
      <text:p text:style-name="P6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3">– Вау! Прикольно!</text:p>
      <text:p text:style-name="P6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63">– А какая тут мораль? Ты говорил, в этой сказке будет мораль!</text:p>
      <text:p text:style-name="P63">– Мораль? Э-э-э... Мораль тут такая. – <text:s/>мрачно заявил я. – Не умеешь летать — не суйся к принцессе!</text:p>
      <text:p text:style-name="P63"><text:soft-page-break/>– Хорошая… ммм… сказка… – пробормотала пегаска сонно. Зевнув во весь рот она потянулась и, прижавшись к моей ноге, заснула.</text:p>
      <text:p text:style-name="P6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3">Я пожал плечами, устроился поудобнее и укрылся одеялом.</text:p>
      <text:p text:style-name="P63">…</text:p>
      <text:p text:style-name="P6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99">37 пни</text:span></text:p>
      <text:p text:style-name="P80">24пн</text:p>
      <text:p text:style-name="P80">15</text:p>
      <text:p text:style-name="P63"><text:span text:style-name="T56">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3">«<text:span text:style-name="T56">Добро пожаловать в Груммингтон! Вам здесь рады!</text:span></text:p>
      <text:p text:style-name="P63"><text:span text:style-name="T56">Население города </text:span><text:span text:style-name="T99">302 пони</text:span><text:span text:style-name="T56">.</text:span></text:p>
      <text:p text:style-name="P63"><text:span text:style-name="T99">250 пони</text:span><text:span text:style-name="T56">.</text:span></text:p>
      <text:p text:style-name="P63"><text:span text:style-name="T99">125 поней</text:span><text:span text:style-name="T56">.</text:span></text:p>
      <text:p text:style-name="P63"><text:span text:style-name="T56">54 паня.</text:span>»</text:p>
      <text:p text:style-name="P6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3">– Ты хочешь сказать, этой ночью из населения осталась ты одна? – хрипло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УУУУУУРРРРРРГГГГХХХХХХХ!!!<text:span text:style-name="T14">&lt;</text:span><text:span text:style-name="T86">Metallica-Enter Sandman</text:span><text:span text:style-name="T14">&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7"/>
      <text:p text:style-name="P67">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47">&lt;<text:span text:style-name="T85">Kiss – I Was Made For Lovin’ You</text:span>&gt;</text:p>
      <text:p text:style-name="P6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3">Я поднял кусок газеты, прибитый ветром к ограждению и быстро пробежался по заголовкам.</text:p>
      <text:p text:style-name="P63">«<text:span text:style-name="T5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79">«</text:span><text:span text:style-name="T5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79">».</text:span> «<text:span text:style-name="T56">Провинция пустеет: репортаж из обеспоневшего посёлка</text:span>». «<text:span text:style-name="T56">Нехватка пегасов-погодников: указ принцессы Луны разрешает набор в погодные команды пегасов без лётных аттестатов</text:span>». «<text:span text:style-name="T56">Опасный преступник «примат-макс» всё ещё на </text:span><text:soft-page-break/><text:span text:style-name="T56">свободе! Фетлок приходит в себя после разгрома павильона Псинтела. Награда за поимку возросла до двадцати тысяч!!!</text:span>». «<text:span text:style-name="T56">Казус в Мэйнхэттене: неизвестные разбросали по центру города листовки, доказывающие похищение Селестии Найтмэр Мун</text:span>».</text:p>
      <text:p text:style-name="P63">На ближайшем же столбе висело объявление, в котором за мою голову уже предлагалось двадцать пять тысяч.</text:p>
      <text:p text:style-name="P6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3">Пегаска взмахнула крыльями для эффекта. Неожиданно для неё и меня, взмах крыльев подбросил её вверх на хороший метр.</text:p>
      <text:p text:style-name="P63">– Какого се… – пегаска приземлилась на круп, изумлённо глядя на свои крылья. – ...на!</text:p>
      <text:p text:style-name="P63">Подумав немного, Дэш выбралась из упряжи и что есть мочи замахала крыльями.</text:p>
      <text:p text:style-name="P6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3">Я перевязывал пегаске голову, когда мне в голову пришла идея. Я указал на валяющийся рядом с нами самокат.</text:p>
      <text:p text:style-name="P63">– Дэш, ты ведь сможешь буксировать его на лету?</text:p>
      <text:p text:style-name="P63">– Этот? Конечно могу! Плёвое дело!</text:p>
      <text:p text:style-name="P63">– А со мной?</text:p>
      <text:p text:style-name="P63">– Хмм. Понимаю, к чему ты клонишь.</text:p>
      <text:p text:style-name="P63">Пегаска критически оглядела меня.</text:p>
      <text:p text:style-name="P6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3">…</text:p>
      <text:p text:style-name="P63">Когда дорожное покрытие слилось в сплошную серую полосу, а руль самоката начал у меня в руках вибрировать от скорости, я заорал:</text:p>
      <text:p text:style-name="P63">– Дэ-э-э-ш!!! Сто-о-ой!!! Хватит! Испытание пройдено! Не увлекайся!!!</text:p>
      <text:p text:style-name="P63">Пегаска приземлилась и, выплюнув поводья изо рта, встала в гордую позу.</text:p>
      <text:p text:style-name="P63">– Я ещё и не начинала, между прочим! Так, только чуть-чуть размялась!</text:p>
      <text:p text:style-name="P63">Я положил самокат и на трясущихся ногах приближался к ней. Сердце ходило ходуном где-то в районе пяток.</text:p>
      <text:p text:style-name="P63">– Дэш, ты это нарочно? Про «клячу» и всё такое?</text:p>
      <text:p text:style-name="P63">– А что такое? – невинно спросила пегаска, полуобернувшись ко мне задом.</text:p>
      <text:p text:style-name="P63"><text:soft-page-break/>– А ничего. – нарочито спокойно сказал я, демонстративно закатывая рукава.</text:p>
      <text:p text:style-name="P6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3">– <text:s/>А того, что я тебя сейчас!..</text:p>
      <text:p text:style-name="P63">ХЛОП!</text:p>
      <text:p text:style-name="P6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3">– Бггг! – <text:s/>заржала пегаска. – Макс, не будь нытиком! Прикольная же шутка!</text:p>
      <text:p text:style-name="P6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3"><text:s/>Я потрепал пегаску между ушей.</text:p>
      <text:p text:style-name="P63">– Насчёт шуток я уже заметил. Не парься, я не сержусь. Вдобавок, не такой уж я и хрупкий, просто люблю перестраховаться.</text:p>
      <text:p text:style-name="P63">– Да? Это клёво. – успокоилась Дэш. – А можно попросить тебя об одной вещи?</text:p>
      <text:p text:style-name="P63">– Да?</text:p>
      <text:p text:style-name="P63">– Помнишь, я разревелась в Груммингтоне?</text:p>
      <text:p text:style-name="P63">– Ну да, было дело.</text:p>
      <text:p text:style-name="P63">– Забудь про это!</text:p>
      <text:p text:style-name="P63">– Почему? – озадачился я. – Ты тогда была такой милой тогда.</text:p>
      <text:p text:style-name="P63">Дэш насупилась и принялась ковырять копытом асфальт.</text:p>
      <text:p text:style-name="P6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3">Я пожал плечами.</text:p>
      <text:p text:style-name="P6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3">– Но ты не плачешь.</text:p>
      <text:p text:style-name="P63">Я задумался.</text:p>
      <text:p text:style-name="P6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3">– Ни фига себе! Куда ж может быть хуже? – воскликнула Дэш. – У вас что, все поголовно встают в восемь утра и едят сено на завтрак, обед и ужин?</text:p>
      <text:p text:style-name="P63">Я засмеялся.</text:p>
      <text:p text:style-name="P63">– Кто-то встаёт и раньше. Но не в этом проблема. У нас... Как бы это сказать... очень холодно.</text:p>
      <text:p text:style-name="P6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3">– Нет, я не то имел ввиду. Холодно не в физическом смысле. В душевном.</text:p>
      <text:p text:style-name="P63">Пегаска всмотрелась мне в лицо, как будто впервые видя его.</text:p>
      <text:p text:style-name="P63">– Ты имеешь ввиду, что тебе утром некому сказать: «Привет, хорошего дня»?</text:p>
      <text:p text:style-name="P63">– Да, примерно это я имел ввиду.</text:p>
      <text:p text:style-name="P63">– Сочувствую. Без друзей не прикольно. Всем нужны друзья. Даже Дискорду, дискорд его забери!</text:p>
      <text:p text:style-name="P63">Пегаска вдруг стала на задние ноги, положив передние мне на плечи.</text:p>
      <text:p text:style-name="P63">– Макс! В Эквестрии у тебя всегда будут друзья, что бы ни случилось!</text:p>
      <text:p text:style-name="P63">Я растроганно обнял пегаску и погладил её по шее.</text:p>
      <text:p text:style-name="P63">– Спасибо, Дэш. Это просто здорово!</text:p>
      <text:p text:style-name="P63">…</text:p>
      <text:p text:style-name="P63">Оставляя на прилавке очередной пустующей филлидельфийской лавки монетку, я озабоченно заметил:</text:p>
      <text:p text:style-name="P6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3">– Ты чего? – не поняла шутки пегаска. – А как же твоё участие в эксперименте?</text:p>
      <text:p text:style-name="P63">– Ты меня всё равно как-нибудь вытащишь. – отмахнулся я. – Лучше помоги искать палатку.</text:p>
      <text:p text:style-name="P6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3">Я пропустил замечание пегаски мимо ушей и продолжил паковать рюкзак.</text:p>
      <text:p text:style-name="P6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3">– Надеюсь, с ним ничего не случится. – озабоченно сказал я. – Иначе придётся объясняться с Трикси.</text:p>
      <text:p text:style-name="P63">– Ерунда! В крайнем случае, купишь ей новый. – отмахнулась пегаска. – Ты не представляешь, как я рада, что избавилась от него!</text:p>
      <text:p text:style-name="P63">Пегаска взлетела и осторожно потянула упряжь. Потом приземлилась и недовольно глянула на меня.</text:p>
      <text:p text:style-name="P63">– Скидывай! – скомандовала пегаска, указав на рюкзак.</text:p>
      <text:p text:style-name="P63">– В чём дело?</text:p>
      <text:p text:style-name="P63">Пегаска молча потянула зубами за шлейку рюкзака, сдёргивая его с меня.</text:p>
      <text:p text:style-name="P63">– Дэш, ты чего?</text:p>
      <text:p text:style-name="P63">Пегаска раскрыла рюкзак и стала копаться в нём.</text:p>
      <text:p text:style-name="P63">– Я могу нести тебя, когда ты весишь семьдесят килограмм. – больший из двух котелков отправился в провал.</text:p>
      <text:p text:style-name="P63">– Я могу тянуть тебя, когда ты весишь восемьдесят килограмм. – две трети наших запасов картошки и ухнули следом.</text:p>
      <text:p text:style-name="P63">– Я могу тащить тебя, даже когда ты весишь девяносто! – насос и запасное колесо к самокату улетели туда же.</text:p>
      <text:p text:style-name="P63">– Но мы не договаривались, что ты будешь весить под сто десять только потому, что дорвался до бесплатных магазинов! Лягать, это уже слишком!</text:p>
      <text:p text:style-name="P63"><text:soft-page-break/>– Погоди, Дэш, консервы-то не выкидывай! Ты ж сама говорила, что только-только размялась и всё такое. <text:span text:style-name="T100">И магазин</text:span>ы вовсе<text:span text:style-name="T100"> не </text:span>бесплатные<text:span text:style-name="T100"> <text:s/></text:span>— я оставлял там деньги — последние, кстати. Дай, я сам отберу припасы...</text:p>
      <text:p text:style-name="P63">…</text:p>
      <text:p text:style-name="P6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3">– Я уже вижу Кантерлот. Ещё день пути — и сворачиваем к Понивиллю.</text:p>
      <text:p text:style-name="P63">– А ты выдержишь?</text:p>
      <text:p text:style-name="P63">Пегаска фыркнула.</text:p>
      <text:p text:style-name="P63">– Я-то выдержу. Самокат — нет.</text:p>
      <text:p text:style-name="P6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3">– Я уже думала над этим. Там часто встречаются пони. Тебя узнают.</text:p>
      <text:p text:style-name="P6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3">– «Трасса 52» – прочла Дэш на табличке. – Что-то я не помню тут никаких трасс. Наверное, недавно построили.</text:p>
      <text:p text:style-name="P6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3">– Дэ-э-эш! Тормози-и-и!!!</text:p>
      <text:p text:style-name="P63">– Чего-о-о?! Не слышу!!!</text:p>
      <text:p text:style-name="P63">КРАК!!!</text:p>
      <text:p text:style-name="P6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3"/>
      <text:p text:style-name="P63">…</text:p>
      <text:p text:style-name="P63"/>
      <text:p text:style-name="P73"><text:soft-page-break/>Сияние. <text:span text:style-name="T100">Оно п</text:span>овсюду. <text:span text:style-name="T100">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 Больной, как вы себя чувствуете? Вы можете назвать своё имя?</text:p>
      <text:p text:style-name="P73">Я закрываю глаза и пытаюсь вспомнить.</text:p>
      <text:p text:style-name="P7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3">Я открываю глаза и вижу фигуру в голубом.</text:p>
      <text:p text:style-name="P73"/>
      <text:p text:style-name="P63">…</text:p>
      <text:p text:style-name="P63"/>
      <text:p text:style-name="P63">Сознание с трудом возвращалось в гудевшую <text:span text:style-name="T10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3">– Ма-а-акс! Ма-а-акс! Встава-а-ай!</text:p>
      <text:p text:style-name="P63">– И как я, интересно, могу встать, если ты стоишь прямо надо мной? – с трудом отвечаю я.</text:p>
      <text:p text:style-name="P63"><text:soft-page-break/>– Хорош умничать! – буркнула пегаска сквозь слёзы. – Макс?!!</text:p>
      <text:p text:style-name="P63">Я был полузадушен силой объятий пегаски.</text:p>
      <text:p text:style-name="P63">– Что-то я слишком часто реву с тех пор, как мы познакомились. – пробормотала Дэш, прижавшись ко мне. – Это не круто.</text:p>
      <text:p text:style-name="P63">– Ещё как круто! – утешил пегаску я. – Ты мне всю рубашку промочила. Прямо как водомётная машина.</text:p>
      <text:p text:style-name="P63">– <text:span text:style-name="T100">А т</text:span>ы вставать не хотел! Я очень-очень испугалась. <text:span text:style-name="T100">Всё-таки, д</text:span>урацкая это была затея с самокатом! Если бы можно было вернуться к фургону!</text:p>
      <text:p text:style-name="P6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3">Дэш почесала в затылке.</text:p>
      <text:p text:style-name="P6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3">Вроде, не издевается.</text:p>
      <text:p text:style-name="P63">– Дэш!</text:p>
      <text:p text:style-name="P63">– Ась?</text:p>
      <text:p text:style-name="P63">Пегаска с невинным видом уставилась на меня, практически упёршись своим носом в мой.</text:p>
      <text:p text:style-name="P63">– Я бегаю ещё хуже, чем ты таскаешь фургоны. То есть, чуть лучше, чем никак.</text:p>
      <text:p text:style-name="P63">Пегаска критически осмотрела меня и помотала головой.</text:p>
      <text:p text:style-name="P63">– Фиговые у тебя шутки. Не смешные.</text:p>
      <text:p text:style-name="P63">– Дэш, я не шучу.</text:p>
      <text:p text:style-name="P63">– Не верю. – пегаска провела крылом по моей ноге от пояса до пятки. – У тебя очень длинные ноги. Почти как у аликорнов. Ты не можешь плохо бегать.</text:p>
      <text:p text:style-name="P6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3"><text:span text:style-name="T14">–</text:span> А какой у тебя там был образ жизни?</text:p>
      <text:p text:style-name="P63"><text:span text:style-name="T14">–</text:span> Сидячий. Каждый день по восемь-десять часов в день на стуле, перед компьютером. Иногда и по двенадцать.</text:p>
      <text:p text:style-name="P63">У Дэш отвалилась челюсть.</text:p>
      <text:p text:style-name="P63"><text:span text:style-name="T14">–</text:span> Дискордовы яйца! Ты сидел в тюрьме? За что тебя посадили?</text:p>
      <text:p text:style-name="P63"><text:span text:style-name="T14">–</text:span> Я не сидел в тюрьме! У меня работа сидячая. Была. Программисты так работают, понимаешь? Сидя. У нас это в порядке вещей.</text:p>
      <text:p text:style-name="P63">Пегаска неверяще смотрела на меня. Потом её удивление сменилось сочувствием. Она схватилась за голову.</text:p>
      <text:p text:style-name="P63"><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78">о такие… гм… заклинания. Ты </text:span><text:span text:style-name="T67">пишешь</text:span><text:span text:style-name="T78">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63"><text:span text:style-name="T7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5">– Не парься. Просто исходи из того, что до Понивилля мы доберёмся шагом. И ещё вот что…</text:p>
      <text:p text:style-name="P65">– Да?</text:p>
      <text:p text:style-name="P65">– Слезь с меня наконец!</text:p>
      <text:p text:style-name="P65"/>
      <text:p text:style-name="P64">***</text:p>
      <text:p text:style-name="P63"/>
      <text:p text:style-name="P63">Два дня спустя…</text:p>
      <text:p text:style-name="P63"/>
      <text:p text:style-name="P63">Мы стояли на берегу Седлового озера. Дэш озадаченно осматривалась.</text:p>
      <text:p text:style-name="P6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5">–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65">Пегаска <text:span text:style-name="T14">сконфужено</text:span> заметила:</text:p>
      <text:p text:style-name="P65">– Я в этих краях впервые. И обычно я путешествую по воздуху или поездом.</text:p>
      <text:p text:style-name="P6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100">матюков мне</text:span> удалось замазать самые большие щели. За тестовый<text:span text:style-name="T100"> </text:span>получасовый заплыв<text:span text:style-name="T100"> </text:span>в лодку набралось всего две банки воды.</text:p>
      <text:p text:style-name="P65">– Ну что, отправляемся? – Дэш свеслилась с носа, глядя в зеленоватую воду. – Как лодку назовёшь, кэп?</text:p>
      <text:p text:style-name="P65">– «Две банки». – буркнул я.</text:p>
      <text:p text:style-name="P49"/>
      <text:p text:style-name="P49">…</text:p>
      <text:p text:style-name="P49">&lt;<text:bookmark text:name="eow-title"/><text:span text:style-name="T90">Haddaway - What is love </text:span>&gt;</text:p>
      <text:p text:style-name="P6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5">– Макс. – прервала ход моих мыслей пегаска. – Наш путь заканчивается. В Понивилле мы расстанемся. Ты ничего не хочешь сказать?</text:p>
      <text:p text:style-name="P65">– Что именно? – вопрос застал меня врасплох. Я прекратил грести и обернулся.</text:p>
      <text:p text:style-name="P65">– Ну… – пегаска смутилась. – Что у тебя на душе? Какие чувства? Ты правда совсем-совсем ничего не хочешь мне сказать?</text:p>
      <text:p text:style-name="P65">– Да вроде нет. Ни о чём не думал вообще.</text:p>
      <text:p text:style-name="P6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5">– Значит, тебе нечего мне сказать? Тогда я скажу! Ты врёшь, что ни о чём не думал! Ты опять думал о ней!</text:p>
      <text:p text:style-name="P65">– О ком?</text:p>
      <text:p text:style-name="P6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5">Та-а-ак! Вот в чём дело, лягать меня в пузо! Пегаска ревнует! Какого хера? <text:span text:style-name="T100">Я не давал ей повода!</text:span></text:p>
      <text:p text:style-name="P65">– Это не твоё дело! – рявкнул я.</text:p>
      <text:p text:style-name="P65">– Ах, не моё?! Не моё после побега из центра Псинтела?! Не моё после обнимашек в фургоне?! Не моё после трассы 52?!! Ты… Ты…</text:p>
      <text:p text:style-name="P6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5">– Да пожалуйста! – пегаска топнула ногой. – Нет там для вас ничего полезного! Но раз уж ты это вспомнил — на здоровье! Я видела во сне человека! И о<text:span text:style-name="T100">н жил с пони! И они </text:span>офигенски <text:span text:style-name="T100">любили друг друга! И у них </text:span>был<text:span text:style-name="T100"> </text:span>офигенский <text:span text:style-name="T100">секс! </text:span>И это было круто!<text:span text:style-name="T100"> </text:span>А ты… Ты <text:span text:style-name="T14">— н</text:span>е такой! Ты не любишь пони!!!</text:p>
      <text:p text:style-name="P65">С каждой фразой пегаска всё сильнее топала ногой. Последнюю фразу она завершила сокрушительным фумикоми.</text:p>
      <text:p text:style-name="P65">КРАК!</text:p>
      <text:p text:style-name="P65">– Ой! – пегаска поспешно отдёрнула ногу. Но было поздно.</text:p>
      <text:p text:style-name="P6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5">– Оставь меня в покое! Мне не нужна твоя помощь!!!</text:p>
      <text:p text:style-name="P6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62">—</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5">Приволочив меня на берег, Дэш разжала зубы. Я успел перевернуться на спину, когда она со стоном повалилась на меня, раскинув крылья.</text:p>
      <text:p text:style-name="P65"><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5"><text:span text:style-name="T14">– </text:span>Выф-выф-вуф! <text:span text:style-name="T14">– </text:span>возразил я.</text:p>
      <text:p text:style-name="P65">Отпихнув от лица живот пегаски и выплюнув шерсть, я продолжил.</text:p>
      <text:p text:style-name="P65"><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5"><text:span text:style-name="T14">– </text:span>Бе-бе-бе! <text:span text:style-name="T14">– </text:span>устало передразнила меня Дэш. <text:span text:style-name="T14">– </text:span><text:span text:style-name="T48">Макс! Я </text:span><text:span text:style-name="T52">— </text:span><text:span text:style-name="T48">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5">Я молчал, осмысливая услышанное. Злость ушла. Пришла печаль.</text:p>
      <text:p text:style-name="P65"><text:span text:style-name="T14">– </text:span>Дэш, я знаю. Просто не могу о ней забыть.</text:p>
      <text:p text:style-name="P65">Пегаска тяжело поднялась.</text:p>
      <text:p text:style-name="P65"><text:span text:style-name="T14">– </text:span>Везёт же некоторым. <text:span text:style-name="T14">– </text:span>пробормотала она, раскрывая крылья для просушки.</text:p>
      <text:p text:style-name="P65">…</text:p>
      <text:p text:style-name="P65"><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65">Я сидел на песке, прижимаясь спиной к спине пегаски. Её распахнутые крылья защищали меня от ветра.</text:p>
      <text:p text:style-name="P65"><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72">– </text:span><text:span text:style-name="T62">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49">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49">.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text:soft-page-break/>– <text:span text:style-name="T1">Дэш… Ты же понимаешь, что я не люблю тебя?</text:span></text:p>
      <text:p text:style-name="P49">–<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4">– </text:span>Хорошо, пусть это будет моей фантазией. А ты правда принимаешь меня?</text:p>
      <text:p text:style-name="P4"><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8">&lt;<text:span text:style-name="T85">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text:soft-page-break/>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65"/>
      <text:h text:style-name="Heading_20_2" text:outline-level="2">16. <text:span text:style-name="T1">Понивилль. Фейс-контроль </text:span></text:h>
      <text:p text:style-name="P49">&lt;<text:span text:style-name="T85">Mothley Crue – Cickstart my heart</text:span>&gt;</text:p>
      <text:p text:style-name="P65">«<text:span text:style-name="T5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5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56">Нехватка погодных пегасов: Вондерболты перешли к круглосуточной вахте</text:span>». «<text:span text:style-name="T56">Общественные работы: распоряжением принцессы Луны работы по строительству мостов через провалы расширены и на субботу</text:span>». «<text:span text:style-name="T5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5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5"/>
      <text:p text:style-name="P65">Я отложил стопку газет, принесенных пегаской.</text:p>
      <text:p text:style-name="P65"><text:span text:style-name="T14">–</text:span> Про меня таки забыли. Отлично.</text:p>
      <text:p text:style-name="P65"><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65"><text:span text:style-name="T14">–</text:span> Ого! Луна никак не уймется. Ладно, это её проблемы.</text:p>
      <text:p text:style-name="P65">К счастью, библиотека Понивилля располагалась на окраине. Пробраться туда под покровом сумерек было раз плюнуть.</text:p>
      <text:p text:style-name="P65"><text:span text:style-name="T14">– </text:span>Твайлайт, привет! Мы вернулись! <text:span text:style-name="T14">–</text:span> я захлопнул за собой дверь.</text:p>
      <text:p text:style-name="P6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5">Ни слова ни говоря, Твайлайт отперла дверь в подвал и потащила меня за собой.</text:p>
      <text:p text:style-name="P65"><text:span text:style-name="T14">– К</text:span>АКОГО ХУЯ?!! Твайлайт, ёб твою понимать, ты чё творишь? <text:span text:style-name="T14">– </text:span>я вцепился в ручку двери.</text:p>
      <text:p text:style-name="P65"><text:span text:style-name="T14">– </text:span>Твайли, ты чего? <text:span text:style-name="T14">– </text:span>брыкалась Дэш. <text:span text:style-name="T14">– </text:span>Немедленно опусти меня на пол!</text:p>
      <text:p text:style-name="P65"><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5"><text:soft-page-break/>ХРУСТЬ!</text:p>
      <text:p text:style-name="P65">Дверная ручка оторвалась с мясом и я продолжил низвержение в подвал.</text:p>
      <text:p text:style-name="P65"><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5"><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65">Я молча дёргался, пытаясь сломать браслеты.</text:p>
      <text:p text:style-name="P65"><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5">Единорожка отвернулась к стеклянному шкафу и стала рыться в нём.</text:p>
      <text:p text:style-name="P65"><text:span text:style-name="T14">– </text:span>Где-то он тут был, я же клала его сюда на прошлой неделе, после эксперимента с тыквой!</text:p>
      <text:p text:style-name="P6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5"><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65">Я снова распластался на столе, скованный браслетами. Твайлайт с безумными глазами склонилась надо мной. Рядом с ней парил скальпель.</text:p>
      <text:p text:style-name="P65"><text:span text:style-name="T14">– </text:span>Твайлайт, не смей! <text:span text:style-name="T14">– </text:span>хриплым от ужаса голосом прошептал я.</text:p>
      <text:p text:style-name="P65"><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5">Скальпель с огромной скоростью метнулся ко мне.</text:p>
      <text:p text:style-name="P65"><text:span text:style-name="T14">– </text:span>А-А-А-А-А-А!</text:p>
      <text:p text:style-name="P65">Вжик-вжие-вжик!</text:p>
      <text:p text:style-name="P65">Лоскутья одежды полетели на пол. Я лежал на столе как новорождённый и орал соответственно.</text:p>
      <text:p text:style-name="P65"><text:span text:style-name="T14">– О</text:span>у! <text:span text:style-name="T100">Что-то новенькое! </text:span>Это надо задокументировать.</text:p>
      <text:p text:style-name="P65">Невесть откуда взявшийся фотоаппарат сделал несколько снимков моего естества в разных ракурсах.</text:p>
      <text:p text:style-name="P65"><text:span text:style-name="T14">– </text:span>Хрен-то тебе зачем? <text:span text:style-name="T14">– </text:span>с бессильной злостью спросил я. <text:span text:style-name="T14">– </text:span><text:span text:style-name="T100">Т</text:span>ы собираешься устроить филиал порнхаба для пони-извращенцев?</text:p>
      <text:p text:style-name="P65"><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5"><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5"><text:soft-page-break/><text:span text:style-name="T14">– </text:span>А если попроще?</text:p>
      <text:p text:style-name="P65"><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65">Твайлайт вытащила воронку из аппарата и приставила её к моей груди. За воронкой к ящику тянулся толстый гофрированный шланг.</text:p>
      <text:p text:style-name="P65"><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65"><text:span text:style-name="T14">– М</text:span>агнетрон вводит в резонанс только частицы магического субстрата. Тебе не о чём волноваться.</text:p>
      <text:p text:style-name="P6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5"><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5"/>
      <text:p text:style-name="P50">***</text:p>
      <text:p text:style-name="P50"/>
      <text:p text:style-name="P65"><text:span text:style-name="T14">– </text:span>А-А-А-А-А-А!!! Бля!</text:p>
      <text:p text:style-name="P65">Мой полёт сквозь усыпанную звёздами сине-зелёную мглу закончился столкновением с чем-то мягким.</text:p>
      <text:p text:style-name="P65"><text:span text:style-name="T14">– </text:span>Сестра???</text:p>
      <text:p text:style-name="P6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5"><text:span text:style-name="T14">– </text:span>А-А-А-А-А-А!!!</text:p>
      <text:p text:style-name="P65"/>
      <text:p text:style-name="P66">***</text:p>
      <text:p text:style-name="P66"/>
      <text:p text:style-name="P65">Две кляксы надо мной сформировались в Рэйнбоу Дэш и Твайлайт Спаркл. Пони озадаченно наблюдали за мной и тихо шушукались.</text:p>
      <text:p text:style-name="P65"><text:span text:style-name="T14">– </text:span>Никогда, слышишь, никогда больше не смей подымать меня...</text:p>
      <text:p text:style-name="P65"><text:span text:style-name="T14">– </text:span>Откуда я знала, что резонансное заклинание так среагирует на...</text:p>
      <text:p text:style-name="P65"><text:span text:style-name="T14">– М</text:span>акс? <text:span text:style-name="T14">– </text:span>пегаска заметила, что я открыл глаза. <text:span text:style-name="T14">– </text:span>Ты в порядке?</text:p>
      <text:p text:style-name="P65">Я издал нечто среднее между брачным рёвом лося и стоном умирающего слона.</text:p>
      <text:p text:style-name="P65"><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5"><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65"/>
      <text:p text:style-name="P65">…</text:p>
      <text:p text:style-name="P65"/>
      <text:p text:style-name="P6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5"><text:span text:style-name="T14">– </text:span>Итак, мы:</text:p>
      <text:p text:style-name="P65">а) Имеем резонаторные рубины для ускорителя.</text:p>
      <text:p text:style-name="P65">б) После исчезновения принцессы Селестиии, не имеем <text:s/>возможности контролировать усиленное ускорителем <text:s/>заклинание Индрэ.</text:p>
      <text:p text:style-name="P65">Это значит, что:</text:p>
      <text:p text:style-name="P65">а) Нам придётся пользоваться обычной версией заклинания. Вероятность успеха в этом случае я оцениваю как <text:s/>один к пяти.</text:p>
      <text:p text:style-name="P65">б) Или идти на большой риск и вызвать неконтролируемое усиленное заклинание.</text:p>
      <text:p text:style-name="P65">Во втором случае вероятность возникновения крупной энергомагической вспышки я оцениваю как один к трём.</text:p>
      <text:p text:style-name="P65"><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65"><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65"><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65">– Дорогая, каждый пони должен быть готов на всё во имя Эквестрии! Если, конечно, это не грязь под туалетным ковриком. – заявила Рэрити.</text:p>
      <text:p text:style-name="P65"><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65"><text:span text:style-name="T14">– </text:span>Тебе-то на Понивилль точно махать! <text:span text:style-name="T14">– </text:span>огрызнулась фермерша. <text:span text:style-name="T14">– Т</text:span>вой дом, поди, не зацепит.</text:p>
      <text:p text:style-name="P65"><text:span text:style-name="T14">– </text:span>Что ты сказала? А ну, повтори? <text:span text:style-name="T14">– </text:span>взвилась пегаска.</text:p>
      <text:p text:style-name="P65"><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65"><text:span text:style-name="T14">– </text:span>Ась?</text:p>
      <text:p text:style-name="P65"><text:span text:style-name="T14">– </text:span>Что?</text:p>
      <text:p text:style-name="P65"><text:span text:style-name="T14">– </text:span>Какой? <text:span text:style-name="T14">– </text:span>разом <text:span text:style-name="T14">о</text:span>бернулась ко мне компания.</text:p>
      <text:p text:style-name="P65"><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65"><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5"><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65"><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5"><text:span text:style-name="T14">– </text:span>Рэр, иногда лучше жевать, чем говорить. Вот честно!</text:p>
      <text:p text:style-name="P65"><text:soft-page-break/><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5"><text:span text:style-name="T14">– </text:span>Они лежали в нагрудном кармане рубашки.</text:p>
      <text:p text:style-name="P65">Твайлайт отвлеклась от доски.</text:p>
      <text:p text:style-name="P65"><text:span text:style-name="T14">– В р</text:span>убашке? Я послала вниз Спайка прибраться. Те лохмотья тлели после вспышки... Спа-а-айк!!!</text:p>
      <text:p text:style-name="P65">Дракончик поднялся по лестнице с веником в одной лапе и мусорным пакетом в другой. Он был весь перемазан сажей и что-то торопливо жевал.</text:p>
      <text:p text:style-name="P65"><text:span text:style-name="T14">– </text:span>Вот, прибрался малёхо. Но с потолка сажу ещё не успел счистить, там стремянка нужна.</text:p>
      <text:p text:style-name="P65"><text:span text:style-name="T14">– </text:span>Спайки-Вайки, не выкидывай одежду, пожалуйста. В ней должны быть рубины.</text:p>
      <text:p text:style-name="P65"><text:span text:style-name="T14">– </text:span>Какие ещё рубины? <text:span text:style-name="T14">– </text:span>переспросил Спайк и зажевал быстрее.</text:p>
      <text:p text:style-name="P65"><text:span text:style-name="T14">–</text:span> Резонаторные! <text:span text:style-name="T14">–</text:span> холодея, ответил я. <text:span text:style-name="T14">– </text:span>В кармане рубашки должны лежать четыре кристалла.</text:p>
      <text:p text:style-name="P65"><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7"/>
      <text:p text:style-name="P65">…</text:p>
      <text:p text:style-name="P65"/>
      <text:p text:style-name="P65"><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65"><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65">Подушка отогнулась и в прямоугольнике света показалась голова Пинки.</text:p>
      <text:p text:style-name="P65"><text:span text:style-name="T14">– </text:span>Макс. Ты сейчас правильный, или нет?</text:p>
      <text:p text:style-name="P65"><text:span text:style-name="T14">– </text:span>Макс, ты как? Тебе уже лучше? <text:span text:style-name="T14">– </text:span>в прямоугольнике появилась голова Рэйнбоу Дэш.</text:p>
      <text:p text:style-name="P65"><text:span text:style-name="T14">– </text:span>Фигурально выражаясь, ты в себе? <text:span text:style-name="T14">– </text:span>вклинилась между ними Твайлайт Спаркл.</text:p>
      <text:p text:style-name="P65"><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65">Я отдышался. Поняхи участливо смотрели на меня, выискивая признаки успокоения.</text:p>
      <text:p text:style-name="P65"><text:span text:style-name="T14">– </text:span>Отпустите. Я уже правильный. <text:span text:style-name="T14">– </text:span>наконец произнёс я.</text:p>
      <text:p text:style-name="P65">Пинки, Дэш и Твайлайт слезли с горки подушек, наваленных на меня после эмоционального взрыва. Эпплджек встала с ног.</text:p>
      <text:p text:style-name="P65"><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5"><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65"><text:span text:style-name="T14">– </text:span>Спайк!!! Немедленно... <text:s/>сбегай в лавку к Кейкам за выпечкой! Нам всем нужно успокоиться.</text:p>
      <text:p text:style-name="P65"><text:span text:style-name="T14">– </text:span>Уже бегу!</text:p>
      <text:p text:style-name="P65"/>
      <text:p text:style-name="P66">***</text:p>
      <text:p text:style-name="P65"/>
      <text:p text:style-name="P6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5"><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65"><text:span text:style-name="T14">– </text:span>Не беспокойся, всё просчитано. Я уверена, я подчёркиваю, абсолютно уверена в безопасности эксперимента!</text:p>
      <text:p text:style-name="P65"><text:span text:style-name="T14">– </text:span>Ой, чего-то мне нехорошо становится, когда ты так говоришь...</text:p>
      <text:p text:style-name="P65"><text:span text:style-name="T14">– </text:span>Девочки, приготовились! Начинаю обратный отсчёт! Десять! Девять! Восемь! Семь!</text:p>
      <text:p text:style-name="P65">Гудение синхрофазотрона усилилось. Картинка у меня перед глазами поплыла.</text:p>
      <text:p text:style-name="P65"><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65">Картинка у меня перед глазами выключилась.</text:p>
      <text:p text:style-name="P65"/>
      <text:h text:style-name="Heading_20_2" text:outline-level="2">17. <text:span text:style-name="T1">Откровение</text:span></text:h>
      <text:p text:style-name="P49">&lt;<text:span text:style-name="T85">Mission Impossible theme</text:span>&gt;</text:p>
      <text:p text:style-name="P6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5">Я вглядываюсь в него.</text:p>
      <text:p text:style-name="P6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5">Я перехожу провал.</text:p>
      <text:p text:style-name="P6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102">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5">Я тяну ручку двери на верхней площадке. Сильный сквозняк чуть не сбивает меня с ног: ветер задувает в<text:span text:style-name="T100"> </text:span>покои Луны<text:span text:style-name="T100"> </text:span>через открытые балконные двери<text:span text:style-name="T100">.</text:span></text:p>
      <text:p text:style-name="P65"><text:soft-page-break/>Мириады пульсирующих нитей сходятся к центру комнаты, где на матрасе лежит обтянутый шкурой скелет аликорна.</text:p>
      <text:p text:style-name="P65">Я осторожно пересекаю комнату и захлопываю двери на балкон.</text:p>
      <text:p text:style-name="P65"><text:span text:style-name="T14">– </text:span>А-а-а, ты всё-таки пришёл… <text:span text:style-name="T14">– </text:span>шелестит скрипучий голос за моей спиной.</text:p>
      <text:p text:style-name="P6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5"><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5"><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5"><text:span text:style-name="T14">– </text:span>ТЫ НИЧЕГО НЕ УЗНАЕШЬ!!!</text:p>
      <text:p text:style-name="P6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5"><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5">Луна закашливается едким смехом и отпивает из вазы, стоящей на полу рядом с матрацем.</text:p>
      <text:p text:style-name="P65"><text:span text:style-name="T14">– </text:span>Открой балкон. Мы призвали Найтмэр, чтобы подольше продержаться. Этой сучке из племени виндиго нужен ветер.</text:p>
      <text:p text:style-name="P6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5"><text:span text:style-name="T14">– </text:span>Сожалеем, что не можем убить тебя.</text:p>
      <text:p text:style-name="P65">Обернувшись я встречаюсь с рогом аликорницы, нацеленным мне в грудь.</text:p>
      <text:p text:style-name="P65"><text:span text:style-name="T14">– </text:span>Твоё тело соткано из наваждения — Нам ли не знать! Мы всё ещё Владыка Снов.</text:p>
      <text:p text:style-name="P65">Я делаю шаг назад, на балкон. Луна трескуче смеётся и шагает следом.</text:p>
      <text:p text:style-name="P65"><text:span text:style-name="T14">– </text:span>Но что в Нашей власти — так это вышвырнуть тебя отсюда!</text:p>
      <text:p text:style-name="P65">Я снова отступаю. Как я помню, балкон метра три в ширину и без перил. И хоть я осознаю, что это сон, мне страшно до онемения.</text:p>
      <text:p text:style-name="P65"><text:span text:style-name="T14">– </text:span>Призвав тебя сюда, мы потратили последние силы. Которыми можно было поддерживать Эквестрию ещё долгие годы.</text:p>
      <text:p text:style-name="P65">Шаг назад.</text:p>
      <text:p text:style-name="P65"><text:span text:style-name="T14">– </text:span>Кимеринн погиб, чтобы ты жил.</text:p>
      <text:p text:style-name="P65">Шаг назад.</text:p>
      <text:p text:style-name="P65"><text:span text:style-name="T14">– </text:span>Сел осталась без магии и развоплотилась из-за тебя.</text:p>
      <text:p text:style-name="P65">Шаг назад.</text:p>
      <text:p text:style-name="P65"><text:span text:style-name="T14">– </text:span>Столько надежд впустую. И, как финальная насмешка, ты увидишь гибель всего, что Нам дорого?! Не бывать этому! ПОШЁЛ ВОН!!!</text:p>
      <text:p text:style-name="P65"><text:soft-page-break/>Я мешкаю, не чувствуя под отступающей ногой опоры, и этого хватает, чтобы Луна в выпаде достала меня рогом.</text:p>
      <text:p text:style-name="P65">Магический разряд пронзает грудь сетью молний и вышвыривает меня с балкона. Луна — или Найтмэр Мун? — хохочет, видя моё падение.</text:p>
      <text:p text:style-name="P65">Я проваливаюсь в звёздную сине-зелёную мглу.</text:p>
      <text:p text:style-name="P65"/>
      <text:p text:style-name="P65">…</text:p>
      <text:p text:style-name="P49"/>
      <text:p text:style-name="P6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100">её </text:span>расплываются. Она исчезает, не дойдя до экрана.</text:p>
      <text:p text:style-name="P7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5">Ближе.</text:p>
      <text:p text:style-name="P65">Всем телом ощущаю дискомфорт от низкочастотной вибрации, как будто рядом проходит поезд.</text:p>
      <text:p text:style-name="P65">Ещё ближе.</text:p>
      <text:p text:style-name="P6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5">Совсем близко.</text:p>
      <text:p text:style-name="P6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5">Я ВИЖУ!!! ПРОКЛЯТЬЕ, КАК ВСЁ ПРОСТО!!!</text:p>
      <text:p text:style-name="P6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5"><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65">Я киваю ей в ответ. Мне понятно, почему.</text:p>
      <text:p text:style-name="P65"><text:span text:style-name="T14">– </text:span>Как тебя зовут, малышка? Я постараюсь найти тебя. Может быть, ещё не поздно.</text:p>
      <text:p text:style-name="P65">Пегаска приветственно машет копытом.</text:p>
      <text:p text:style-name="P37"><text:span text:style-name="T68">– </text:span><text:span text:style-name="T58">Шейла! Шейла Блюскай! И я уже не малышка! </text:span><text:span text:style-name="T68">– </text:span><text:span text:style-name="T58">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6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9"/>
      <text:p text:style-name="P66">***</text:p>
      <text:p text:style-name="P66"/>
      <text:p text:style-name="P1"><text:soft-page-break/><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62">— </text:span><text:span text:style-name="T1">т</text:span>ы стал слишком бледный. Я решила прервать <text:span text:style-name="T1">заклинание</text:span>. Как ты себя…</text:p>
      <text:p text:style-name="P1"><text:span text:style-name="T72">–</text:span><text:span text:style-name="T62"> … чувствуешь, дорогая Рэрити?! Я могу чем-нибудь помочь? Вот, выпей воды! </text:span><text:span text:style-name="T72">–</text:span><text:span text:style-name="T62"> дракончик метался вокруг светлой единорожки, в волнении заламывая лапы.</text:span></text:p>
      <text:p text:style-name="P6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5"><text:span text:style-name="T14">– </text:span>Ну что? Увидел что-нибудь, сахарок?</text:p>
      <text:p text:style-name="P65">Пони уставились на меня с надеждой.</text:p>
      <text:p text:style-name="P65"><text:span text:style-name="T14">– </text:span>Да.</text:p>
      <text:p text:style-name="P65">Откровение давило на психику как тонна кирпичей. Я не знал, что им сказать. Я не мог.</text:p>
      <text:p text:style-name="P65"><text:span text:style-name="T14">– П</text:span>ревосходно!</text:p>
      <text:p text:style-name="P65"><text:span text:style-name="T14">– </text:span>Это просто супер-дупер-здоровски-потрясно!</text:p>
      <text:p text:style-name="P65"><text:span text:style-name="T14">– </text:span>Йей!</text:p>
      <text:p text:style-name="P65"><text:span text:style-name="T14">– </text:span>Ю-ху!</text:p>
      <text:p text:style-name="P65"><text:span text:style-name="T14">– О</text:span>фигенно! Мы победили! Макс, ты молодец!</text:p>
      <text:p text:style-name="P65"><text:span text:style-name="T14">– </text:span>Замечательно! Секундочку, я приготовлю дневник…</text:p>
      <text:p text:style-name="P65">Восторг пони постепенно сменился ожиданием. Я молчал.</text:p>
      <text:p text:style-name="P65"><text:span text:style-name="T14">– </text:span>Э-м-м? И что же ты увидел? <text:span text:style-name="T14">– </text:span>не выдержала Твайлайт.</text:p>
      <text:p text:style-name="P65"><text:span text:style-name="T14">– </text:span>Я… не могу сказать.</text:p>
      <text:p text:style-name="P65">Ожидание сменилось недоумением. Рэйнбоу Дэш насмешливо скривила губы.</text:p>
      <text:p text:style-name="P65"><text:span text:style-name="T14">– </text:span>Да ладно! Кончай прикалываться, мы же ждём! Шутка зачлась!</text:p>
      <text:p text:style-name="P65"><text:span text:style-name="T14">– </text:span>Не могу!!!</text:p>
      <text:p text:style-name="P65"/>
      <text:p text:style-name="P65">…</text:p>
      <text:p text:style-name="P65"/>
      <text:p text:style-name="P65">Молчание прервала Эпплджек.</text:p>
      <text:p text:style-name="P65"><text:span text:style-name="T14">– </text:span>Сахарок, с тобой всё в порядке?</text:p>
      <text:p text:style-name="P65">Дэш подошла ко мне вплотную, обняла мою голову и прижалась нос к носу.</text:p>
      <text:p text:style-name="P65"><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65">Я высвободился из объятий пегаски.</text:p>
      <text:p text:style-name="P65"><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65">Тишина сменилась гулом голосов. Пони вполголоса обсуждали ситуацию, посматривая на меня и почёсывая в затылках.</text:p>
      <text:p text:style-name="P65"><text:span text:style-name="T14">– </text:span>Конски яблоки! Вот это поворот! А мне так хотелось узнать, что за нечисть тут орудует!</text:p>
      <text:p text:style-name="P65"><text:soft-page-break/><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5"><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5"><text:span text:style-name="T14">– </text:span>Рэр, отвали!</text:p>
      <text:p text:style-name="P65"><text:span text:style-name="T14">– </text:span>Оу, какие страсти! Ладно-ладно, не сердись, дорогая, не мешаю!</text:p>
      <text:p text:style-name="P65"><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5"><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65"><text:span text:style-name="T14">– </text:span>Стойте!</text:p>
      <text:p text:style-name="P65">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65"><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65">…</text:p>
      <text:p text:style-name="P65">«<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46">и </text:span><text:span text:style-name="T16">слишком громко думать. И сообщить способ спасения — означает его разрушить.</text:span>»</text:p>
      <text:p text:style-name="P65">…</text:p>
      <text:p text:style-name="P65"><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65">Пегаска сжала голову копытами.</text:p>
      <text:p text:style-name="P65"><text:span text:style-name="T14">– </text:span>Это может быть случай так называемого «кота Шротингера». Никогда бы не подумала, что он мне встретится на практике!</text:p>
      <text:p text:style-name="P65">Твайлайт протёрла доску тряпочкой и нарисовала на ней коробку.</text:p>
      <text:p text:style-name="P65"><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65"><text:span text:style-name="T14">– </text:span><text:span text:style-name="T100">Допустим, кот бессмертен. Также допустим, что кот з</text:span>аколдован<text:span text:style-name="T100"> </text:span>отложенным <text:span text:style-name="T100">заклятие</text:span>м<text:span text:style-name="T100"> Стирания, которое сработает, если кто-то откроет ящик</text:span>. <text:span text:style-name="T100">То есть, п</text:span>ри открытии<text:span text:style-name="T100"> ящик</text:span>а<text:span text:style-name="T100"> кот исчезнет из </text:span>бытия<text:span text:style-name="T100"> </text:span>— его нет, и никогда не было.</text:p>
      <text:p text:style-name="P65"><text:span text:style-name="T14">– </text:span>Бедный котик. <text:span text:style-name="T14">– </text:span>прошептала Флаттершай.</text:p>
      <text:p text:style-name="P65">Я насторожился, услышав знакомое заклинание.</text:p>
      <text:p text:style-name="P65"><text:span text:style-name="T14">– </text:span>Стой! Откуда тебе известно про заклинание Стирания?</text:p>
      <text:p text:style-name="P65"><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65"><text:span text:style-name="T14">– </text:span>Гм. Ну ладно, продолжай.</text:p>
      <text:p text:style-name="P65"><text:span text:style-name="T14">– </text:span>Так вот, по условию эксперимента известно, что вероятность того, что кто-то откроет ящик, ненулевая.</text:p>
      <text:p text:style-name="P65"><text:span text:style-name="T14">– </text:span>И что это означает, дорогая? <text:span text:style-name="T14">– </text:span>спросила Рэрити.</text:p>
      <text:p text:style-name="P65"><text:soft-page-break/><text:span text:style-name="T14">– </text:span>Это значит, что кто-нибудь когда-нибудь обязательно откроет его.</text:p>
      <text:p text:style-name="P65"><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65"><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5">Твайлайт прокашлялась, отпила из графина и продолжила.</text:p>
      <text:p text:style-name="P65"><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5">Пони молчали, переваривая информацию. Дэш с отсутствующим видом следила за пауком на потолке.</text:p>
      <text:p text:style-name="P65">Наконец Эпплджек сдвинула шляпу на лоб.</text:p>
      <text:p text:style-name="P65"><text:span text:style-name="T14">–</text:span> То есть, ты хочешь сказать, что мы все — навроде этого кота, а Макс боится открыть ящик? Чтоб мы не исчезли окончательно?</text:p>
      <text:p text:style-name="P65"><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65">Я поднял руку, прося слово. Пони обернулись на меня и затихли.</text:p>
      <text:p text:style-name="P65"><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5">…</text:p>
      <text:p text:style-name="P65"><text:span text:style-name="T14">– </text:span>Лягать! <text:span text:style-name="T14">– </text:span>выругалась Дэш. <text:span text:style-name="T14">– </text:span>Значит, наши усилия по доставке резонаторов пошли лесом.</text:p>
      <text:p text:style-name="P65"><text:span text:style-name="T14">– </text:span>Не совсем. Мне таки удалось узнать, где искать Селестию.</text:p>
      <text:p text:style-name="P65">В библиотеке снова поднялся галдёж. Твайлайт подняла копыто.</text:p>
      <text:p text:style-name="P65"><text:span text:style-name="T14">– </text:span>Тихо! Спайк, будь добр, сбегай к Кейкам за выпечкой. Нам надо успокоиться. Макс, хоть про Селестию ты нам можешь рассказать?</text:p>
      <text:p text:style-name="P65"><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65"><text:span text:style-name="T14">– А </text:span>как ты узнал… <text:span text:style-name="T14">– </text:span>начала было единорожка, но её перебил напряжённый голос Спайка.</text:p>
      <text:p text:style-name="P65"><text:span text:style-name="T14">– </text:span>Твай! <text:span text:style-name="T14">– </text:span>дракончик стоял в дверях спиной к нам. <text:span text:style-name="T14">– </text:span>У нас гости.</text:p>
      <text:p text:style-name="P65">Спайк попятился назад. Дверь широко растворилась и в библиотеку вошла Луна.</text:p>
      <text:p text:style-name="P65"/>
      <text:h text:style-name="Heading_20_2" text:outline-level="2">18. Поединок с Луной.</text:h>
      <text:p text:style-name="P65"/>
      <text:p text:style-name="P65">Дружный вздох прокатился по залу.</text:p>
      <text:p text:style-name="P6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5"><text:span text:style-name="T14">– </text:span>Макс, беги!!!</text:p>
      <text:p text:style-name="P6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5"><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65">Мы с пегаской застыли в синем левитационном поле и поплыли к Луне.</text:p>
      <text:p text:style-name="P65"><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65">Нас с Дэш обернуло лавандовое левитационное поле и мы полетели к библиотекарше.</text:p>
      <text:p text:style-name="P65"><text:span text:style-name="T14">–</text:span> Что? Мы не ослышались? ТЫ СМЕЕШЬ МЕШАТЬ НАМ?!!</text:p>
      <text:p text:style-name="P65">Нас опять потащило к Луне. Дэш подпёрла голову копытом и скорчила скучающую мину.</text:p>
      <text:p text:style-name="P65"><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48">Добавить в главы с Твайлайт её попытки заигрывания с Максом</text:span><text:span text:style-name="T14">&gt;</text:span></text:p>
      <text:p text:style-name="P65">В голосе лавандовой единорожки звучал металл. Мы опять полетели к Твайлайт.</text:p>
      <text:p text:style-name="P65"><text:span text:style-name="T14">–</text:span> ДОВОЛЬНО! НАМ НАДОЕЛА ЭТА НЕПОКОРНОСТЬ! ПОЗНАЙ ГНЕВ ПРИНЦЕССЫ НОЧИ!!!</text:p>
      <text:p text:style-name="P65"><text:span text:style-name="T14">–</text:span> Элементы! Аврал!!! Работаем!!!</text:p>
      <text:p text:style-name="P65">Ярко-фиолетовый луч разгневанной аликорницы столкнулся со щитом наспех мобилизованных Элементов <text:s/>Гармонии.</text:p>
      <text:p text:style-name="P65">Началась жара.</text:p>
      <text:p text:style-name="P6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5"><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65"><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6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5"><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5"><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65"><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65"><text:soft-page-break/><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5"><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65">Перед Луной возник ярко-фиолетовый шар, окутанный роем голубых искорок.</text:p>
      <text:p text:style-name="P65"><text:span text:style-name="T14">– О</text:span>хренеть! <text:span text:style-name="T14">– </text:span>чертыхнулся Спайк. <text:span text:style-name="T14">– </text:span><text:s/>Твай, она создаёт сферу стихий!</text:p>
      <text:p text:style-name="P65"><text:span text:style-name="T14">– </text:span>Вижу! <text:span text:style-name="T14">– </text:span>донёсся голос единорожки из-под потолка. <text:span text:style-name="T14">– </text:span>Задействовала план «Д»!</text:p>
      <text:p text:style-name="P6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5"><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5">Дракончик пополз было к окну, но я придержал его за хвост.</text:p>
      <text:p text:style-name="P65"><text:span text:style-name="T14">– </text:span>Погоди. У меня есть вариант получше.</text:p>
      <text:p text:style-name="P65">Я вылез из-под шкафа и попрыгал на одной ноге в центр зала.</text:p>
      <text:p text:style-name="P65"><text:span text:style-name="T14">– </text:span>Стойте! Прекратите! Да остановитесь же!!!</text:p>
      <text:p text:style-name="P65">Аликорница и шестёрка уставились на меня.</text:p>
      <text:p text:style-name="P65"><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5"><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65"><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5"><text:span text:style-name="T14">– </text:span>Как ты её назвал? <text:span text:style-name="T14">– </text:span>отвалилась челюсть у аликорницы.</text:p>
      <text:p text:style-name="P65"><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65"><text:span text:style-name="T14">– </text:span>Что? <text:span text:style-name="T14">– </text:span>хором вскрикнули я с Луной.</text:p>
      <text:p text:style-name="P6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5">С громким треском они встретились у лестницы на верхний ярус.</text:p>
      <text:p text:style-name="P6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5">Этой малой частью сознания я отметил скрип двери и застенчивый голос:</text:p>
      <text:p text:style-name="P65"><text:span text:style-name="T14">– </text:span>Твайлайт, Дёрпи сказала, у тебя есть «Особенности поведения, питания и размножения приматов»? Я бы хотела её ненадолго… Ого!!!</text:p>
      <text:p text:style-name="P65"><text:soft-page-break/>После долгой паузы тот же голос спросил:</text:p>
      <text:p text:style-name="P65"><text:span text:style-name="T14">– </text:span>Что тут случилось? Почему все висят в воздухе? И всё вот это?</text:p>
      <text:p text:style-name="P65">Голос Спайка откуда-то из подвала ответил:</text:p>
      <text:p text:style-name="P65"><text:span text:style-name="T14">– </text:span>Потому что Твайлайт остановила время. В радиусе девяти метров, как мне кажется. Или десяти.</text:p>
      <text:p text:style-name="P65"><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5"><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5">Наступило молчание. Потом донеслось всхлипывание единорожки-заучки.</text:p>
      <text:p text:style-name="P65"><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5"><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5"><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5">В мозгу раздалось мычание, как если бы кто-то хотел выругаться, но в через силу сдержался.</text:p>
      <text:p text:style-name="P65"><text:span text:style-name="T14">– </text:span>КТО ИЗ МАГОВ СЕЙЧАС ПРИСУТСТВУЕТ В БИБЛИОТЕКЕ ЗА ПРЕДЕЛАМИ ЗОНЫ СКОЛЛАПСИРОВАВШЕГО ВРЕМЕНИ?</text:p>
      <text:p text:style-name="P65">Молчание. Наконец голос Спайка произнёс:</text:p>
      <text:p text:style-name="P65"><text:span text:style-name="T14">– </text:span>Она имеет ввиду, кто из единорогов в библиотеке не попал в это сверхпрозрачное стекло? Ну же, не тушуйся!</text:p>
      <text:p text:style-name="P65">Послышался застенчивый голос.</text:p>
      <text:p text:style-name="P65"><text:span text:style-name="T14">– </text:span>Эмм, я вам подхожу?</text:p>
      <text:p text:style-name="P65"><text:span text:style-name="T14">– </text:span>КТО ТЫ?</text:p>
      <text:p text:style-name="P65"><text:span text:style-name="T14">– </text:span>Эмм, Лира Хартстрингс, единорог. Я не то, чтобы маг, моя специализация — музыка…</text:p>
      <text:p text:style-name="P65"><text:span text:style-name="T14">– </text:span>ГОДИТСЯ! ТЫ ВИДИШЬ ТОЧКУ СИНГУЛЯРНОСТИ?</text:p>
      <text:p text:style-name="P65"><text:span text:style-name="T14">– </text:span>Эмм?</text:p>
      <text:p text:style-name="P65">Голос Спайка пояснил:</text:p>
      <text:p text:style-name="P65"><text:span text:style-name="T14">– </text:span>Вон та яркая искорка над лестницей, у которой вся картинка искривляется.</text:p>
      <text:p text:style-name="P65"><text:span text:style-name="T14">– </text:span>Да! Вижу.</text:p>
      <text:p text:style-name="P65"><text:span text:style-name="T14">– </text:span>ТЕПЕРЬ ЛЕВИТИРУЙ ПРИМАТА В ТОЧКУ СИНГУЛЯРНОСТИ.</text:p>
      <text:p text:style-name="P65"><text:span text:style-name="T14">– </text:span>Чего?!! <text:span text:style-name="T14">– </text:span>возопило моё малое сознание.</text:p>
      <text:p text:style-name="P65"><text:span text:style-name="T14">– </text:span>Эмм… Зачем?</text:p>
      <text:p text:style-name="P65"><text:soft-page-break/><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65"><text:span text:style-name="T14">– </text:span>Вы даёте слово, что человеку не будет причинён вред? <text:span text:style-name="T14">– </text:span>голос Лиры обрёл непривычную твёрдость.</text:p>
      <text:p text:style-name="P65"><text:span text:style-name="T14">– </text:span>КАК ТЫ СМЕЕШЬ СОМНЕВАТЬСЯ В НАС, СВОЕЙ ПРИНЦЕССЕ?</text:p>
      <text:p text:style-name="P65"><text:span text:style-name="T14">– Я </text:span>не сомневаюсь в вас, Ваше Высочество… Потому и требую слова!</text:p>
      <text:p text:style-name="P65"><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5"><text:span text:style-name="T14">– </text:span>Ну, блядь, спасибо! <text:span text:style-name="T14">– </text:span>подумал я.</text:p>
      <text:p text:style-name="P65"><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5">Тишина… С громким хлопком торнадо исчезает, сознания воссоединяются, всё падает на пол. </text:p>
      <text:p text:style-name="P65"/>
      <text:p text:style-name="P65">…</text:p>
      <text:p text:style-name="P65"/>
      <text:p text:style-name="P65"><text:span text:style-name="T14">– </text:span>Буэ-э-э!</text:p>
      <text:p text:style-name="P65">То ли от воздействия сингулярности, то ли от того, что закружилась голова в торнадо, но меня буквально вывернуло наизнанку.</text:p>
      <text:p text:style-name="P65"><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6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5"><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6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5"><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65">Просительные нотки контрастировали с привычным для Луны властным тоном. Аликорница присела на пол и устало опустила голову.</text:p>
      <text:p text:style-name="P65">Я кивнул ей примирительно.</text:p>
      <text:p text:style-name="P65"><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5"><text:span text:style-name="T14">– </text:span>Давай по-порядку. <text:span text:style-name="T14">– о</text:span>становила меня Луна. <text:span text:style-name="T14">– </text:span>С чего ты взял, что она в твоём мире?</text:p>
      <text:p text:style-name="P65"><text:soft-page-break/>Я задумался. Как объяснить ей, не рассказывая основное? То, от чего весь мир остановится? Как описать частность, не раскрыв суть?</text:p>
      <text:p text:style-name="P65">Луна продолжила с горечью.</text:p>
      <text:p text:style-name="P65"><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5"><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5"><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6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5">Я со всей дури грохнул кулаком по ограждению балкона. Перила жалобно скрипнули. Луна всё поняла и кивнула.</text:p>
      <text:p text:style-name="P65"><text:span text:style-name="T14">– </text:span>Теперь ты понимаешь, почему Мы виним тебя в развоплощении сестры?</text:p>
      <text:p text:style-name="P65"><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65">Луна пристально взглянула на меня и понимающе склонила голову.</text:p>
      <text:p text:style-name="P65"><text:span text:style-name="T14">– </text:span>Мы знаем, иногда так бывает. Продолжай.</text:p>
      <text:p text:style-name="P65"><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5"><text:span text:style-name="T14">– </text:span>Да, помним.</text:p>
      <text:p text:style-name="P65"><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5">В разговор встряла Твайлайт, до этого тихо стоявшая в сторонке.</text:p>
      <text:p text:style-name="P65"><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5">Я вздохнул с облегчением. Твайлайт — умничка! Мне даже придумывать ничего не пришлось.</text:p>
      <text:p text:style-name="P65"><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65">Единорожка успокаивающе произнесла:</text:p>
      <text:p text:style-name="P65"><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5"><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5">Аликорница вернулась на место, воссоединившись с двойником.</text:p>
      <text:p text:style-name="P65"><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65"><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5">Единорожка задумалась.</text:p>
      <text:p text:style-name="P65"><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5"><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65"><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65">Луна сморщила нос при этих словах, но всё же кивнула.</text:p>
      <text:p text:style-name="P65"><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5"><text:span text:style-name="T14">– </text:span>Я приглашу их. Они не откажутся.</text:p>
      <text:p text:style-name="P65"><text:span text:style-name="T14">– </text:span>Что ж, ещё одной проблемой меньше. Теперь нужно решить, как найти Сел. Кто-то должен отправиться за ней.</text:p>
      <text:p text:style-name="P65"><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65"><text:span text:style-name="T14">– </text:span>А если…</text:p>
      <text:p text:style-name="P65"><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5"><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5"><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65">Единорожка вернулась в библиотеку. Некоторое время мы с Луной молча слушали звуки засыпающего Понивилля.</text:p>
      <text:p text:style-name="P65"><text:soft-page-break/><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65"><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5"><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5">Аликорница отвлеклась от воспоминаний.</text:p>
      <text:p text:style-name="P65"><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5"><text:span text:style-name="T14">– </text:span>Почему же ты не смогла найти меня с его помощью?</text:p>
      <text:p text:style-name="P65">Аликорница смутилась.</text:p>
      <text:p text:style-name="P65"><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5"><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65"><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65">Я присмотрелся к ночной принцессе. Что она знает о нас с Селли?</text:p>
      <text:p text:style-name="P65"><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65"><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65"><text:span text:style-name="T14">– </text:span>А также совместить приятное с полезным. <text:span text:style-name="T14">– </text:span>не удержался я.</text:p>
      <text:p text:style-name="P55">Луна бросила на меня тяжёлый взгляд.</text:p>
      <text:p text:style-name="P63"><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6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9">–</text:span> Тогда зачем она..?</text:p>
      <text:p text:style-name="P55"><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63"><text:span text:style-name="T20">–</text:span> А другие? Они тоже… давали мне потому, что считали меня последним шансом?</text:p>
      <text:p text:style-name="P63">У аликорницы отвалилась челюсть.</text:p>
      <text:p text:style-name="P63"><text:span text:style-name="T20">–</text:span> Другие? Кто ещё?<text:span text:style-name="T14"> </text:span>С кем ещё у тебя были… отношения?</text:p>
      <text:p text:style-name="P55"><text:span text:style-name="T19">–</text:span> С Рэйнбоу Дэш <text:span text:style-name="T19">–</text:span> ответил я несчастным голосом. <text:span text:style-name="T19">–</text:span> И, может быть, с Пинки.</text:p>
      <text:p text:style-name="P55"><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9">– </text:span><text:span text:style-name="T9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5"><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65">Я благодарно взъерошил пегаске гриву. Уныние отступило.</text:p>
      <text:p text:style-name="P65"><text:span text:style-name="T14">– </text:span>Спасибо, Дэш. Ты настоящий друг.</text:p>
      <text:p text:style-name="P65"><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65">Я удивлённо воззрился на аликорницу.</text:p>
      <text:p text:style-name="P65"><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5">Я пожал плечами и спустился с пегаской вниз, к компании.</text:p>
      <text:p text:style-name="P65"/>
      <text:h text:style-name="P195" text:outline-level="2">19. <text:span text:style-name="T1">Лучший</text:span> Гранд Галопин<text:span text:style-name="T1">г</text:span> Гала <text:span text:style-name="T1">в истории</text:span></text:h>
      <text:p text:style-name="P90">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5"><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5"><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6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5">Тук-тук-тук!</text:p>
      <text:p text:style-name="P65"><text:span text:style-name="T14">– </text:span>Макс, ты тут? <text:span text:style-name="T14">–</text:span>Дэш просунула нос в дверь, не дожидаясь отклика. <text:span text:style-name="T14">– </text:span>Ага, вот ты где! Я с тобой!</text:p>
      <text:p text:style-name="P65">Она швырнула перемётные сумки мне на постель и пошла к выходу.</text:p>
      <text:p text:style-name="P65"><text:soft-page-break/><text:span text:style-name="T14">– </text:span>Ну, чего застрял? Пошли скорее, а то на хавчик опоздаем! <text:span text:style-name="T14">– </text:span>нетерпеливо обернулась пегаска.</text:p>
      <text:p text:style-name="P65">Я пожал плечами и пошёл следом. Бороться со стихией в лице Дэш было трудновато. Да и незачем.</text:p>
      <text:p text:style-name="P65"/>
      <text:p text:style-name="P49">…</text:p>
      <text:p text:style-name="P49"/>
      <text:p text:style-name="P6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5"><text:span text:style-name="T14">– </text:span>Располагайтесь. <text:span text:style-name="T14">– </text:span>кивнула нам Луна.</text:p>
      <text:p text:style-name="P6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65"><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6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65"><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5">Я мило улыбнулся ей в ответ, закинул в рот пучок петрушки и ответил.</text:p>
      <text:p text:style-name="P65"><text:span text:style-name="T14">– </text:span>А ты первая на моей памяти лошадь, умеющая магичить.</text:p>
      <text:p text:style-name="P65">Луна нахмурилась, но потом луч озарения коснулся её мордочки.</text:p>
      <text:p text:style-name="P49">– П<text:span text:style-name="T1">ризнаём, Мы были несправедливы к тебе. Как Нам тебя называть?</text:span></text:p>
      <text:p text:style-name="P65">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5">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5">– А если он не придёт, тогда можно?</text:p>
      <text:p text:style-name="P6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5">– Эй! Это моя шляпа! – возмутилась фермерша.</text:p>
      <text:p text:style-name="P6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5">– Прекрати паясничать! – негромко сказала Луна.</text:p>
      <text:p text:style-name="P65"><text:soft-page-break/>– Я не хотел… Тут мышь… – мои уши загорались медленно, но неотвратимо.</text:p>
      <text:p text:style-name="P65">– Мы не тебе. – так же тихо произнесла аликорница.</text:p>
      <text:p text:style-name="P6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5">– Перестань, Дискорд. – устало ответила Луна. – Фиглярство вызывает улыбку только первые пару сотен лет.</text:p>
      <text:p text:style-name="P65">– Говори только за себя, дражайшая! Я, наоборот, только вхожу во вкус!</text:p>
      <text:p text:style-name="P65">Драконикус принялся жадно есть брюкву и заткнулся.</text:p>
      <text:p text:style-name="P65">Аликорница обвела присутствующих долгим взглядом и начала.</text:p>
      <text:p text:style-name="P6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5">– Прибыл к нам, ага. А я-то думал, Селли сама на нашу голову вытащила эту обезьяну из мухосранска. – прочавкал сам себе Дискорд.</text:p>
      <text:p text:style-name="P65">– Макс берётся отыскать Селестию. И наша задача — помочь ему в этом! – с нажимом произнесла Луна, ни на кого не глядя.</text:p>
      <text:p text:style-name="P6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5">– Я полностью в вашем распоряжении, Ваше Высочество! Думаю, мои друзья меня поддержат! – отчеканила Твайлайт.</text:p>
      <text:p text:style-name="P65">Шестёрка пони отозвалась невнятным мычанием.</text:p>
      <text:p text:style-name="P6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5">– С этой же просьбой Мы обращаемся к тебе, <text:span text:style-name="T48">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5">– Эталоном? Для всехпони? Всегда говорила? – Дискорд принял задумчивую позу, стреляя глазами по сторонам.</text:p>
      <text:p text:style-name="P6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5">– Мы думаем, она была права!</text:p>
      <text:p text:style-name="P6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5"><text:soft-page-break/>– Ну, это… Если светоч, то конечно… А как же! Я всегда знал, что я светоч!.. А для Элементов Гармонии я тоже светоч?</text:p>
      <text:p text:style-name="P65">– Разумеется! – заверила его Луна, изо всех сил моргая шестёрке.</text:p>
      <text:p text:style-name="P65">– Светоч, светоч! – вразнобой подтвердили пони. Пожалуй, Флаттершай даже не врала.</text:p>
      <text:p text:style-name="P6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5">– Ффух! – шумно выдохнула Луна. – Спасибо вам, Наши дорогие, вы Нам очень помогли!</text:p>
      <text:p text:style-name="P65">– Но мы же ничего не сделали! – запротестовала Эпплджек.</text:p>
      <text:p text:style-name="P6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5"/>
      <text:p text:style-name="P65">…</text:p>
      <text:p text:style-name="P65"/>
      <text:p text:style-name="P65">Безмолвными тенями скользнули лакеи и унесли блюда. На освободившемся столе Луна расстелила свиток с записями.</text:p>
      <text:p text:style-name="P65">– Теперь, мои маленькие пони, Мы должны просить вас ещё об одной услуге.</text:p>
      <text:p text:style-name="P65">Странно и непривычно было видеть принцессу ночи сконфуженной.</text:p>
      <text:p text:style-name="P6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5">При этих словах пони стали прятать глаза, а Дэш фейсхуфнула.</text:p>
      <text:p text:style-name="P65">–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5">Флаттершай закрыла голову копытами.</text:p>
      <text:p text:style-name="P65"/>
      <text:p text:style-name="P50">***</text:p>
      <text:p text:style-name="P49"/>
      <text:p text:style-name="P6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5">– Я верю в вас только потому, что ты об этом попросила. – наконец, начал я. – Тогда, в метель.</text:p>
      <text:p text:style-name="P65">Аликорница кивнула.</text:p>
      <text:p text:style-name="P65"><text:soft-page-break/>– Потому что у меня больше нет других причин верить в дружбомагию. После того, что рассказала Луна.</text:p>
      <text:p text:style-name="P65">Аликорница сникла.</text:p>
      <text:p text:style-name="P65">– Она ведь правду сказала? То свидание ночью было всего лишь платой? Авансом?</text:p>
      <text:p text:style-name="P65">Селестия грустно кивнула и отвернулась.</text:p>
      <text:p text:style-name="P65">– Выходит, я для тебя был тем же, чем сейчас Дискорд для Луны? С тем отличием, что ты не нашла способ «отмазаться»?</text:p>
      <text:p text:style-name="P6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5">Заросли можжевельника раздвинулись, пропуская синюю единорожку.</text:p>
      <text:p text:style-name="P65">– Привет!</text:p>
      <text:p text:style-name="P65">Я молча смотрел сквозь неё, привалившись спиной к валуну. Мне хотелось побыть одному.</text:p>
      <text:p text:style-name="P65">– Привет, говорю! Я видела, как ты залазил сюда. Классное местечко!</text:p>
      <text:p text:style-name="P65">– Привет, Индиго.</text:p>
      <text:p text:style-name="P65">– Что-то на тебе лица нет. Ты бледнее болотной поганки из Вечнодикого леса. Что-то случилось?</text:p>
      <text:p text:style-name="P65">– Случилось, Индиго. За то время, что мы не виделись, случилось очень многое.</text:p>
      <text:p text:style-name="P65">– Так это ж здорово! Я люблю, когда что-нибудь случается! Иначе скучно. А ты? Расскажи! Ты нашёл Шейлу?</text:p>
      <text:p text:style-name="P65">– Нашёл.</text:p>
      <text:p text:style-name="P65">– Вау! А принцессу Селестию?</text:p>
      <text:p text:style-name="P65">– Селестию тоже.</text:p>
      <text:p text:style-name="P65">– Круто! А где они? Они скоро вернутся?</text:p>
      <text:p text:style-name="P65">– Они не вернутся.</text:p>
      <text:p text:style-name="P65">Индиго перестала улыбаться. Тревога отразилась на её мордочке.</text:p>
      <text:p text:style-name="P65">– Почему?</text:p>
      <text:p text:style-name="P65">– Они там, откуда нет возврата.</text:p>
      <text:p text:style-name="P6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5">Индиго молча села возле меня. Потом она всхлипнула. Потом тяжело вздохнула.</text:p>
      <text:p text:style-name="P65">– Пожалуйста, скажи мне, что с ними.</text:p>
      <text:p text:style-name="P65">Я оторвался от валуна, склонился над ней и тихонько прошептал ей в ухо:</text:p>
      <text:p text:style-name="P65">– Если я скажу, ты исчезнешь. Это такое проклятие. Отправишься вслед за ними. Мне бы этого не хотелось. Ты нужна здесь.</text:p>
      <text:p text:style-name="P65">Индиго хмуро взглянула на меня.</text:p>
      <text:p text:style-name="P6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5">Я ласково потрепал её по головке.</text:p>
      <text:p text:style-name="P6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5">– Индиго, ты в Гранд Галопинг Гала когда-нибудь участвовала?</text:p>
      <text:p text:style-name="P65">– А то! В прошлом году па взял меня с собой на Гала. Он стоял в охране, а я пробралась внутрь и наблюдала за всем из-за занавески.</text:p>
      <text:p text:style-name="P65">– То есть, ты помнишь, как там всё устроено и что должно происходить?</text:p>
      <text:p text:style-name="P65">– Агась!</text:p>
      <text:p text:style-name="P6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5">– Вау! Круто!</text:p>
      <text:p text:style-name="P65">Единорожка в восторге <text:s/>запрыгала на месте.</text:p>
      <text:p text:style-name="P6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5">Кобылка остановилась и обняла меня за шею.</text:p>
      <text:p text:style-name="P65">– Спасибки! Тока ж ты на праздник придёшь? Обещаешь? Пожалуйста-пожалуйста-пожалуйста!</text:p>
      <text:p text:style-name="P65">– Обещаю.</text:p>
      <text:p text:style-name="P65">Единорожка умчалась с победным «ю-ху-у-у!».</text:p>
      <text:p text:style-name="P6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5">В серебряной коробке вместо книги лежал одинокий листок бумаги.</text:p>
      <text:p text:style-name="P74"/>
      <text:p text:style-name="P7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4"><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4">До встречи!</text:p>
      <text:p text:style-name="P74"/>
      <text:p text:style-name="P65">– Селли-Селли… Ну почему ты такая… – пробормотал я сквозь слёзы.</text:p>
      <text:p text:style-name="P65"/>
      <text:p text:style-name="P66">***</text:p>
      <text:p text:style-name="P90">INXS – Suicide blonde</text:p>
      <text:p text:style-name="P6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5">– А моя часть будет в самом конце. – вздохнул третий голосок. – Если мы до него досидим. Лично мне уже надоело. Скучно.</text:p>
      <text:p text:style-name="P6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5">– Всё равно Норф был круче. – пробормотал голос Индиго. – Он Кинга раза три уделывал на «Королеве Лорен».</text:p>
      <text:p text:style-name="P65">– Скоро начнётся! Я слышу свисток Вондерболтов! – перебил голос Санни – Бежим на смотровую площадку!</text:p>
      <text:p text:style-name="P65">– Кто первый добежит, тот… эмм…</text:p>
      <text:p text:style-name="P65">– Суперсветоч!</text:p>
      <text:p text:style-name="P65">– Агась! Галагалоперы, вперёд!</text:p>
      <text:p text:style-name="P65"><text:soft-page-break/>– Йей!!!</text:p>
      <text:p text:style-name="P6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5">…</text:p>
      <text:p text:style-name="P65">– Это она! Она!!!</text:p>
      <text:p text:style-name="P65">– Наша принцесса! Наше солнце!</text:p>
      <text:p text:style-name="P65">– Она вернётся!</text:p>
      <text:p text:style-name="P65">– А то! Я всем говорил! Мне никто не верил! Никто!!!</text:p>
      <text:p text:style-name="P65">– Дайте мне вас обнять, дорогой друг!</text:p>
      <text:p text:style-name="P65">…</text:p>
      <text:p text:style-name="P6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96">Ace Enders – million different people</text:span>&gt;</text:p>
      <text:p text:style-name="P6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54">усесться поудобнее там, где стоишь, и слушать-слушать-слушать (танцевать?)</text:span>.</text:p>
      <text:p text:style-name="P65">…</text:p>
      <text:p text:style-name="P65">Музыкальный транс прервался цоканьем копыт по парковой дорожке. Две фигуры устало брели прочь от замка, тихо переговариваясь.</text:p>
      <text:p text:style-name="P65">– Ужель обязательно лично приветствовать каждого пони? Сестра разбаловала их. Это так утомляет!</text:p>
      <text:p text:style-name="P6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5">Луна с Твайлайт остановились прямо у колонны, за которой сидел я, прислонившись к прохладному мрамору с надписью «з<text:span text:style-name="T106">д</text:span>ЕсЬ БЫл <text:span text:style-name="T107">д</text:span>ИскОр<text:span text:style-name="T105">Д</text:span>».</text:p>
      <text:p text:style-name="P6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5">В саду прозвенел гонг. Музыка умолкла и в наступившей тишине звонкий голосок объявил в потрескивающий микрофон:</text:p>
      <text:p text:style-name="P6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5">Последняя фраза утонула в свисте и восторжённом топоте копыт. Твайлайт вздохнула.</text:p>
      <text:p text:style-name="P6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5">Твайлайт побрела по дорожке к освещённой террасе. Луна проводила её взглядом. Затем она со смешком обратилась в пространство:</text:p>
      <text:p text:style-name="P65">– Скрываться за колонной — плохая идея. Если хочешь, чтобы тебя не раскрыли, прячься так, чтобы не было видно твоей тени.</text:p>
      <text:p text:style-name="P65">– А кто прячется-то? – я встал и вышел к Луне. – Слушал себе музыку, пока вы не подошли. Классно играют!</text:p>
      <text:p text:style-name="P65">Луна кивнула.</text:p>
      <text:p text:style-name="P6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5">– А-а-а, дражайший принц? – любезнейше приветствовала франта Луна – Как ваше драгоценное здоровье? Как поживает ваш кузён Хавтиноуз?</text:p>
      <text:p text:style-name="P65">Принц позеленел, промычал нечто нечленораздельное и дал знак носильщикам двигаться дальше.</text:p>
      <text:p text:style-name="P65">Во дворце, вручив мне небольшую тяжёлую шкатулку серебряной окантовки с хрустальным шаром , Луна с некоторым смущением сообщила:</text:p>
      <text:p text:style-name="P6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5">Она что, блядь, издевается?</text:p>
      <text:p text:style-name="P65">– Да хрен там! Какие перья? Ты же сама сказала, отношения были чисто деловыми. По крайней мере, с её стороны.</text:p>
      <text:p text:style-name="P65">Луна продолжила с каменным выражением лица.</text:p>
      <text:p text:style-name="P65">– Если же нет, поднимись в её башню и разыщи перо или волос в её постели. После чего помести это в компас. Всё.</text:p>
      <text:p text:style-name="P65">Аликорница отвернулась. Я пошёл к выходу.</text:p>
      <text:p text:style-name="P65">– Иногда деловые отношения служат прикрытием для… чего-то большего. Но смертным это трудно понять.</text:p>
      <text:p text:style-name="P65">Я обернулся. Аликорница смотрела в окно на первый заезд «Небес Эквестрии», не удостаивая меня вниманием.</text:p>
      <text:p text:style-name="P65">Не гребу я этих аликорнов!</text:p>
      <text:p text:style-name="P49"/>
      <text:p text:style-name="P66">***</text:p>
      <text:p text:style-name="P65"/>
      <text:p text:style-name="P6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5">Чувствуя себя грабителем, я вошёл в комнату и осмотрел футон.</text:p>
      <text:p text:style-name="P65">Фиг там! Было такое впечатление, что последние недели на нём никто не спал. Ни складочки, ни вмятинки, ни волоска, ни пылинки.</text:p>
      <text:p text:style-name="P65">Я окинул взглядом комнату. Взор упал на гардероб у стенки. Вот где можно найти перо или волос!</text:p>
      <text:p text:style-name="P6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108"></text:span><text:span text:style-name="T109"> сидел, прислонившись к стенке. Оранжевая лампочка по прежнему горела на налобнике.</text:span></text:p>
      <text:p text:style-name="P6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5"/>
      <text:p text:style-name="P66">***</text:p>
      <text:p text:style-name="P65"/>
      <text:p text:style-name="P6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5">Рычаг заклинило. Блядь!!!</text:p>
      <text:p text:style-name="P6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5">Я что есть мочи дёрнул ручку на себя.</text:p>
      <text:p text:style-name="P6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5"/>
      <text:p text:style-name="P65">…</text:p>
      <text:p text:style-name="P65"/>
      <text:p text:style-name="P6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5">Замок.</text:p>
      <text:p text:style-name="P65">Блядь, что с замком?!</text:p>
      <text:p text:style-name="P6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5">Я надавил на рычаг вертикальной тяги и колесница плавно скользнула вниз. Ха, теперь-то я понял, в чём дело! Замок висел в воздухе!</text:p>
      <text:p text:style-name="P65">Блядь… Замок висел в воздухе?!!</text:p>
      <text:p text:style-name="P6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5">Я пробежал комнату насквозь и кинулся к выходу.</text:p>
      <text:p text:style-name="P6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5">За моей спиной раздался механический голос.</text:p>
      <text:p text:style-name="P65">– <text:span text:style-name="T110">Зафиксирована опасная ситуация. Сознание пациента </text:span><text:span text:style-name="T111">&lt;</text:span><text:span text:style-name="T110">Селестия</text:span><text:span text:style-name="T111">&gt;</text:span><text:span text:style-name="T110"> не регистрируется. Активируется протокол экстренной эвакуации пациента </text:span><text:span text:style-name="T111">&lt;</text:span><text:span text:style-name="T110">Селестия</text:span><text:span text:style-name="T111">&gt;</text:span><text:span text:style-name="T110"> к </text:span><text:span text:style-name="T111">&lt;</text:span><text:span text:style-name="T110">Луна</text:span><text:span text:style-name="T111">&gt;</text:span><text:span text:style-name="T110">.</text:span></text:p>
      <text:p text:style-name="P65">Я обернулся.</text:p>
      <text:p text:style-name="P6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5">БЛЯ!!!</text:p>
      <text:p text:style-name="P6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5"/>
      <text:p text:style-name="P65">…</text:p>
      <text:p text:style-name="P65"/>
      <text:p text:style-name="P65">– Что сиё значит, человек?!</text:p>
      <text:p text:style-name="P6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5">– Мнэ-э-э. – в этот момент даже козлиное блеяние было для меня верхом геройства.</text:p>
      <text:p text:style-name="P65">Подымая тучи пыли, с грохотом обрушилась в провал башня Селестии. Луна с отвалившейся челюстью наблюдала за действом в окно.</text:p>
      <text:p text:style-name="P65">– Что… Что это за дискордовщина?!</text:p>
      <text:p text:style-name="P65">Луна глянула в противоположное окно.</text:p>
      <text:p text:style-name="P65">– А куда делась Наша башня?!! – на аликорницу было жалко смотреть.</text:p>
      <text:p text:style-name="P65">– Она внизу. – промямлил я.</text:p>
      <text:p text:style-name="P65">– В каком ещё низу???</text:p>
      <text:p text:style-name="P65">– Ну… внизу. С остальным Кантерлотом… – я чувствовал себя дебилом.</text:p>
      <text:p text:style-name="P65">Аликорница молча взвилась в воздух и вылетела наружу. Через минуту вернулась.</text:p>
      <text:p text:style-name="P65">– Мы приняли решение! Бал закрывается!</text:p>
      <text:p text:style-name="P65"/>
      <text:h text:style-name="Heading_20_2" text:outline-level="2">20. <text:span text:style-name="T1">Осколки</text:span></text:h>
      <text:p text:style-name="P93">Electric Light Orchestra – Sorrow about to fall</text:p>
      <text:p text:style-name="P65">Скалу ощутимо тряхнуло. Грибной суп выплеснулся из супницы на стол.</text:p>
      <text:p text:style-name="P65">– Четвёртый день уж волокут. Могли бы и научиться наконец-то. – проворчала Эпплджек с набитым ртом.</text:p>
      <text:p text:style-name="P65">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5"><text:soft-page-break/>– Девочки, под нами Понивилль! – захлопала копытами Рэрити. – Узнаю свой бутик!</text:p>
      <text:p text:style-name="P65">Да, с утёса открылся городок, очертаниями повторяющий карту Понивилля.</text:p>
      <text:p text:style-name="P65">– Эй-Джей, гляди, твоя ферма! – Дэш указала на ряды деревьев на окраине городка.</text:p>
      <text:p text:style-name="P65">– Агась, она! – кивнула фермерша. – А это значит, скоро приедем.</text:p>
      <text:p text:style-name="P6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5"/>
      <text:p text:style-name="P65">…</text:p>
      <text:p text:style-name="P65"/>
      <text:p text:style-name="P6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5">– Итак, на рассвете мы достигнем цели. Надеюсь, все помнят план действий. Мы высаживаемся группой у входа и…</text:p>
      <text:p text:style-name="P65">– Прячемся?</text:p>
      <text:p text:style-name="P65">– Дерёмся с пландерсидами?</text:p>
      <text:p text:style-name="P65">– Создаём магическое убежище?</text:p>
      <text:p text:style-name="P65">– Нет!</text:p>
      <text:p text:style-name="P65">Луна поднесла копыто ко рту и прокашлялась.</text:p>
      <text:p text:style-name="P6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5">Я вспомнил, как мы драпали из замка, но промолчал.</text:p>
      <text:p text:style-name="P6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5">– По возвращению человек отыщет Сестру с помощью компаса, что Мы приготовили для него. Ты активировал компас, человек?</text:p>
      <text:p text:style-name="P65">Я продемонстрировал ночной принцессе шкатулку с беспорядочно мечущейся стрелкой.</text:p>
      <text:p text:style-name="P65">– Чудесно! Осталось дело за малым — найти Сестру.</text:p>
      <text:p text:style-name="P65">– Не кажется ли тебе, дражайшая, что ты забыла об одной незначительной детали? – встрял Дискорд. – <text:s/>Совсем незначительной, вот такусенькой?</text:p>
      <text:p text:style-name="P65">– Какой же? – нахмурилась Луна. – Ты изменяешь условия сделки?</text:p>
      <text:p text:style-name="P6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5">Драконикус для наглядности плюнул. Плевок затормозил у потолка, изменил направление на девяносто градусов и вылетел в окно.</text:p>
      <text:p text:style-name="P6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6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5">Луна нахмурилась.</text:p>
      <text:p text:style-name="P65">– Мы видим, у тебя уже есть готовое решение. Говори.</text:p>
      <text:p text:style-name="P6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5">Луна скосила глаза на меня в немом вопросе. <text:s/>Я не увидел ответную мимику Дискорда — он сидел ко мне полубоком.</text:p>
      <text:p text:style-name="P6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5">– Придётся действовать по твоему плану. У нас нет времени.</text:p>
      <text:p text:style-name="P65">Дискорд взглянул в газету.</text:p>
      <text:p text:style-name="P6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5">Драконикус отвлёкся от приятных мыслей и направился к выходу. За ним потянулись и остальные.</text:p>
      <text:p text:style-name="P65">Я подождал, пока все выйдут и подобрал с пола оброненную Дискордом газету.</text:p>
      <text:p text:style-name="P49"><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
      <text:p text:style-name="P50">***</text:p>
      <text:p text:style-name="P49"/>
      <text:p text:style-name="P65">Сумерки укутывали землю пушистым одеялом. Мы сидели на парковой дорожке, выходящей к обрыву, и любовались проплывающим внизу лесом.</text:p>
      <text:p text:style-name="P65"><text:soft-page-break/>…</text:p>
      <text:p text:style-name="P1"><text:span text:style-name="T68">–</text:span><text:span text:style-name="T58"> Ну хорошо, а кто вами правит? Аликорн? Драконикус? Какой-нибудь человек с рогом во лбу? Или у вас нет правителя?</text:span></text:p>
      <text:p text:style-name="P42"><text:span text:style-name="T14">–</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5">Пегаска задумалась.</text:p>
      <text:p text:style-name="P65">– Макс?</text:p>
      <text:p text:style-name="P65">– Да?</text:p>
      <text:p text:style-name="P6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5">Я почесал пегаску у основания гривы и объяснил:</text:p>
      <text:p text:style-name="P6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5">Я почувствовал резкую боль. Отдёрнув руку, я увидел на пальце кровь из ранки. </text:p>
      <text:p text:style-name="P65">Дэш смутилась.</text:p>
      <text:p text:style-name="P6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5">Брошь переливалась всеми цветами радуги в тусклом свете заходящего солнца.</text:p>
      <text:p text:style-name="P65">– Классная штука! Тебе идёт.</text:p>
      <text:p text:style-name="P65">Пегаска смущённо отвернулась. Потом повернулась опять. Копыто чертило звёздочку на песке.</text:p>
      <text:p text:style-name="P65">– Ты ведь вернёшься?</text:p>
      <text:p text:style-name="P6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5">– А то ж!</text:p>
      <text:p text:style-name="P65">Вслед за Твайлайт к нам подошли Эпплджек с Пинки. Фермерша прикоснулась ко мне копытом.</text:p>
      <text:p text:style-name="P6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5">– Супер-дупер-верно! Ещё никто не смел отобрать у Пинки друга и остаться при этом в своём уме!!!</text:p>
      <text:p text:style-name="P65">Розовая пони встала на задние ноги, передними оттянула веки и высунула язык, сотворив совершенно безумную мордаху.</text:p>
      <text:p text:style-name="P65">– В случае Дискорда — остаться НЕ в своём уме. Но в остальном — верно. Мы не дадим тебя в обиду, Макс.</text:p>
      <text:p text:style-name="P6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5">– Спасибо, девчонки. Вы самые лучшие.</text:p>
      <text:p text:style-name="P65">– А я — лучшая из лучших! – похлопала себя в грудь Дэш. – Не забывай об этом!</text:p>
      <text:p text:style-name="P6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5">Раздались тихие шаги. Меня накрыла тень.</text:p>
      <text:p text:style-name="P6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5">Луна опустила мне на колени небольшую карточку из серебра.</text:p>
      <text:p text:style-name="P65"/>
      <text:p text:style-name="P83"><text:span text:style-name="T14">~~~ </text:span>Человек Макс <text:span text:style-name="T14">~~~</text:span></text:p>
      <text:p text:style-name="P83">Паспорт гражданина Эквестрии</text:p>
      <text:p text:style-name="P82">Выдан человеку Максу</text:p>
      <text:p text:style-name="P8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2">Именем правительства Эквестрии призываем оказывать предъявителю сего всю возможную помощь и содействие.</text:p>
      <text:p text:style-name="P81">26.07.2143</text:p>
      <text:p text:style-name="P65"/>
      <text:p text:style-name="P66">***</text:p>
      <text:p text:style-name="P65"/>
      <text:p text:style-name="P6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5">Ага, сейчас!</text:p>
      <text:p text:style-name="P6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5">Дирижабль миновал полосу воды и поравнялся с замком. Как по команде, дождь из лиан прекратился.</text:p>
      <text:p text:style-name="P65">– Похоже, мы выиграли этот бой. – тихо сказала Луна. – Нам стоило использовать «Конкордию» и в первый раз.</text:p>
      <text:p text:style-name="P65"><text:soft-page-break/>– Напомнить тебе о режиме секретности, который ты тогда установила, или сама вспомнишь? – язвительно отозвался Дискорд.</text:p>
      <text:p text:style-name="P6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5"/>
      <text:p text:style-name="P50">~~~~~</text:p>
      <text:p text:style-name="P65"/>
      <text:p text:style-name="P6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5">– Бросайте якорь. – отвечает Луна.</text:p>
      <text:p text:style-name="P65">Адский скрежет раздаётся с края «Громовержца». В болото летит кусок скалы размером с пару железнодорожных вокзалов. <text:span text:style-name="T43">«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5"/>
      <text:p text:style-name="P6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5">– Ох, Селестия милосердная… Кракен… Этого не было в расчётах… – бормочет Твайлайт.</text:p>
      <text:p text:style-name="P6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5">Луна отдаёт короткую команду в интерком и наперерез падающим фигуркам с «Конкордии» пикирует звено Вондерболтов.</text:p>
      <text:p text:style-name="P65">– <text:span text:style-name="T56">ПОНИ! ВЫ ЗАЕБАЛИ!!! ВЫ ДАДИТЕ МНЕ СПАТЬ, ИЛИ НЕТ?!! КЛЯНУСЬ ХВОСТОМ, ВЫ ТАКИ ОТ МЕНЯ ОТСТАНЕТЕ, НЕ БУДЬ Я АГАМЕМНОН-БЕСКЛАННИК!</text:span></text:p>
      <text:p text:style-name="P65"><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5">– Берегись!!!</text:p>
      <text:p text:style-name="P6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5"/>
      <text:p text:style-name="P50">~~~~~</text:p>
      <text:p text:style-name="P50"/>
      <text:p text:style-name="P6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5">Я принимаю вертикальное положение. Вокруг меня осыпавшиеся замшелые стены без крыши и… Дэш.</text:p>
      <text:p text:style-name="P6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5">– Учту. – я кривлюсь от боли. – Спасибо, Дэш. За мной должок.</text:p>
      <text:p text:style-name="P65">– Да кто там считает! – отмахивается пегаска. – Ты не в курсе, куда я приземлилась? Ты уже был тут.</text:p>
      <text:p text:style-name="P65">Я качаю головой.</text:p>
      <text:p text:style-name="P65">– Я видел только маленькую часть замка Сестёр. И то, на бегу. Но ты ведь можешь подняться над замком и разведать путь?</text:p>
      <text:p text:style-name="P65">Пегаска чешет копытом в затылке.</text:p>
      <text:p text:style-name="P65">– Могу, конечно. Но пока я спускалась, меня трижды чуть не сбили.</text:p>
      <text:p text:style-name="P65">Над развалинами выстреливает пландерсид, целясь в пролетающего Вондерболта.</text:p>
      <text:p text:style-name="P6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5">Я сажусь на обломок колонны.</text:p>
      <text:p text:style-name="P6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4">&lt;</text:span><text:span text:style-name="T48">Описать нарастание депрессивных мыслей от описанных случая к случаю</text:span><text:span text:style-name="T14">&gt;</text:span></text:p>
      <text:p text:style-name="P65">– Макс? – пегаска трясёт меня копытом. – Ты же у нас Проводник? Выбирай направление.</text:p>
      <text:p text:style-name="P65">Ну да, на работу флюгером я ещё гожусь, «Громовержец» от выбора направления нам на голову не свалится. Наверное.</text:p>
      <text:p text:style-name="P65">Я тыкаю на ближайший коридор.</text:p>
      <text:p text:style-name="P65">– Идём туда. Один хрен, они все одинаковые. Рано или поздно выйдем в знакомое место.</text:p>
      <text:p text:style-name="P65">– Верняк! – пегаска салютует. – Веди, Проводник!</text:p>
      <text:p text:style-name="P65"/>
      <text:p text:style-name="P65">…</text:p>
      <text:p text:style-name="P65"/>
      <text:p text:style-name="P65"><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5">– Готова спорить на две тысячи бит, мы проходили этот перекрёсток двадцать минут назад. И сорок минут назад тоже проходили.</text:p>
      <text:p text:style-name="P65">Я поворачиваюсь к Дэш.</text:p>
      <text:p text:style-name="P65">– У тебя разве есть две тысячи бит?</text:p>
      <text:p text:style-name="P65">– Нет. И это показывает, насколько я уверена в победе.</text:p>
      <text:p text:style-name="P1"><text:span text:style-name="T62">К</text:span><text:span text:style-name="T1">ажется, из левого </text:span>коридор<text:span text:style-name="T1">а</text:span> <text:span text:style-name="T1">слышны знакомые голоса</text:span>.</text:p>
      <text:p text:style-name="P65">– Идём налево.</text:p>
      <text:p text:style-name="P65">– Так точно, Проводник. – <text:s/>в голосе пегаски энтузиазма заметно убавилось.</text:p>
      <text:p text:style-name="P65">– Послушай, не называй меня проводником. Это уже не смешно!</text:p>
      <text:p text:style-name="P65">Пегаска смотрит на меня вишнёвыми глазами.</text:p>
      <text:p text:style-name="P65">– А я и не смеюсь. Я хотела тебя подбодрить малёхо, а то ты нос повесил. Но если не хочешь — не бу…</text:p>
      <text:p text:style-name="P65">– Дэш! Сзади!!!</text:p>
      <text:p text:style-name="P65">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50">~~~~~</text:p>
      <text:p text:style-name="P4"/>
      <text:p text:style-name="P6">– Держи своего «Проводника»! Хотя сейчас его стоит называть овощем и носить в чемодане.</text:p>
      <text:p text:style-name="P6">– Где ты его нашёл? Что произошло? Что с тобой, человек?</text:p>
      <text:p text:style-name="P6">–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6">– О, небо! Я превращу это болото в выжженый кратер!!! Что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48">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6">–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6">– Что? Ты мне не доверяешь??!</text:p>
      <text:p text:style-name="P6">– НЕТ!</text:p>
      <text:p text:style-name="P6">–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48">Макс не вернётся, Дискорд Луну не получит</text:span>&gt;</text:p>
      <text:p text:style-name="P22"/>
      <text:p text:style-name="P50">~~~~~</text:p>
      <text:p text:style-name="P22">&lt;<text:span text:style-name="T49">Макс и ко появляются на Терре со сдвигом по времени (как и Кимеринн)?</text:span>&gt;</text:p>
      <text:p text:style-name="P10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3"/>
      <text:p text:style-name="P104">Кажется, я уже это встречал раньше! Не помню только, где и когда.</text:p>
      <text:p text:style-name="P103"><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5">Там лишь тающая в темноте радуга.</text:p>
      <text:p text:style-name="P55"/>
      <text:h text:style-name="Heading_20_2" text:outline-level="2">21. <text:span text:style-name="T1">Терра</text:span></text:h>
      <text:h text:style-name="P199" text:outline-level="3">Воскресение</text:h>
      <text:p text:style-name="P55">&lt;<text:span text:style-name="T11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5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5">–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5"/>
      <text:p text:style-name="P58">***</text:p>
      <text:p text:style-name="P55"><text:soft-page-break/></text:p>
      <text:p text:style-name="P55">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60">— феерия эмоций наполняла меня во время пребывания в ярком нескладном мире, что остался позади. </text:span><text:span text:style-name="T63">Я тогда как будто вынырнул из трясины и начал дышать, ощущая каждой своей клеточкой полную гамму чувств и оттенков жизни. Но у</text:span><text:span text:style-name="T6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8">Невозможно поверить, но два месяца<text:span text:style-name="T43">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8">Дискорд помахал рукой у меня перед носом. Я оттолкнул его руку и выпрямился.</text:p>
      <text:p text:style-name="P68">– Не надо. Я в порядке.</text:p>
      <text:p text:style-name="P68"/>
      <text:p text:style-name="P69">***</text:p>
      <text:p text:style-name="P68"/>
      <text:p text:style-name="P68">– Бля! Я так и знал!</text:p>
      <text:p text:style-name="P6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8">– И как её найти? – мрачно добавил я. – Компас теперь бесполезен.</text:p>
      <text:p text:style-name="P68">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8">Стакан медленно собрался воедино и прыгнул обратно в руку Дискорду. – Хорошо, хоть от моей заначки в Эогиппе что-то осталось. – пробурчал он.</text:p>
      <text:p text:style-name="P68">– Ну так и зачем её тратить на ерунду? – возразил я.</text:p>
      <text:p text:style-name="P6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8"/>
      <text:p text:style-name="P69">***</text:p>
      <text:p text:style-name="P68"/>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5">Бип-бип-бип!</text:p>
      <text:p text:style-name="P65">– Анон? – голос в трубке не смог скрыть радостного изумления. – Ты передумал?</text:p>
      <text:p text:style-name="P65">– Да, Алекс. Я тут долго думал… Если у вас ещё есть местечко для меня… Я бы, пожалуй, вернулся.</text:p>
      <text:p text:style-name="P6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5">– С понедельника.</text:p>
      <text:p text:style-name="P65">– Отлично! Зайдёшь к охране, тебе выдадут пропуск.</text:p>
      <text:p text:style-name="P65">– Договорились.</text:p>
      <text:p text:style-name="P65">Бип-бип-бип!</text:p>
      <text:p text:style-name="P65"/>
      <text:h text:style-name="Heading_20_3" text:outline-level="3">Понедельник</text:h>
      <text:p text:style-name="P65">&lt;<text:span text:style-name="T112">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62">– </text:span>Привет, Нэш. Это Анон.</text:p>
      <text:p text:style-name="P1"><text:span text:style-name="T62">– </text:span>Привет, Анон. Рад тебя видеть!</text:p>
      <text:p text:style-name="P1">Я закрыл веб-камеру салфеткой. </text:p>
      <text:p text:style-name="P65">– И слышать тоже.</text:p>
      <text:p text:style-name="P65">– Говорят, ты шалить начал? Нэш, тестовая задача номер шестнадцать.</text:p>
      <text:p text:style-name="P65">– Принял к исполнению. «Выживание корпорации в условиях жёсткой конкуренции с ограниченными ресурсами. Случай 16».</text:p>
      <text:p text:style-name="P101">…</text:p>
      <text:p text:style-name="P101">…</text:p>
      <text:p text:style-name="P101">Конфликт с узлом 5</text:p>
      <text:p text:style-name="P101">…</text:p>
      <text:p text:style-name="P101">…</text:p>
      <text:p text:style-name="P101">Конфликт с узлом 12</text:p>
      <text:p text:style-name="P101">…</text:p>
      <text:p text:style-name="P101">Конфликт с узлом 15</text:p>
      <text:p text:style-name="P101">…</text:p>
      <text:p text:style-name="P101">Конфликт с узлом 17</text:p>
      <text:p text:style-name="P101">…</text:p>
      <text:p text:style-name="P101">...</text:p>
      <text:p text:style-name="P99">Решение.</text:p>
      <text:p text:style-name="P99">…</text:p>
      <text:p text:style-name="P14"/>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100">кликнул по ним правой кнопкой </text:span><text:span text:style-name="T1">мыши</text:span><text:span text:style-name="T100"> и </text:span><text:span text:style-name="T1">выбрал</text:span><text:span text:style-name="T100">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58">Сейчас уже нельзя ничего изменить и придётся ему довер</text:span><text:span text:style-name="T59">иться</text:span><text:span text:style-name="T5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5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6">– Я отлучусь на пару деньков… Не скучайте тут без меня. Ждите дома. Вернусь с Сахарной Ваткой в обнимку — верь мне! Бу-га-га!</text:p>
      <text:p text:style-name="P7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2"><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49">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8"/>
      <text:h text:style-name="Heading_20_2" text:outline-level="2">22. <text:span text:style-name="T1">Терра</text:span></text:h>
      <text:h text:style-name="P199" text:outline-level="3">Вторник</text:h>
      <text:p text:style-name="P4">&lt;<text:span text:style-name="T90">Mike Oldfield — The Top Of The Morning</text:span>&gt;</text:p>
      <text:p text:style-name="P4"><text:soft-page-break/>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58">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10"><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11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0"><text:s/>– Ты его слишком… эмм, упрощаешь. – продолжала Флаттершай. – Вот, взгляни сюда.</text:p>
      <text:p text:style-name="P110">Флаттершай повернула ко мне экран. Мультяшный Дискорд с заплаканными глазами стоял на ледовом катке перед брошенными коньками.</text:p>
      <text:p text:style-name="P110"><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5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7">– А ты в курсе, что твой Дискорд многократно сжигал Селестию живьём? – выпалил я.</text:p>
      <text:p text:style-name="P117">–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0"><text:span text:style-name="T14">– Это всего лишь твои домыслы. С тем же успехом я могу объяснить это тем, что он </text:span>— злой придурок!</text:p>
      <text:p text:style-name="P117">– Это не мои…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110">Флаттершай слабо улыбнулась.</text:p>
      <text:p text:style-name="P117">– Я не сержусь… На Дискорда трудно не злиться… Он так себя ведёт, потому что его это… эмм, забавляет.</text:p>
      <text:p text:style-name="P4"/>
      <text:p text:style-name="Text_20_body">…</text:p>
      <text:p text:style-name="P131"><text:soft-page-break/></text:p>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03">– Что ты решил, Анон?</text:p>
      <text:p text:style-name="P103">Я пожал плечами.</text:p>
      <text:p text:style-name="P4">– М<text:span text:style-name="T58">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58">два </text:span>дня. Потом всё наладится.</text:p>
      <text:p text:style-name="P1">– Если только это действительно принцесса. – пробормотала Эпплджек. – И если…</text:p>
      <text:p text:style-name="P10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01">…</text:p>
      <text:p text:style-name="P101">Конфликт с узлом 2</text:p>
      <text:p text:style-name="P101">Конфликт с узлом 3</text:p>
      <text:p text:style-name="P101">…</text:p>
      <text:p text:style-name="P101">Конфликт с узлом 5</text:p>
      <text:p text:style-name="P101">…</text:p>
      <text:p text:style-name="P101">…</text:p>
      <text:p text:style-name="P101">Конфликт с узлом 8</text:p>
      <text:p text:style-name="P101">…</text:p>
      <text:p text:style-name="P101">…</text:p>
      <text:p text:style-name="P101">Конфликт с узлом 12</text:p>
      <text:p text:style-name="P101">Конфликт с узлом 13</text:p>
      <text:p text:style-name="P101">…</text:p>
      <text:p text:style-name="P101">Конфликт с узлом 16</text:p>
      <text:p text:style-name="P10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5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text:soft-page-break/>«Она НИЧЕГО не помнит!!!» – истерично пронеслось у меня в голове.</text:p>
      <text:p text:style-name="P6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8"/>
      <text:h text:style-name="Heading_20_2" text:outline-level="2">23. Терра</text:h>
      <text:p text:style-name="Text_20_body">&lt;<text:span text:style-name="T112">Mike Oldfield – Tubular Bells II – Altered State</text:span>&gt;</text:p>
      <text:p text:style-name="Text_20_body">&lt;Michael Jackson – This time around&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2"/>
      <text:p text:style-name="P77">***</text:p>
      <text:p text:style-name="P76"/>
      <text:p text:style-name="P1">…</text:p>
      <text:p text:style-name="P101">Конфликт с узлом 3</text:p>
      <text:p text:style-name="P101">…</text:p>
      <text:p text:style-name="P101">Конфликт с узлом 6</text:p>
      <text:p text:style-name="P101">Конфликт с узлом 7</text:p>
      <text:p text:style-name="P101">…</text:p>
      <text:p text:style-name="P101">Конфликт с узлом 9</text:p>
      <text:p text:style-name="P101">…</text:p>
      <text:p text:style-name="P101">…</text:p>
      <text:p text:style-name="P101">Конфликт с узлом 11</text:p>
      <text:p text:style-name="P101">Конфликт с узлом 12</text:p>
      <text:p text:style-name="P101"><text:soft-page-break/>Конфликт с узлом 13</text:p>
      <text:p text:style-name="P101">…</text:p>
      <text:p text:style-name="P101">…</text:p>
      <text:p text:style-name="P101">Конфликт с узлом 16</text:p>
      <text:p text:style-name="P101">Конфликт с узлом 17</text:p>
      <text:p text:style-name="P100">…</text:p>
      <text:p text:style-name="P100">…</text:p>
      <text:p text:style-name="P100">Рассогласование центра принятия решений. Требуется вмешательство оператора.</text:p>
      <text:p text:style-name="P100">Sending heartbeats to all nodes… Zookeeper failure. Cluster going down in 3 minutes…</text:p>
      <text:p text:style-name="P100">UI module malfunction. UI module stop…</text:p>
      <text:p text:style-name="P100">Nash AI malfunction. Nash AI module stop…</text:p>
      <text:p text:style-name="P100">Cluster going down in 2 minutes…</text:p>
      <text:p text:style-name="P100">Unloading dictionaries… HDFS malfunction</text:p>
      <text:p text:style-name="P100">Classloader malfunction. Classloader stop…</text:p>
      <text:p text:style-name="P100">Cluster going down in 1 minute…</text:p>
      <text:p text:style-name="P100">Kernel panic</text:p>
      <text:p text:style-name="P97"/>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56">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text:soft-page-break/>–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5">Аликорница приблизилась вплотную к прозрачной поверхности. Её шёпот проникает мне в мозг.</text:p>
      <text:p text:style-name="P15">–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4">Если это я пребываю в наваждении <text:span text:style-name="T8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5">– …прошу прощения. Вспомни нашу особенную дружбу!</text:p>
      <text:p text:style-name="P15">Я сжал кулак.</text:p>
      <text:p text:style-name="P15">АЙ!</text:p>
      <text:p text:style-name="P15">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5">Я состроил обиженную гримасу и перебил аликорницу.</text:p>
      <text:p text:style-name="P15">– Какая, к чёрту, «особенная дружба»? Луна рассказала мне! Ты просто удовлетворяла мои потребности, чтобы мотивировать меня на действие…</text:p>
      <text:p text:style-name="P15">– Анон, нет! Это наваждение! <text:s/>Ради всех пони Эквестрии! Пожалуйста! Ради дружбы и пони!</text:p>
      <text:p text:style-name="P15">– Так вот, что я скажу тебе… ТЫ НЕ МОЖЕШЬ УДОВЛЕТВОРЯТЬ МОИ ПОТРЕБНОСТИ ПОСРЕДСТВОМ ДРУЖБЫ И ПОНИ! Хоть весь мир угандошь! Мне нужно больше!!!</text:p>
      <text:p text:style-name="P15">– Анон! Кхррр… хрр…</text:p>
      <text:p text:style-name="P100">…</text:p>
      <text:p text:style-name="P100">…</text:p>
      <text:p text:style-name="P100">Cluster restarting…</text:p>
      <text:p text:style-name="P100">Zookeeper service initiated. Sending heartbeats to all nodes…</text:p>
      <text:p text:style-name="P100">Classloader start…</text:p>
      <text:p text:style-name="P100">Loading dictionaries…</text:p>
      <text:p text:style-name="P100"><text:span text:style-name="T14">Nash </text:span>AI module start…</text:p>
      <text:p text:style-name="P100">Celest AI submodule found… Acquiring…</text:p>
      <text:p text:style-name="P100">UI module start…</text:p>
      <text:p text:style-name="P100">…</text:p>
      <text:p text:style-name="P98">Перегрузка кластера завершена успешно. Все узлы синхронизированы с мастер-сервером.</text:p>
      <text:p text:style-name="P97"/>
      <text:p text:style-name="P97">Я уставился в бегущие по экрану строки. <text:span text:style-name="T1">Текстовая консоль мигнула и скрылась под графической заставкой.</text:span></text:p>
      <text:p text:style-name="P8"><text:soft-page-break/>Блядь.</text:p>
      <text:p text:style-name="P8">Кто! Рестартовал!! Кластер!!!</text:p>
      <text:p text:style-name="P8">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8"/>
      <text:p text:style-name="P4">Анджела обернулась, когда я влетел в серверную.</text:p>
      <text:p text:style-name="P15">– О, Анон? <text:span text:style-name="T14">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5">–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5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62">– Ты его уничтожила?</text:p>
      <text:p text:style-name="P62">– Кого?</text:p>
      <text:p text:style-name="P62">– Этический модуль.</text:p>
      <text:p text:style-name="P6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62">– Ты его уничтожила?</text:p>
      <text:p text:style-name="P6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5">Я перевёл дух.</text:p>
      <text:p text:style-name="P15">– То есть, тот, этический модуль, работает и дальше на домашнем компьютере Юджина?</text:p>
      <text:p text:style-name="P15">– Ага. У меня нет доступа к тому серверу. Но на кластер к Нэшу этот вирусняк больше не пролезет.</text:p>
      <text:p text:style-name="P15">Я вытер пот со лба.</text:p>
      <text:p text:style-name="P15">– Ты молодец, Анджела. Просто молодец.</text:p>
      <text:p text:style-name="P15">– Анон, ты куда? Так мы встречаемся вечером, или как?!</text:p>
      <text:p text:style-name="P15">Но я уже мчался к выходу.</text:p>
      <text:p text:style-name="P15"/>
      <text:p text:style-name="P15">…</text:p>
      <text:p text:style-name="P15"/>
      <text:p text:style-name="P15">Две пары глаз уставились на меня с заднего сидения с удивлением.</text:p>
      <text:p text:style-name="P15">– А где Анджела? Что-то пошло не по плану? – спросила фермерша, пряча верёвки и мешок.</text:p>
      <text:p text:style-name="P15">Я вскочил на водительское место «Навары» и завёл двигатель.</text:p>
      <text:p text:style-name="P15">– Меняем план! Анджела — не тот, кто нам нужен.</text:p>
      <text:p text:style-name="P15">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5">Если…</text:p>
      <text:p text:style-name="P15"><text:soft-page-break/></text:p>
      <text:p text:style-name="P15">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5">Я продолжал ехать, надеясь, что сигналят не мне. Шишь там! Несколько машин за мной остановились у обочины, но мигалка упрямо ехала за мной.</text:p>
      <text:p text:style-name="P15">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5">В машине сидели два копа. В темно-синих куртках и бейсболках. С именными нашивками и рациями на плече.</text:p>
      <text:p text:style-name="P15">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5">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5">Я вдавил в пол тормоз, включил полный привод с пониженной передачей и вывернул руль.</text:p>
      <text:p text:style-name="P15">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62">– Анон, а это правильно, что мы едем по кустам? Там ведь могут жить какие-нибудь зверюшки? – удручённо спросила Флаттершай.</text:p>
      <text:p text:style-name="P6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5">Я вырулил под арку, проехал весь двор и остановился у подъезда.</text:p>
      <text:p text:style-name="P62">– Приехали!</text:p>
      <text:p text:style-name="P62">Пока «<text:span text:style-name="T48">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62">На лестничной клетке рука по привыче нажала кнопку лифта. Эпплджек тронула меня за плёчо.</text:p>
      <text:p text:style-name="P62">– Анон, идея — навоз! Тебя уже раз чуть не прикончил этот гроб на канате.</text:p>
      <text:p text:style-name="P62">Я хлопнул себя по лбу, соглашаясь.</text:p>
      <text:p text:style-name="P159"/>
      <text:p text:style-name="P62">…</text:p>
      <text:p text:style-name="P62"/>
      <text:p text:style-name="P6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62">Этаж…</text:p>
      <text:p text:style-name="P62">Ещё этаж… Эй, почему на этажах разное количество ступенек?!!</text:p>
      <text:p text:style-name="P62">Ещё два…</text:p>
      <text:p text:style-name="P62"><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62">– Анон!</text:p>
      <text:p text:style-name="P15">Тревога в её голосе заставила меня поднять голову.</text:p>
      <text:p text:style-name="P15">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5">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5">Широко раскрыв руки, сгорбленая фигура перегородила нам путь наверх.</text:p>
      <text:p text:style-name="P17"/>
      <text:p text:style-name="P17">«Ч.т.о…в.ы… т.у.т… с.о.р.и.т.е?»</text:p>
      <text:p text:style-name="P15"/>
      <text:p text:style-name="P15">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6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62">Я пихнул Эпплджек себе за спину, выставил вперёд бейсбольную биту и сделал шаг вперёд…</text:p>
      <text:p text:style-name="P62">…Которым неистово гордился следующие полторы секунды.</text:p>
      <text:p text:style-name="P62"/>
      <text:p text:style-name="P6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6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6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62">Второй раз мне пришлось отскакивать от осколков стекла, веером разлетевшихся из-под головы смайлолицего.</text:p>
      <text:p text:style-name="P62">– Флатти! – я кинулся к девушке, скорчившейся на полу.</text:p>
      <text:p text:style-name="P62">Эпплджек выхватила верёвку и подскочила к лежащему без движения смайлолицему.</text:p>
      <text:p text:style-name="P62">– Я уже умерла? Извини, Анон, я больше ничем не могла тебе помочь. Я не умею драться. – бормотала Флаттершай, не открывая глаз.</text:p>
      <text:p text:style-name="P62">За моей спиной тяжело дышала Эпплджек, затягивая на смайлолицем петлю за петлёй.</text:p>
      <text:p text:style-name="P62">– Флатти, вставай! Ты молодец! Лестница свободна! – подбодрил я девушку.</text:p>
      <text:p text:style-name="P62">За спиной послышался шорох.</text:p>
      <text:p text:style-name="P62">– Пирог мне в круп! – охнула Эпплджек.</text:p>
      <text:p text:style-name="P6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62"><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6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62">Движения смайлолицего обрели слаженность. Он медленно развернулся и направился ко мне.</text:p>
      <text:p text:style-name="P62">Флаттершай брезгливо толкнула ногой осколок, отправив его в лестничный пролёт. Движения смайлолицего опять потеряли осмысленность.</text:p>
      <text:p text:style-name="P62">– Анон, нам нужно торопиться! – дёрнула меня за рукав Эпплджек. – У нас есть сорок минут до закрытия портала.</text:p>
      <text:p text:style-name="P62">Я сбросил чёрный мобильник вслед за лицом смайлолицего и побежал по лестнице.</text:p>
      <text:p text:style-name="P15"/>
      <text:p text:style-name="P16">***</text:p>
      <text:p text:style-name="P15"/>
      <text:p text:style-name="P15">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58">—</text:span> что может держать закоренелого обеспеченного холостяка дома, кроме работы? <text:span text:style-name="T5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58">— зачем заморачиваться обменом? С той поры у каждого из нас был постоянный доступ в оба жилья.</text:span></text:p>
      <text:p text:style-name="P15">После смерти Юджина я всего лишь раз побывал в его квартире <text:span text:style-name="T5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62"/>
      <text:p text:style-name="P15">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0">Прихожая встретила нас толстым слоем пыли. Мы тихонько прошли внутрь. Я задержался, запирая дверь. Девушки разбрелись по квартире.</text:p>
      <text:p text:style-name="P114"><text:span text:style-name="T14">– Анон…</text:span><text:span text:style-name="T1"> Тут окно разбито… И верёвка висит. – пискнула Флаттершай из кухни.</text:span></text:p>
      <text:p text:style-name="P108"><text:span text:style-name="T14">– </text:span><text:span text:style-name="T1">Оставь, Флатти, не сейчас! – отмахнулся я.</text:span></text:p>
      <text:p text:style-name="P110">Эпплджек стояла посреди комнаты и оглядывалась.</text:p>
      <text:p text:style-name="P117">– Не нравится мне тут. Чуйка нехорошая…</text:p>
      <text:p text:style-name="P10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62">звёзды на фоне сине-зелёной мглы</text:span><text:span text:style-name="T1">. Я одел наушники и подёргал мышкой, прогоняя скрин-сэйвер.</text:span></text:p>
      <text:p text:style-name="P117">– Привет, Сел.</text:p>
      <text:p text:style-name="P152">Аликорница всполошилась и спрятала <text:span text:style-name="T1">пирожное</text:span> за спину.</text:p>
      <text:p text:style-name="P117">–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110"><text:span text:style-name="T14">Я устало улыбнулся аликорнице </text:span>и осторожно закрыл ноутбук<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110"><text:soft-page-break/><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0"><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17"/>
      <text:h text:style-name="P193" text:outline-level="2">24. Отбытие</text:h>
      <text:p text:style-name="P117">&lt;&gt;</text:p>
      <text:p text:style-name="P110"><text:span text:style-name="T14">– </text:span>Оп-па! – пробормотала Эпплджек. – Нежданчик!</text:p>
      <text:p text:style-name="P110">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110"><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110"><text:span text:style-name="T14">– А что? – невинно захлопал глазами </text:span>реальный <text:span text:style-name="T14">драконикус. – Я, между прочим, </text:span>намного раньше тебя <text:span text:style-name="T14">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110">Дискорд обернулся на голос и в этот момент я швырнул в него кружкой и бросился к нему через комнату с занесеным над головой стулом.</text:p>
      <text:p text:style-name="P110">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раконикуса появилось удивлённо-мечтательное выражение и он вырубился.</text:p>
      <text:p text:style-name="P117"/>
      <text:p text:style-name="P117">…</text:p>
      <text:p text:style-name="P117"/>
      <text:p text:style-name="P117">– <text:span text:style-name="T1">А… Анон… Зачем ты напал на Дискорда? </text:span>– <text:span text:style-name="T1">прошептала Флаттершай в шоке.</text:span></text:p>
      <text:p text:style-name="P117"><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1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0"><text:soft-page-break/>– Чего-о-о??? – ахнула Эпплджек. – Анон, я, канешн, на дух не выношу этого прохвоста, но тут ты малость вожжи попутал. Дискорд — не убийца.</text:p>
      <text:p text:style-name="P110">Дискорд благодарно замычал и так энергично закивал головой, что чуть не проглотил кляп.</text:p>
      <text:p text:style-name="P110">–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10">– А кто, по-твоему, подстроил все эти «несчастные» случаи? Вспомни, как меня чуть не утопил снеговик. Кому ещё это под силу?</text:p>
      <text:p text:style-name="P110">Дискорд возвёл глаза к потолку и завыл. Эпплджек задумалась.</text:p>
      <text:p text:style-name="P11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0">– А зачем тогда ты приложила его книгой? А потом помогла мне его связать? – перебил я фермершу с удивлением.</text:p>
      <text:p text:style-name="P110">Драконикус с натугой наклонил голову к лапе и покрутил пальцем у виска.</text:p>
      <text:p text:style-name="P110">– Потому что ты напал на него. – пожала плечами Эпплджек. – Я и подумала — тебе виднее. И подсобила маленько.</text:p>
      <text:p text:style-name="P110">Звук сирены заставил меня броситься к окну. Три полицейские тойоты сверкали мигалками вокруг «Навары», подобно ёлочной гирлянде.</text:p>
      <text:p text:style-name="P110"/>
      <text:p text:style-name="P110">Проклятье!!!</text:p>
      <text:p text:style-name="P110"/>
      <text:p text:style-name="P110">Я схватил ноутбук, сгрёб девушек в охапку и вытолкал их в коридор. В дверях я обернулся к Дискорду.</text:p>
      <text:p text:style-name="P126"><text:span text:style-name="T14">–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text:span text:style-name="T14">– Нет! Дискорд </text:span>— не убийца!</text:p>
      <text:p text:style-name="P126">С необычной для неё силой, Флаттершай вытащила кляп изо рта драконикуса.</text:p>
      <text:p text:style-name="P126"><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26">Или драконикус — гениальный актёр, или… ?</text:p>
      <text:p text:style-name="P126">Я вернулся к драконикусу и уселся на стул напротив него.</text:p>
      <text:p text:style-name="P126"><text:span text:style-name="T14">– </text:span>Говори.</text:p>
      <text:p text:style-name="P126">Дискорд немного успокоился.</text:p>
      <text:p text:style-name="P126"><text:s/><text:span text:style-name="T14">– </text:span>Вообще-то, от тебя следовало бы избавиться, Проводник. Не знаю, что ты там разведал в <text:span text:style-name="T112">заклинании Откровения</text:span>, но чувствую, что твоё знание может погубить Эквестрию. Но к<text:span text:style-name="T14">ак, интересно, я получу без </text:span>тебя<text:span text:style-name="T14"> приз из… копыт Луны?!! 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26"><text:span text:style-name="T14">– </text:span>А кто тогда наслал на нас этих уродов с рисованными рожами? Кто пытался убить меня раз за разом?</text:p>
      <text:p text:style-name="P126"><text:soft-page-break/>У драконикуса глаза полезли на лоб.</text:p>
      <text:p text:style-name="P126"><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6">Я задумался. Драконикус, похоже, говорил искренне. Но кто тогда всё это время играл с нами, <text:span text:style-name="T48">словно кот с мышью</text:span>?</text:p>
      <text:p text:style-name="P126"><text:span text:style-name="T14">– </text:span>Анон! <text:span text:style-name="T14">– </text:span>крикнула Эпплджек из прихожей. <text:span text:style-name="T14">– </text:span>Я слышу шум за дверью!</text:p>
      <text:p text:style-name="P126">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6"><text:span text:style-name="T5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58">– драконикус отчаянно дёргал узлы, пытаясь освободиться.</text:span></text:p>
      <text:p text:style-name="P128">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От второго удара дверная коробка крякнула и наполовину въехала в коридор.</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Блё-о-о!</text:p>
      <text:p text:style-name="P12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6">Я задрал голову.</text:p>
      <text:p text:style-name="P126">О! Так уже легче! Надо мной всего лишь два этажа. Десять метров верёвки. Если не смотреть вниз, то…</text:p>
      <text:p text:style-name="P126">Я вытер ладони о штаны, ухватил канат и сделал шаг вперёд… </text:p>
      <text:p text:style-name="P126">…</text:p>
      <text:p text:style-name="P126">Святые яйца, я действительно ЭТО сделал!</text:p>
      <text:p text:style-name="P126">…</text:p>
      <text:p text:style-name="P126"><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Селестия милосердная!!!</text:p>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Флаттершай появилась над бортиком и свесила вниз руку. Эпплджек вытянулась и протянула ей ноутбук одной рукой.</text:p>
      <text:p text:style-name="P126">НЕТ! У них не получилось!</text:p>
      <text:p text:style-name="P126">У меня враз вспотели ладони. Держаться на верёвке стало чертовски трудно.</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6">Этот самоубийственный поступок фермерши я могу объяснить только полным отсутствием у неё опыта лазания по канатам.</text:p>
      <text:p text:style-name="P12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6">Бляблябляблябля!!!</text:p>
      <text:p text:style-name="P126">БУДЕМ ЖИВЫ — СТАНУ АЛЬПИНИСТОМ!!!</text:p>
      <text:p text:style-name="P126">БЛЯ!!!…</text:p>
      <text:p text:style-name="P126">Верёвка закончилась. Наконец-то у меня появилось время для паники. Я судорожно обнял Эпплджек, закрыл глаза и приготовился…</text:p>
      <text:p text:style-name="P126"><text:soft-page-break/></text:p>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Я открыл глаза.</text:p>
      <text:p text:style-name="P126">Перед носом плавными рывками уходили вниз окна этажей. Порывы вихрей от взмахов <text:span text:style-name="T58">разномастных</text:span> крыльев трепали волосы и выдавливали слёзы из глаз. Тупая боль гнездилась в сожжёных верёвкой суставах.</text:p>
      <text:p text:style-name="P126">Я чуть поднял глаза и уставился в кривую морду драконикуса.</text:p>
      <text:p text:style-name="P126">– Отпусти Эпплджек. Я её держу. – повторил Дискорд. – Мне сбалансироваться надо. Вы не такие уж и лёгкие.</text:p>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6"/>
      <text:p text:style-name="P126">…</text:p>
      <text:p text:style-name="P126"/>
      <text:p text:style-name="P12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семь минут…</text:p>
      <text:p text:style-name="P126"/>
      <text:p text:style-name="P126">На длинной шее драконикуса разместились Эпплджек и Флаттершай. Я, для сохранения баланса, разместился позади крыльев.</text:p>
      <text:p text:style-name="P126">Дискорд расправил крылья и начал короткую пробежку к краю.</text:p>
      <text:p text:style-name="P126"><text:span text:style-name="T14">–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6">…ограда края крыши промелькнула под нами…</text:p>
      <text:p text:style-name="P126"><text:span text:style-name="T14">– …</text:span>собственно, на дольше у меня не хватит магии…</text:p>
      <text:p text:style-name="P126"/>
      <text:p text:style-name="P126">Мы летели навстречу закату.</text:p>
      <text:p text:style-name="P126"/>
      <text:p text:style-name="P126">…</text:p>
      <text:p text:style-name="P126"/>
      <text:p text:style-name="P12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6"><text:span text:style-name="T14">– </text:span>Ю-ху-у-у!!!</text:p>
      <text:p text:style-name="P126"><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6">Перед нами увеличивалась громада моей высотки.</text:p>
      <text:p text:style-name="P12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закрыла глаза и отвернулась.</text:p>
      <text:p text:style-name="P126">– ВНИМАНИЕ!!! – заорал Дискорд, сложил крылья и влетел в коридор.</text:p>
      <text:p text:style-name="P126"/>
      <text:p text:style-name="P127">***</text:p>
      <text:p text:style-name="P127"/>
      <text:p text:style-name="P126">Бля!!!</text:p>
      <text:h text:style-name="Heading_20_2" text:outline-level="2"/>
      <text:h text:style-name="Heading_20_2" text:outline-level="2">25. Разговор за столиком в <text:span text:style-name="T114">тишине</text:span></text:h>
      <text:p text:style-name="First_20_line_20_indent"><text:span text:style-name="T14">&lt;</text:span><text:span text:style-name="T86">Queen – Flash</text:span><text:span text:style-name="T14">&gt;</text:span></text:p>
      <text:p text:style-name="P139">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text:span text:style-name="T43">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ХА-ХА-ХА!</text:p>
      <text:p text:style-name="P135">Прямо как сейчас. Как говорится, найди десять отличий.</text:p>
      <text:p text:style-name="P135">Вот только… Только Дэш была бы жива…</text:p>
      <text:p text:style-name="P138">Я тяжело вздохнул.</text:p>
      <text:p text:style-name="P138"><text:soft-page-break/></text:p>
      <text:p text:style-name="P138">…</text:p>
      <text:p text:style-name="P138"/>
      <text:p text:style-name="P13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text:span><text:span text:style-name="T12">белой </text:span><text:span text:style-name="T1">шерсти украшали пута. </text:span><text:span text:style-name="T13">От существа исходило голубоват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text:span text:style-name="T115">синими</text:span> глазами.</text:p>
      <text:p text:style-name="P55"><text:span text:style-name="T14">–</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9">От неожиданности я только откры<text:span text:style-name="T117">ва</text:span>л рот, в попытке что-то ответить, но тут же закры<text:span text:style-name="T117">ва</text:span>л его. Нужные слова выветрились из головы.</text:p>
      <text:p text:style-name="P56"><text:span text:style-name="T14">– </text:span><text:span text:style-name="T22">Т</text:span>ы что за хрен вообще? <text:span text:style-name="T14">– </text:span><text:span text:style-name="T21">наконец сподобился я на членораздельную речь.</text:span></text:p>
      <text:p text:style-name="P55">Зверь смутился.</text:p>
      <text:p text:style-name="P55"><text:span text:style-name="T14">– </text:span><text:span text:style-name="T23">Гм</text:span>. <text:span text:style-name="T118">Меня зовут </text:span>Анакорн. <text:span text:style-name="T116">Я тут живу.</text:span></text:p>
      <text:p text:style-name="P57"><text:span text:style-name="T14">– </text:span><text:span text:style-name="T22">А сидишь на чём? – вид сидящего </text:span><text:span text:style-name="T24">на</text:span><text:span text:style-name="T22"> пустоте существа сбивал с толку.</text:span></text:p>
      <text:p text:style-name="P60">Анакорн что-то прикинул и кивнул сам себе.</text:p>
      <text:p text:style-name="P60"><text:span text:style-name="T14">– </text:span><text:span text:style-name="T23">Гм</text:span><text:span text:style-name="T14">. Ок.</text:span></text:p>
      <text:p text:style-name="P61"><text:span text:style-name="T25">С</text:span><text:span text:style-name="T14"> кончик</text:span><text:span text:style-name="T25">а</text:span><text:span text:style-name="T14"> малого рога Анакорна </text:span><text:span text:style-name="T25">сорвалась</text:span><text:span text:style-name="T14"> молния и под ним материализовался пуфик. </text:span><text:span text:style-name="T26">Ещё одна молния </text:span><text:span text:style-name="T119">—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вырисовалась просторная комната с круглым столом на всю стену. В центре комнаты, как раз между нами, вырос журнальный столик с песочными часами, стаканом воды и веточкой сосны в вазе.</text:span></text:p>
      <text:p text:style-name="P169"><text:span text:style-name="T14">– </text:span><text:span text:style-name="T27">Так лучше?</text:span></text:p>
      <text:p text:style-name="P169"><text:span text:style-name="T27">– Вполне.</text:span></text:p>
      <text:p text:style-name="P172"><text:span text:style-name="T14">Кажется, за последние пару месяцев я разучился удивляться.</text:span></text:p>
      <text:p text:style-name="P170"><text:span text:style-name="T27">– </text:span><text:span text:style-name="T29">Итак,</text:span><text:span text:style-name="T28"> рассказывай, как</text:span><text:span text:style-name="T29">им</text:span><text:span text:style-name="T28"> </text:span><text:span text:style-name="T29">ветром тебя сюда занесло</text:span><text:span text:style-name="T28">. </text:span><text:span text:style-name="T27">– </text:span><text:span text:style-name="T28">Анакорн почесал нос. </text:span><text:span text:style-name="T27">– </text:span><text:span text:style-name="T28">У меня такое чувство, что я должен тебя выслушать.</text:span></text:p>
      <text:p text:style-name="P170"><text:span text:style-name="T28"/></text:p>
      <text:p text:style-name="P187">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187"/>
      <text:p text:style-name="P171"><text:span text:style-name="T27">– </text:span><text:span text:style-name="T29">Мы спасали Сел. Она оказалась в мире людей. </text:span><text:span text:style-name="T27">– </text:span><text:span text:style-name="T29">я вздохнул. </text:span><text:span text:style-name="T27">– </text:span><text:span text:style-name="T29">А я отбился от группы.</text:span></text:p>
      <text:p text:style-name="P171"><text:span text:style-name="T27">– </text:span><text:span text:style-name="T29">Кого-кого спасали? </text:span><text:span text:style-name="T27">– </text:span><text:span text:style-name="T29">удивился Анакорн.</text:span></text:p>
      <text:p text:style-name="P171"><text:span text:style-name="T27">– </text:span><text:span text:style-name="T29">Сел. Принцессу Селестию.</text:span></text:p>
      <text:p text:style-name="P173"><text:span text:style-name="T27">– </text:span><text:span text:style-name="T30">Продолжай! </text:span><text:span text:style-name="T27">– </text:span><text:span text:style-name="T30">с интересом воскликнул Анакорн. </text:span><text:span text:style-name="T27">– </text:span><text:span text:style-name="T31">Как </text:span><text:span text:style-name="T32">бессмертная</text:span><text:span text:style-name="T31"> оказалась в твоём мире, человек?</text:span></text:p>
      <text:p text:style-name="P179"><text:span text:style-name="T31"/></text:p>
      <text:p text:style-name="P185"><text:soft-page-break/><text:span text:style-name="T14">Ага, так я тебе и сказал! Я не такой идиот, чтоб уничтожить свою единственную надежду вернуться в Эквестрию!</text:span></text:p>
      <text:p text:style-name="P179"><text:span text:style-name="T14"/></text:p>
      <text:p text:style-name="P175"><text:span text:style-name="T27">– </text:span><text:span text:style-name="T32">Это долгая история. Если вкратце </text:span><text:span text:style-name="T120">— Эквестрия гибнет. Земля покрывается бездонными трещинами, города разрушаются,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span></text:p>
      <text:p text:style-name="P174"><text:span text:style-name="T27">– </text:span><text:span text:style-name="T32">Ты сам-то веришь в эту ерунду? </text:span><text:span text:style-name="T27">– </text:span><text:span text:style-name="T32">перебил меня Анакорн. </text:span><text:span text:style-name="T27">– </text:span><text:span text:style-name="T32">Брось молоть чушь, ты не умешь врать!</text:span></text:p>
      <text:p text:style-name="P174"><text:span text:style-name="T32"/></text:p>
      <text:p text:style-name="P186"><text:span text:style-name="T14">Бля! Вот так всегда!</text:span></text:p>
      <text:p text:style-name="P180"><text:span text:style-name="T14">Я вздохнул.</text:span></text:p>
      <text:p text:style-name="P179"><text:span text:style-name="T14"/></text:p>
      <text:p text:style-name="P174"><text:span text:style-name="T27">– </text:span><text:span text:style-name="T32">Если я расскажу тебе реальную причину </text:span><text:span text:style-name="T120">— ты исчезнешь! </text:span><text:span text:style-name="T27">– </text:span><text:span text:style-name="T36">угрюмо </text:span><text:span text:style-name="T42">заявил</text:span><text:span text:style-name="T36"> я</text:span><text:span text:style-name="T32">.</text:span></text:p>
      <text:p text:style-name="P167"><text:span text:style-name="T122">Морда Анакорна осветилась радостным озарением</text:span>.</text:p>
      <text:p text:style-name="P167"/>
      <text:p text:style-name="P176"><text:span text:style-name="T27">– </text:span><text:span text:style-name="T123">Я </text:span><text:span text:style-name="T124">ПОНЯЛ, КТО ТЫ!!</text:span><text:span text:style-name="T123">! </text:span><text:span text:style-name="T124">КАК Я СРАЗУ НЕ ДОГАДАЛСЯ?!</text:span><text:span text:style-name="T123">! Я </text:span><text:span text:style-name="T124">ДОЛГО ЖДАЛ ТЕБЯ</text:span><text:span text:style-name="T123">, </text:span><text:span text:style-name="T124">ПРОВОДНИК</text:span><text:span text:style-name="T123">! </text:span><text:span text:style-name="T124">Я УСТАЛ</text:span><text:span text:style-name="T123">! </text:span><text:span text:style-name="T124">ПРИСТУПИМ ЖЕ СКОРЕЕ</text:span><text:span text:style-name="T123">!</text:span></text:p>
      <text:p text:style-name="P176"><text:span text:style-name="T35"/></text:p>
      <text:p text:style-name="P183"><text:span text:style-name="T35">У</text:span><text:span text:style-name="T14">видев, что я скорчился в кресле, заткнув уши, Анакорн немного успокоился и приглушил голос.</text:span></text:p>
      <text:p text:style-name="P177"><text:span text:style-name="T27">– </text:span><text:span text:style-name="T33">Всё же, мне нужно знать, насколько большую часть Откровения ты увидел, </text:span><text:span text:style-name="T35">чтобы знать, откуда <text:s/>рассказывать</text:span><text:span text:style-name="T33">. Не бойся, со мной всё будет в порядке: </text:span><text:span text:style-name="T37">в</text:span><text:span text:style-name="T33"> Откровении исчезает только то, что принадлежит Эквусу. Я же </text:span><text:span text:style-name="T120">— не его часть. Точнее, не только его. Говори же, не медли!</text:span></text:p>
      <text:p text:style-name="P177"/>
      <text:p text:style-name="P168">Я вздохнул. Ну что же, Анон, если ты сейчас уничтожишь свою последнюю надежду, тебе останется только самоубиться. Хотя сделать <text:span text:style-name="T125">это </text:span>в абсолютной пустоте <text:span text:style-name="T9">— </text:span><text:span text:style-name="T8">та ещё задачка!</text:span></text:p>
      <text:p text:style-name="P168"><text:span text:style-name="T8"/></text:p>
      <text:p text:style-name="P175"><text:span text:style-name="T27">– </text:span><text:span text:style-name="T34">Ну… Я не идиот, я видел, что </text:span><text:span text:style-name="T42">происходит </text:span><text:span text:style-name="T34">за Чёрным Экраном… Нет никакого мира-вампира… Эквестрия загибается потому, что она </text:span><text:span text:style-name="T120">— НЕ НАСТОЯЩАЯ! Это придуманный мир! Все пони — просто отражения людей моего мира! У нас их зовут брони. И когда брони перестаёт быть таковым — когда он теряет веру — пони исчезает! Я видел, как пони прыгнул в экран — а на другой стороне парень выкинул фигурку пони в мусорный ящик! Вот, что я узнал! И я уверен, если рассказать это любому пони — он исчезнет! Просто потому, что его брони потеряет веру!</text:span></text:p>
      <text:p text:style-name="P181"/>
      <text:p text:style-name="P182"><text:span text:style-name="T121">Я перевёл дух. </text:span>Анакорн слушал меня и печально кивал. <text:span text:style-name="T121">Но не исчезал. </text:span></text:p>
      <text:p text:style-name="P178"><text:span text:style-name="T27">– </text:span><text:span text:style-name="T38">Ты прав. Нет никакого мира-вампира. И Эквестрия гибнет потому, что теряет поддержку брони. Позволь мне описать ситуацию немного шире, мой друг.</text:span></text:p>
      <text:p text:style-name="P184"><text:span text:style-name="T14">Анакорн причистил горло. На столе возник </text:span><text:span text:style-name="T39">на удивление точный </text:span><text:span text:style-name="T14">глобус Экв</text:span><text:span text:style-name="T40">уса</text:span><text:span text:style-name="T14">. </text:span><text:span text:style-name="T41">Игрушечные горные пики утопали в крохотных облаках, белые шапки ледников икрились в полюсах, спокойная гладь океана переливалась всеми оттенками синего.</text:span></text:p>
      <text:p text:style-name="P184"><text:span text:style-name="T14"/></text:p>
      <text:p text:style-name="P184"><text:span text:style-name="T14"/></text:p>
      <text:p text:style-name="P109"><text:span text:style-name="T1">&lt;</text:span><text:span text:style-name="T4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49">дело даже не в магии — она во многих молодых мирах есть). Дело в нестыковках, несуразицах и нелепицах.</text:span><text:span text:style-name="T1">&gt;</text:span></text:p>
      <text:p text:style-name="P109"><text:span text:style-name="T1"/></text:p>
      <text:p text:style-name="P190"><text:span text:style-name="T1">&lt;- <text:s/>Пиши, как есть. Авось сойдёт!&gt;</text:span></text:p>
      <text:p text:style-name="P111"/>
      <text:p text:style-name="P10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9"><text:span text:style-name="T1">Юноша</text:span> закинул ногу за ногу и пытливо смотрел на меня, играя карандашём .</text:p>
      <text:p text:style-name="P109">Я совсем запутался.</text:p>
      <text:p text:style-name="P109"><text:span text:style-name="T1">– </text:span>Какая проблема? Какое решение? Кто ты <text:span text:style-name="T1">вообще</text:span>?</text:p>
      <text:p text:style-name="P109"><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2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45">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1">Ключевое слово - <text:span text:style-name="T56">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49">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4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8">старом аналоговом телевизоре.</text:span></text:p>
      <text:p text:style-name="P115">Ко мне наконец-то пришло понимание ситуации.</text:p>
      <text:p text:style-name="P1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4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46">–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4">&lt;</text:span>упомянуть в эпизоде на Терре, что МЛП-сериал закрылся год назад<text:span text:style-name="T14">&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2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20">– </text:p>
      <text:p text:style-name="P111"><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5">– Верни Рэйнбоу!!!</text:p>
      <text:p text:style-name="P115">Обломки карандаша выпали из кулака Анакорна на столик.</text:p>
      <text:p text:style-name="P115">– Э-э-э… м-м-м… ну-у-у... Нельзя сказать, что это совсем невыполнимо… Но, прямо скажу, задачка не для студента!</text:p>
      <text:p text:style-name="P115">– А ты студент?</text:p>
      <text:p text:style-name="P1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5">– Нет. Плата остаётся неизменной. Тут мы квиты. У меня тоже мало шансов помочь тебе — я не имею ни малейшего понятия, как это сделать.</text:p>
      <text:p text:style-name="P115">Ставшие почти прозрачными стены комнаты снова обрели материальность. Анакорн пожал плечами и протянул мне руку через столик.</text:p>
      <text:p text:style-name="P1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5">Я задумался.</text:p>
      <text:p text:style-name="P1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5">Анакорн почесал в затылке.</text:p>
      <text:p text:style-name="P115">– А кьютимарки? Как, <text:span text:style-name="T14">&lt;</text:span><text:span text:style-name="T52">чёрт</text:span><text:span text:style-name="T14">&gt;</text:span> меня побери, объяснить кьютимарки?</text:p>
      <text:p text:style-name="P115">– А кьютимарки ты сам даришь пони, когда распознаёшь их жизненное предназначение.</text:p>
      <text:p text:style-name="P1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5">Я пожал плечами.</text:p>
      <text:p text:style-name="P115">– А по-другому я не могу объяснить их появление. К сожалению.</text:p>
      <text:p text:style-name="P15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6">– Хорошо. Уболтал. Кьютимарки беру на себя. Так и знал, что мне самое трудное достанется!</text:p>
      <text:p text:style-name="P15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6">Анакорн проследил мой взгляд.</text:p>
      <text:p text:style-name="P156">– Нечего так смотреть. Если я стану применять магию вместо ловкости, теряется весь смысл упражнения... О, глянь-ка на Эквус!</text:p>
      <text:p text:style-name="P15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6"/>
      <text:p text:style-name="P153">Да, т<text:span text:style-name="T7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6"><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7">– <text:span text:style-name="T4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7">– Не понял? Это как? Как ты совместишь разрушенную магическими войнами Эквестрию с романтически-сексуальным раем для попаданцев?</text:p>
      <text:p text:style-name="P157"><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7">Анакорн долго мусолил карандаш, а потом вдруг заржал.</text:p>
      <text:p text:style-name="P157"><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7"><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57">Анакорн примирительно похлопал меня по плечу.</text:p>
      <text:p text:style-name="P157"><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7">Я подозрительно посмотрел на Анакорна.</text:p>
      <text:p text:style-name="P157"><text:span text:style-name="T14">– </text:span>Какой ещё, нафиг, «мой фанфик»? Я никакого фанфика не писал. И не собираюсь, вообще-то.</text:p>
      <text:p text:style-name="P157">Анакорн ехидно ухмыльнулся и откинулся в кресле, переплетя пальцы за затылком.</text:p>
      <text:p text:style-name="P157"><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6"><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6"><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6"><text:span text:style-name="T14">– </text:span>Факн щит<text:note text:id="ftn13" text:note-class="footnote"><text:note-citation>13</text:note-citation><text:note-body><text:p text:style-name="P14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6">Анакорн развёл руками.</text:p>
      <text:p text:style-name="P156"><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6"><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6">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20">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6">–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48">Такова природа низкоэнергетических монад</text:span>.</text:p>
      <text:p text:style-name="P111">– А я разве сплю?</text:p>
      <text:p text:style-name="P111"><text:soft-page-break/>–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4">&lt;</text:span><text:span text:style-name="T48">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8">&lt;<text:span text:style-name="T1">- Но если миры Эквестрии станут существовать — появятся и те из них, в которых тьма страданий, постапокалипсис.</text:span></text:p>
      <text:p text:style-name="P118"><text:span text:style-name="T1">- И это лучше, чем не существовать, поверь</text:span>&gt;</text:p>
      <text:p text:style-name="P113">***</text:p>
      <text:p text:style-name="P113"/>
      <text:p text:style-name="P111">&lt;<text:span text:style-name="T4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4">&lt;</text:span><text:span text:style-name="T48">полгода</text:span><text:span text:style-name="T14">&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48"> - Ты морочила мне яйца, чтобы заинтересовать? Всё, как Свирл указал?</text:span></text:p>
      <text:p text:style-name="P120">– Пожалуйста! <text:span text:style-name="T58">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20"><text:soft-page-break/>Я покачал головой.</text:p>
      <text:p text:style-name="P1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20">- Поверь, Макс, всё не так, как ты думаешь! Если бы у меня был шанс переиграть всё по новому! Клянусь, всё было бы совсем по другому!</text:p>
      <text:p text:style-name="P111"><text:span text:style-name="T48">-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4"> Я</text:span><text:span text:style-name="T4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4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4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7">Селестия кивнула, соглашаясь, и образ её начал меркнуть.</text:p>
      <text:p text:style-name="P146">– <text:span text:style-name="T1">Окей. Будь счастлив и... спасибо тебе за всё, Макс.</text:span></text:p>
      <text:p text:style-name="P119">Мне очень хочется, чтобы мы смогли встретиться в другое время, при других обстоятельствах. Быть может, у нас всё было бы по иному.</text:p>
      <text:p text:style-name="P147">…</text:p>
      <text:p text:style-name="P14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7">Он нахлобучил на себя невесть откуда взявшуюся двууголку.</text:p>
      <text:p text:style-name="P147">– Как вам это нравится, господа?! Дискорд — спаситель Эквестрии! А ведь звучит!!! Разрешите откланяться!..</text:p>
      <text:p text:style-name="P147"/>
      <text:list xml:id="list5890973786053431074" text:style-name="L5">
        <text:list-header>
          <text:p text:style-name="P191">(<text:span text:style-name="T55">Луна — как повелительница снов, слышала разговор Макса с Анакорном</text:span>)</text:p>
          <text:p text:style-name="P192"/>
        </text:list-header>
      </text:list>
      <text:p text:style-name="P148">***</text:p>
      <text:p text:style-name="P109"><text:span text:style-name="T1">–</text:span> Ты?..</text:p>
      <text:p text:style-name="P109"><text:span text:style-name="T1">–</text:span> Ты??!</text:p>
      <text:p text:style-name="P109"><text:span text:style-name="T1">–</text:span> Ты мне снишься??</text:p>
      <text:p text:style-name="P109"><text:span text:style-name="T1">–</text:span> Это ты мне снишься!!</text:p>
      <text:p text:style-name="P109"><text:span text:style-name="T1">–</text:span> Неважно… Пусть мы друг-другу снимся… Ты как, Дэш?</text:p>
      <text:p text:style-name="P109"><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49">Как-то это не круто совсем!</text:span></text:p>
      <text:p text:style-name="P33">- <text:span text:style-name="T1">Дэш, - сказал я, едва сдерживая слёзы, - ты самая крутая в мире пони! Ты победила смерть! Ты умерла и вернулась с того света!</text:span></text:p>
      <text:p text:style-name="P109"><text:span text:style-name="T50">- Точно? Ну офигеть! </text:span>А ты как?</text:p>
      <text:p text:style-name="P109"><text:span text:style-name="T1">–</text:span> И я в порядке. Вот, возвращаюсь в свой мир. Ну, не совсем в свой. Почти в свой.</text:p>
      <text:p text:style-name="P109"><text:span text:style-name="T1">–</text:span> Навсегда?</text:p>
      <text:p text:style-name="P109"><text:span text:style-name="T1">–</text:span> Скорее всего, да.</text:p>
      <text:p text:style-name="P109"><text:span text:style-name="T1">–</text:span> Это плохо. Я хотела тебе сказать…</text:p>
      <text:p text:style-name="P109"><text:span text:style-name="T1">–</text:span> Не надо, Дэш. Не стоит терзать себя. Мне тоже очень хотелось остаться. Но так надо. Мне очень жаль…</text:p>
      <text:p text:style-name="P10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9"><text:span text:style-name="T1">–</text:span> И тебя, и Твайлайт, и Рэрити, и Селестию, и всех-всех-всех… Таковы правила.</text:p>
      <text:p text:style-name="P109"><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09">Я опустил руку на шею Дэш и ощутил теплоту и лёгкое покалывание в пустоте.</text:p>
      <text:p text:style-name="P109"><text:span text:style-name="T14">–</text:span> Мне кажется, Дэш, <text:span text:style-name="T1">м</text:span>ы найдём способ связаться. Рано или поздно.</text:p>
      <text:p text:style-name="P109"><text:span text:style-name="T1">–</text:span> И лучше рано, чем поздно! Я не люблю ждать!</text:p>
      <text:p text:style-name="P109"><text:span text:style-name="T1">–</text:span> Да, Дэш. <text:span text:style-name="T1">–</text:span> её образ начал таять. <text:span text:style-name="T1">–</text:span> Да, я помню. Я всё ещё помню…</text:p>
      <text:p text:style-name="P111"/>
      <text:p text:style-name="P4"/>
      <text:p text:style-name="P4"/>
      <text:p text:style-name="P1"><text:span text:style-name="T62">&lt;</text:span><text:span text:style-name="T51">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2">&gt;</text:span></text:p>
      <text:p text:style-name="P121">Из-за заинтересованности Эквуса в Максе, тому не приходится прилагать усилий для 34 — на что ему указывает Анакорн</text:p>
      <text:p text:style-name="P65"/>
      <text:p text:style-name="P37"><text:span text:style-name="T49"/></text:p>
      <text:p text:style-name="P37">...</text:p>
      <text:p text:style-name="P34"><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4"><text:span text:style-name="T1">- Не знаю, не отслеживал. Я ведь не брони!</text:span>&gt;</text:p>
      <text:p text:style-name="P34"/>
      <text:p text:style-name="P34">&lt; - <text:span text:style-name="T1">Возможно, в другой раз, в другое время...</text:span></text:p>
      <text:p text:style-name="P37">- Ну уж нет! Я завязываю с конеёбством!</text:p>
      <text:p text:style-name="P49"><text:span text:style-name="T49">- Посмотрим... Хи-хи...</text:span>&gt;</text:p>
      <text:p text:style-name="P49"/>
      <text:p text:style-name="P47">&lt;<text:span text:style-name="T49"> </text:span><text:span text:style-name="T48">-</text:span><text:span text:style-name="T49">Я не умею! Давай ты напишешь!</text:span></text:p>
      <text:p text:style-name="P47"><text:span text:style-name="T48">- </text:span><text:span text:style-name="T49">Фигушки! Подрядил меня татухи поням рисовать — сам теперь фанфик пиши!</text:span>&gt;</text:p>
      <text:p text:style-name="P63"/>
      <text:p text:style-name="P47">&lt;<text:span text:style-name="T49">В сцене прощания (во сне) — Р.Д. в будущем будет стрематься поебушек с человеками, чтобы не испытывать горечи расставания. Но: </text:span></text:p>
      <text:p text:style-name="P47"><text:span text:style-name="T49">- Учти, я ни капельки не жалею о наших поебушках! Но в будущем буду их стрематься. Это очень больно — вот так расставаться</text:span>&gt;</text:p>
      <text:p text:style-name="P36">&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6"/>
      <text:p text:style-name="P36">(про Макса в сне-прощании)</text:p>
      <text:p text:style-name="P36">Я — Дискорд, и я говорю вам: он вернётся Я подсоблю вам, касатикам, хе-хе!</text:p>
      <text:p text:style-name="P63"/>
      <text:p text:style-name="P144"><text:span text:style-name="T14"><text:s/>&lt;</text:span><text:span text:style-name="T52"> - </text:span><text:span text:style-name="T48">Я не могу быть вашим спасителем! Я намного хуже и испорченнее вас!</text:span><text:span text:style-name="T14">&gt;</text:span></text:p>
      <text:p text:style-name="P10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9"/>
      <text:p text:style-name="P48"/>
      <text:p text:style-name="P47">&lt;<text:span text:style-name="T49">Луна говорит Максу в прощальном сне:</text:span></text:p>
      <text:p text:style-name="P47"><text:span text:style-name="T49">- Прости, что хотела убить тебя. Я ослабела и Найтмэр на время одержала верх</text:span>&gt;</text:p>
      <text:p text:style-name="P63"/>
      <text:p text:style-name="P47">&lt;<text:span text:style-name="T49">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13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6"/>
      <text:p text:style-name="P33">&lt;Селестия проснётся на Терре в облике кибермозга, т.к. в своём мире она на ступень выше пони (а кибермозг на Терре на ступень выше людей)&gt;</text:p>
      <text:p text:style-name="P35"/>
      <text:p text:style-name="P11">***</text:p>
      <text:h text:style-name="P196" text:outline-level="2"><text:soft-page-break/>Поиск решения</text:h>
      <text:p text:style-name="P133"/>
      <text:p text:style-name="P2"><text:span text:style-name="T14">&lt;</text:span><text:span text:style-name="T48">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4">&gt;</text:span></text:p>
      <text:p text:style-name="P5"/>
      <text:h text:style-name="Heading_20_2" text:outline-level="2">Эпилог. Земля</text:h>
      <text:p text:style-name="P122">&lt;<text:span text:style-name="T85">Daft Punk – Get Lucky</text:span>&gt;</text:p>
      <text:p text:style-name="P125">Звон будильника чуть не проломил башку. Я открыл глаза. </text:p>
      <text:p text:style-name="P125"><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25"><text:span text:style-name="T1">Я нашарил ногами тапки и пошёл в ванную. Проходя мимо стола, зацепился взглядом за</text:span> эскиз <text:span text:style-name="T1">рисунка</text:span>.&lt;<text:span text:style-name="T112">эскиз рисунка с первой главы – Сел на фоне звёзд</text:span>&gt;</text:p>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Надо начать задуманное в течении трёх суток. У меня эта граница уже раз двадцать пройдена.</text:span></text:p>
      <text:p text:style-name="P12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4">Хоть абзац напишу! Уже хоть какой-то крохотный шажок, с которого можно будет начать. Как там у Лао-Цзы? Дорога в тысячу ли начинается-бла-бла-бля!</text:p>
      <text:p text:style-name="P124">Попытка притронуться щёткой к зубу вызвала ноющую боль. </text:p>
      <text:p text:style-name="P12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4">Доставая из стола ключи от машины, опять наткнулся взглядом на эскиз.</text:p>
      <text:p text:style-name="P12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28T20:10:05.524648392</dc:date>
    <meta:editing-duration>P122DT14H14M42S</meta:editing-duration>
    <meta:editing-cycles>7370</meta:editing-cycles>
    <meta:generator>LibreOffice/5.1.6.2$Linux_X86_64 LibreOffice_project/10m0$Build-2</meta:generator>
    <meta:document-statistic meta:table-count="0" meta:image-count="0" meta:object-count="0" meta:page-count="194" meta:paragraph-count="4158" meta:word-count="86119" meta:character-count="571591" meta:non-whitespace-character-count="485634"/>
  </office:meta>
</office:document-meta>
</file>